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office:value-type="string">
            <text:p>'=============================================================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<text:s/>C60/C60_cation_neut_inner6_outer0/ReorgPlanes_shareq/C60_cation_neut_inner6_outer0_reorgs_shareq_planes_CENTRE_a.dat 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c\b</text:p>
          </table:table-cell>
          <table:table-cell office:value-type="string">
            <text:p>m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1.26985728333">
            <text:p>1.2698572833</text:p>
          </table:table-cell>
          <table:table-cell office:value-type="float" office:value="1.23925089268">
            <text:p>1.2392508927</text:p>
          </table:table-cell>
          <table:table-cell office:value-type="float" office:value="1.22363079541">
            <text:p>1.2236307954</text:p>
          </table:table-cell>
          <table:table-cell office:value-type="float" office:value="1.23380961308">
            <text:p>1.2338096131</text:p>
          </table:table-cell>
          <table:table-cell office:value-type="float" office:value="1.26378083901">
            <text:p>1.263780839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1.2537541598">
            <text:p>1.2537541598</text:p>
          </table:table-cell>
          <table:table-cell office:value-type="float" office:value="1.22623017354">
            <text:p>1.2262301735</text:p>
          </table:table-cell>
          <table:table-cell office:value-type="float" office:value="1.23187861973">
            <text:p>1.2318786197</text:p>
          </table:table-cell>
          <table:table-cell office:value-type="float" office:value="1.25308325944">
            <text:p>1.2530832594</text:p>
          </table:table-cell>
          <table:table-cell office:value-type="float" office:value="1.27998856769">
            <text:p>1.2799885677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[]</text:p>
          </table:table-cell>
          <table:table-cell office:value-type="float" office:value="1.25375402506">
            <text:p>1.2537540251</text:p>
          </table:table-cell>
          <table:table-cell office:value-type="float" office:value="1.20925591759">
            <text:p>1.2092559176</text:p>
          </table:table-cell>
          <table:table-cell office:value-type="float" office:value="1.18611543488">
            <text:p>1.1861154349</text:p>
          </table:table-cell>
          <table:table-cell office:value-type="float" office:value="1.20823718819">
            <text:p>1.2082371882</text:p>
          </table:table-cell>
          <table:table-cell office:value-type="float" office:value="1.25083152253">
            <text:p>1.2508315225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[]</text:p>
          </table:table-cell>
          <table:table-cell office:value-type="float" office:value="1.23368889784">
            <text:p>1.2336888978</text:p>
          </table:table-cell>
          <table:table-cell office:value-type="float" office:value="1.18555853769">
            <text:p>1.1855585377</text:p>
          </table:table-cell>
          <table:table-cell office:value-type="float" office:value="1.18611539119">
            <text:p>1.1861153912</text:p>
          </table:table-cell>
          <table:table-cell office:value-type="float" office:value="1.2245915747">
            <text:p>1.2245915747</text:p>
          </table:table-cell>
          <table:table-cell office:value-type="float" office:value="1.26546004567">
            <text:p>1.2654600457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1.23925291031">
            <text:p>1.2392529103</text:p>
          </table:table-cell>
          <table:table-cell office:value-type="float" office:value="1.17489987758">
            <text:p>1.1748998776</text:p>
          </table:table-cell>
          <table:table-cell office:value-type="float" office:value="1.08402977321">
            <text:p>1.0840297732</text:p>
          </table:table-cell>
          <table:table-cell office:value-type="float" office:value="1.14862287605">
            <text:p>1.1486228761</text:p>
          </table:table-cell>
          <table:table-cell office:value-type="float" office:value="1.2335447024">
            <text:p>1.2335447024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1.20925771568">
            <text:p>1.2092577157</text:p>
          </table:table-cell>
          <table:table-cell office:value-type="float" office:value="1.10956532479">
            <text:p>1.1095653248</text:p>
          </table:table-cell>
          <table:table-cell office:value-type="float" office:value="1.15833822944">
            <text:p>1.1583382294</text:p>
          </table:table-cell>
          <table:table-cell office:value-type="float" office:value="1.22219495473">
            <text:p>1.2221949547</text:p>
          </table:table-cell>
          <table:table-cell office:value-type="float" office:value="1.2602698895">
            <text:p>1.2602698895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[]</text:p>
          </table:table-cell>
          <table:table-cell office:value-type="float" office:value="1.2262323971">
            <text:p>1.2262323971</text:p>
          </table:table-cell>
          <table:table-cell office:value-type="float" office:value="1.10956844911">
            <text:p>1.1095684491</text:p>
          </table:table-cell>
          <table:table-cell office:value-type="float" office:value="0.906570556103">
            <text:p>0.9065705561</text:p>
          </table:table-cell>
          <table:table-cell office:value-type="float" office:value="1.10906246084">
            <text:p>1.1090624608</text:p>
          </table:table-cell>
          <table:table-cell office:value-type="float" office:value="1.22495170649">
            <text:p>1.2249517065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[]</text:p>
          </table:table-cell>
          <table:table-cell office:value-type="float" office:value="1.18556072161">
            <text:p>1.1855607216</text:p>
          </table:table-cell>
          <table:table-cell office:value-type="float" office:value="0.988423467503">
            <text:p>0.9884234675</text:p>
          </table:table-cell>
          <table:table-cell office:value-type="float" office:value="0.906564236422">
            <text:p>0.9065642364</text:p>
          </table:table-cell>
          <table:table-cell office:value-type="float" office:value="1.16649799101">
            <text:p>1.166497991</text:p>
          </table:table-cell>
          <table:table-cell office:value-type="float" office:value="1.24801151141">
            <text:p>1.2480115114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1.22363469806">
            <text:p>1.2236346981</text:p>
          </table:table-cell>
          <table:table-cell office:value-type="float" office:value="1.08403748347">
            <text:p>1.0840374835</text:p>
          </table:table-cell>
          <table:table-cell office:value-type="float" office:value="0">
            <text:p>0</text:p>
          </table:table-cell>
          <table:table-cell office:value-type="float" office:value="1.08364707648">
            <text:p>1.0836470765</text:p>
          </table:table-cell>
          <table:table-cell office:value-type="float" office:value="1.22268456219">
            <text:p>1.2226845622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1.1861193428">
            <text:p>1.1861193428</text:p>
          </table:table-cell>
          <table:table-cell office:value-type="float" office:value="0.90656981588">
            <text:p>0.9065698159</text:p>
          </table:table-cell>
          <table:table-cell office:value-type="float" office:value="0.656661084747">
            <text:p>0.6566610847</text:p>
          </table:table-cell>
          <table:table-cell office:value-type="float" office:value="1.21597463595">
            <text:p>1.215974636</text:p>
          </table:table-cell>
          <table:table-cell office:value-type="float" office:value="1.25394612143">
            <text:p>1.2539461214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[]</text:p>
          </table:table-cell>
          <table:table-cell office:value-type="float" office:value="1.23188145457">
            <text:p>1.2318814546</text:p>
          </table:table-cell>
          <table:table-cell office:value-type="float" office:value="1.15834345709">
            <text:p>1.1583434571</text:p>
          </table:table-cell>
          <table:table-cell office:value-type="float" office:value="0.656641237126">
            <text:p>0.6566412371</text:p>
          </table:table-cell>
          <table:table-cell office:value-type="float" office:value="1.15795804137">
            <text:p>1.1579580414</text:p>
          </table:table-cell>
          <table:table-cell office:value-type="float" office:value="1.23093602884">
            <text:p>1.2309360288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[]</text:p>
          </table:table-cell>
          <table:table-cell office:value-type="float" office:value="1.18611799774">
            <text:p>1.1861179977</text:p>
          </table:table-cell>
          <table:table-cell office:value-type="float" office:value="0.906559222495">
            <text:p>0.9065592225</text:p>
          </table:table-cell>
          <table:table-cell office:value-type="float" office:value="0.656592816572">
            <text:p>0.6565928166</text:p>
          </table:table-cell>
          <table:table-cell office:value-type="float" office:value="1.21597029854">
            <text:p>1.2159702985</text:p>
          </table:table-cell>
          <table:table-cell office:value-type="float" office:value="1.25394543083">
            <text:p>1.2539454308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1.23381160251">
            <text:p>1.2338116025</text:p>
          </table:table-cell>
          <table:table-cell office:value-type="float" office:value="1.1486228571">
            <text:p>1.1486228571</text:p>
          </table:table-cell>
          <table:table-cell office:value-type="float" office:value="1.08363934747">
            <text:p>1.0836393475</text:p>
          </table:table-cell>
          <table:table-cell office:value-type="float" office:value="1.17381708026">
            <text:p>1.1738170803</text:p>
          </table:table-cell>
          <table:table-cell office:value-type="float" office:value="1.23673580873">
            <text:p>1.2367358087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1.20823905906">
            <text:p>1.2082390591</text:p>
          </table:table-cell>
          <table:table-cell office:value-type="float" office:value="1.10905969161">
            <text:p>1.1090596916</text:p>
          </table:table-cell>
          <table:table-cell office:value-type="float" office:value="1.15795362123">
            <text:p>1.1579536212</text:p>
          </table:table-cell>
          <table:table-cell office:value-type="float" office:value="1.22162508375">
            <text:p>1.2216250838</text:p>
          </table:table-cell>
          <table:table-cell office:value-type="float" office:value="1.25904494094">
            <text:p>1.2590449409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[]</text:p>
          </table:table-cell>
          <table:table-cell office:value-type="float" office:value="1.25308342784">
            <text:p>1.2530834278</text:p>
          </table:table-cell>
          <table:table-cell office:value-type="float" office:value="1.22219167244">
            <text:p>1.2221916724</text:p>
          </table:table-cell>
          <table:table-cell office:value-type="float" office:value="1.21596422301">
            <text:p>1.215964223</text:p>
          </table:table-cell>
          <table:table-cell office:value-type="float" office:value="1.22162158814">
            <text:p>1.2216215881</text:p>
          </table:table-cell>
          <table:table-cell office:value-type="float" office:value="1.25159078785">
            <text:p>1.2515907879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[]</text:p>
          </table:table-cell>
          <table:table-cell office:value-type="float" office:value="1.22459130931">
            <text:p>1.2245913093</text:p>
          </table:table-cell>
          <table:table-cell office:value-type="float" office:value="1.16649191712">
            <text:p>1.1664919171</text:p>
          </table:table-cell>
          <table:table-cell office:value-type="float" office:value="1.21596164715">
            <text:p>1.2159616472</text:p>
          </table:table-cell>
          <table:table-cell office:value-type="float" office:value="1.24843385528">
            <text:p>1.2484338553</text:p>
          </table:table-cell>
          <table:table-cell office:value-type="float" office:value="1.26828855383">
            <text:p>1.2682885538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1.26378080329">
            <text:p>1.2637808033</text:p>
          </table:table-cell>
          <table:table-cell office:value-type="float" office:value="1.23354266178">
            <text:p>1.2335426618</text:p>
          </table:table-cell>
          <table:table-cell office:value-type="float" office:value="1.22268062658">
            <text:p>1.2226806266</text:p>
          </table:table-cell>
          <table:table-cell office:value-type="float" office:value="1.23673377766">
            <text:p>1.2367337777</text:p>
          </table:table-cell>
          <table:table-cell office:value-type="float" office:value="1.26318464347">
            <text:p>1.2631846435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1.25083170032">
            <text:p>1.2508317003</text:p>
          </table:table-cell>
          <table:table-cell office:value-type="float" office:value="1.22494960991">
            <text:p>1.2249496099</text:p>
          </table:table-cell>
          <table:table-cell office:value-type="float" office:value="1.23093336674">
            <text:p>1.2309333667</text:p>
          </table:table-cell>
          <table:table-cell office:value-type="float" office:value="1.25159071229">
            <text:p>1.2515907123</text:p>
          </table:table-cell>
          <table:table-cell office:value-type="float" office:value="1.27625109604">
            <text:p>1.276251096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[]</text:p>
          </table:table-cell>
          <table:table-cell office:value-type="float" office:value="1.27998717858">
            <text:p>1.2799871786</text:p>
          </table:table-cell>
          <table:table-cell office:value-type="float" office:value="1.26026649571">
            <text:p>1.2602664957</text:p>
          </table:table-cell>
          <table:table-cell office:value-type="float" office:value="1.25394113941">
            <text:p>1.2539411394</text:p>
          </table:table-cell>
          <table:table-cell office:value-type="float" office:value="1.25904150965">
            <text:p>1.2590415097</text:p>
          </table:table-cell>
          <table:table-cell office:value-type="float" office:value="1.27624968301">
            <text:p>1.276249683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[]</text:p>
          </table:table-cell>
          <table:table-cell office:value-type="float" office:value="1.26545876907">
            <text:p>1.2654587691</text:p>
          </table:table-cell>
          <table:table-cell office:value-type="float" office:value="1.24800800338">
            <text:p>1.2480080034</text:p>
          </table:table-cell>
          <table:table-cell office:value-type="float" office:value="1.25394136685">
            <text:p>1.2539413669</text:p>
          </table:table-cell>
          <table:table-cell office:value-type="float" office:value="1.26828681192">
            <text:p>1.2682868119</text:p>
          </table:table-cell>
          <table:table-cell office:value-type="float" office:value="1.28760962145">
            <text:p>1.2876096215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'=============================================================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<text:s/>C60/C60_cation_neut_inner6_outer0/ReorgPlanes_shareq/C60_cation_neut_inner6_outer0_reorgs_shareq_planes_CENTRE_b.dat 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a\c</text:p>
          </table:table-cell>
          <table:table-cell office:value-type="string">
            <text:p>m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1.26986012921">
            <text:p>1.2698601292</text:p>
          </table:table-cell>
          <table:table-cell office:value-type="float" office:value="1.23925952315">
            <text:p>1.2392595232</text:p>
          </table:table-cell>
          <table:table-cell office:value-type="float" office:value="1.22364420666">
            <text:p>1.2236442067</text:p>
          </table:table-cell>
          <table:table-cell office:value-type="float" office:value="1.23381773462">
            <text:p>1.2338177346</text:p>
          </table:table-cell>
          <table:table-cell office:value-type="float" office:value="1.26378336385">
            <text:p>1.2637833639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1.25375567203">
            <text:p>1.253755672</text:p>
          </table:table-cell>
          <table:table-cell office:value-type="float" office:value="1.20926153634">
            <text:p>1.2092615363</text:p>
          </table:table-cell>
          <table:table-cell office:value-type="float" office:value="1.18612567248">
            <text:p>1.1861256725</text:p>
          </table:table-cell>
          <table:table-cell office:value-type="float" office:value="1.20824262848">
            <text:p>1.2082426285</text:p>
          </table:table-cell>
          <table:table-cell office:value-type="float" office:value="1.25083300901">
            <text:p>1.250833009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[]</text:p>
          </table:table-cell>
          <table:table-cell office:value-type="float" office:value="1.23369046753">
            <text:p>1.2336904675</text:p>
          </table:table-cell>
          <table:table-cell office:value-type="float" office:value="1.18556529087">
            <text:p>1.1855652909</text:p>
          </table:table-cell>
          <table:table-cell office:value-type="float" office:value="1.18612437112">
            <text:p>1.1861243711</text:p>
          </table:table-cell>
          <table:table-cell office:value-type="float" office:value="1.2245938672">
            <text:p>1.2245938672</text:p>
          </table:table-cell>
          <table:table-cell office:value-type="float" office:value="1.26545921926">
            <text:p>1.2654592193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[]</text:p>
          </table:table-cell>
          <table:table-cell office:value-type="float" office:value="1.2537579228">
            <text:p>1.2537579228</text:p>
          </table:table-cell>
          <table:table-cell office:value-type="float" office:value="1.22623991344">
            <text:p>1.2262399134</text:p>
          </table:table-cell>
          <table:table-cell office:value-type="float" office:value="1.23189069861">
            <text:p>1.2318906986</text:p>
          </table:table-cell>
          <table:table-cell office:value-type="float" office:value="1.25308896826">
            <text:p>1.2530889683</text:p>
          </table:table-cell>
          <table:table-cell office:value-type="float" office:value="1.27998975305">
            <text:p>1.2799897531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1.23925259434">
            <text:p>1.2392525943</text:p>
          </table:table-cell>
          <table:table-cell office:value-type="float" office:value="1.17490722347">
            <text:p>1.1749072235</text:p>
          </table:table-cell>
          <table:table-cell office:value-type="float" office:value="1.08405648238">
            <text:p>1.0840564824</text:p>
          </table:table-cell>
          <table:table-cell office:value-type="float" office:value="1.14862791947">
            <text:p>1.1486279195</text:p>
          </table:table-cell>
          <table:table-cell office:value-type="float" office:value="1.23354390692">
            <text:p>1.2335439069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1.22622971984">
            <text:p>1.2262297198</text:p>
          </table:table-cell>
          <table:table-cell office:value-type="float" office:value="1.10956160295">
            <text:p>1.109561603</text:p>
          </table:table-cell>
          <table:table-cell office:value-type="float" office:value="0.906557638667">
            <text:p>0.9065576387</text:p>
          </table:table-cell>
          <table:table-cell office:value-type="float" office:value="1.1090554931">
            <text:p>1.1090554931</text:p>
          </table:table-cell>
          <table:table-cell office:value-type="float" office:value="1.22494894937">
            <text:p>1.2249489494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[]</text:p>
          </table:table-cell>
          <table:table-cell office:value-type="float" office:value="1.18555780373">
            <text:p>1.1855578037</text:p>
          </table:table-cell>
          <table:table-cell office:value-type="float" office:value="0.988420643242">
            <text:p>0.9884206432</text:p>
          </table:table-cell>
          <table:table-cell office:value-type="float" office:value="0.906553364962">
            <text:p>0.906553365</text:p>
          </table:table-cell>
          <table:table-cell office:value-type="float" office:value="1.16648981631">
            <text:p>1.1664898163</text:p>
          </table:table-cell>
          <table:table-cell office:value-type="float" office:value="1.24800714131">
            <text:p>1.2480071413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[]</text:p>
          </table:table-cell>
          <table:table-cell office:value-type="float" office:value="1.20925820542">
            <text:p>1.2092582054</text:p>
          </table:table-cell>
          <table:table-cell office:value-type="float" office:value="1.10957490112">
            <text:p>1.1095749011</text:p>
          </table:table-cell>
          <table:table-cell office:value-type="float" office:value="1.15835719519">
            <text:p>1.1583571952</text:p>
          </table:table-cell>
          <table:table-cell office:value-type="float" office:value="1.22219513618">
            <text:p>1.2221951362</text:p>
          </table:table-cell>
          <table:table-cell office:value-type="float" office:value="1.26026784511">
            <text:p>1.2602678451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1.22363079541">
            <text:p>1.2236307954</text:p>
          </table:table-cell>
          <table:table-cell office:value-type="float" office:value="1.08402977321">
            <text:p>1.0840297732</text:p>
          </table:table-cell>
          <table:table-cell office:value-type="float" office:value="0">
            <text:p>0</text:p>
          </table:table-cell>
          <table:table-cell office:value-type="float" office:value="1.08363934747">
            <text:p>1.0836393475</text:p>
          </table:table-cell>
          <table:table-cell office:value-type="float" office:value="1.22268062658">
            <text:p>1.2226806266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1.23187861973">
            <text:p>1.2318786197</text:p>
          </table:table-cell>
          <table:table-cell office:value-type="float" office:value="1.15833822944">
            <text:p>1.1583382294</text:p>
          </table:table-cell>
          <table:table-cell office:value-type="float" office:value="0.656661084747">
            <text:p>0.6566610847</text:p>
          </table:table-cell>
          <table:table-cell office:value-type="float" office:value="1.15795362123">
            <text:p>1.1579536212</text:p>
          </table:table-cell>
          <table:table-cell office:value-type="float" office:value="1.23093336674">
            <text:p>1.2309333667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[]</text:p>
          </table:table-cell>
          <table:table-cell office:value-type="float" office:value="1.18611543488">
            <text:p>1.1861154349</text:p>
          </table:table-cell>
          <table:table-cell office:value-type="float" office:value="0.906570556103">
            <text:p>0.9065705561</text:p>
          </table:table-cell>
          <table:table-cell office:value-type="float" office:value="0.656641237126">
            <text:p>0.6566412371</text:p>
          </table:table-cell>
          <table:table-cell office:value-type="float" office:value="1.21596422301">
            <text:p>1.215964223</text:p>
          </table:table-cell>
          <table:table-cell office:value-type="float" office:value="1.25394113941">
            <text:p>1.2539411394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[]</text:p>
          </table:table-cell>
          <table:table-cell office:value-type="float" office:value="1.18611539119">
            <text:p>1.1861153912</text:p>
          </table:table-cell>
          <table:table-cell office:value-type="float" office:value="0.906564236422">
            <text:p>0.9065642364</text:p>
          </table:table-cell>
          <table:table-cell office:value-type="float" office:value="0.656592816572">
            <text:p>0.6565928166</text:p>
          </table:table-cell>
          <table:table-cell office:value-type="float" office:value="1.21596164715">
            <text:p>1.2159616472</text:p>
          </table:table-cell>
          <table:table-cell office:value-type="float" office:value="1.25394136685">
            <text:p>1.2539413669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1.23381090039">
            <text:p>1.2338109004</text:p>
          </table:table-cell>
          <table:table-cell office:value-type="float" office:value="1.14862798502">
            <text:p>1.148627985</text:p>
          </table:table-cell>
          <table:table-cell office:value-type="float" office:value="1.08366612212">
            <text:p>1.0836661221</text:p>
          </table:table-cell>
          <table:table-cell office:value-type="float" office:value="1.17382447263">
            <text:p>1.1738244726</text:p>
          </table:table-cell>
          <table:table-cell office:value-type="float" office:value="1.23673552772">
            <text:p>1.2367355277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1.25308598541">
            <text:p>1.2530859854</text:p>
          </table:table-cell>
          <table:table-cell office:value-type="float" office:value="1.22220448015">
            <text:p>1.2222044802</text:p>
          </table:table-cell>
          <table:table-cell office:value-type="float" office:value="1.21599564703">
            <text:p>1.215995647</text:p>
          </table:table-cell>
          <table:table-cell office:value-type="float" office:value="1.22163486204">
            <text:p>1.221634862</text:p>
          </table:table-cell>
          <table:table-cell office:value-type="float" office:value="1.25159359646">
            <text:p>1.2515935965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[]</text:p>
          </table:table-cell>
          <table:table-cell office:value-type="float" office:value="1.22459477578">
            <text:p>1.2245947758</text:p>
          </table:table-cell>
          <table:table-cell office:value-type="float" office:value="1.16651064156">
            <text:p>1.1665106416</text:p>
          </table:table-cell>
          <table:table-cell office:value-type="float" office:value="1.21599388547">
            <text:p>1.2159938855</text:p>
          </table:table-cell>
          <table:table-cell office:value-type="float" office:value="1.24844219704">
            <text:p>1.248442197</text:p>
          </table:table-cell>
          <table:table-cell office:value-type="float" office:value="1.26828872475">
            <text:p>1.2682887248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[]</text:p>
          </table:table-cell>
          <table:table-cell office:value-type="float" office:value="1.20823933207">
            <text:p>1.2082393321</text:p>
          </table:table-cell>
          <table:table-cell office:value-type="float" office:value="1.10906874948">
            <text:p>1.1090687495</text:p>
          </table:table-cell>
          <table:table-cell office:value-type="float" office:value="1.15797241729">
            <text:p>1.1579724173</text:p>
          </table:table-cell>
          <table:table-cell office:value-type="float" office:value="1.22162551874">
            <text:p>1.2216255187</text:p>
          </table:table-cell>
          <table:table-cell office:value-type="float" office:value="1.25904308161">
            <text:p>1.2590430816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1.26378347723">
            <text:p>1.2637834772</text:p>
          </table:table-cell>
          <table:table-cell office:value-type="float" office:value="1.2335509142">
            <text:p>1.2335509142</text:p>
          </table:table-cell>
          <table:table-cell office:value-type="float" office:value="1.22269415206">
            <text:p>1.2226941521</text:p>
          </table:table-cell>
          <table:table-cell office:value-type="float" office:value="1.23674250382">
            <text:p>1.2367425038</text:p>
          </table:table-cell>
          <table:table-cell office:value-type="float" office:value="1.26318760859">
            <text:p>1.2631876086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1.27999198149">
            <text:p>1.2799919815</text:p>
          </table:table-cell>
          <table:table-cell office:value-type="float" office:value="1.26027703958">
            <text:p>1.2602770396</text:p>
          </table:table-cell>
          <table:table-cell office:value-type="float" office:value="1.25395599171">
            <text:p>1.2539559917</text:p>
          </table:table-cell>
          <table:table-cell office:value-type="float" office:value="1.25905222651">
            <text:p>1.2590522265</text:p>
          </table:table-cell>
          <table:table-cell office:value-type="float" office:value="1.27625468514">
            <text:p>1.2762546851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[]</text:p>
          </table:table-cell>
          <table:table-cell office:value-type="float" office:value="1.26546358705">
            <text:p>1.2654635871</text:p>
          </table:table-cell>
          <table:table-cell office:value-type="float" office:value="1.24801916759">
            <text:p>1.2480191676</text:p>
          </table:table-cell>
          <table:table-cell office:value-type="float" office:value="1.25395507366">
            <text:p>1.2539550737</text:p>
          </table:table-cell>
          <table:table-cell office:value-type="float" office:value="1.26829469766">
            <text:p>1.2682946977</text:p>
          </table:table-cell>
          <table:table-cell office:value-type="float" office:value="1.28761214585">
            <text:p>1.2876121459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[]</text:p>
          </table:table-cell>
          <table:table-cell office:value-type="float" office:value="1.250835347">
            <text:p>1.250835347</text:p>
          </table:table-cell>
          <table:table-cell office:value-type="float" office:value="1.22495920647">
            <text:p>1.2249592065</text:p>
          </table:table-cell>
          <table:table-cell office:value-type="float" office:value="1.23094550161">
            <text:p>1.2309455016</text:p>
          </table:table-cell>
          <table:table-cell office:value-type="float" office:value="1.2515966559">
            <text:p>1.2515966559</text:p>
          </table:table-cell>
          <table:table-cell office:value-type="float" office:value="1.27625255761">
            <text:p>1.2762525576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'=============================================================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<text:s/>C60/C60_cation_neut_inner6_outer0/ReorgPlanes_shareq/C60_cation_neut_inner6_outer0_reorgs_shareq_planes_CENTRE_c.dat 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b\a</text:p>
          </table:table-cell>
          <table:table-cell office:value-type="string">
            <text:p>m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[]</text:p>
          </table:table-cell>
          <table:table-cell office:value-type="float" office:value="1.39955941925">
            <text:p>1.3995594193</text:p>
          </table:table-cell>
          <table:table-cell table:number-columns-repeated="9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[]</text:p>
          </table:table-cell>
          <table:table-cell office:value-type="float" office:value="1.34347833493">
            <text:p>1.3434783349</text:p>
          </table:table-cell>
          <table:table-cell table:number-columns-repeated="9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[]</text:p>
          </table:table-cell>
          <table:table-cell office:value-type="float" office:value="1.37154831577">
            <text:p>1.3715483158</text:p>
          </table:table-cell>
          <table:table-cell table:number-columns-repeated="9" office:value-type="string">
            <text:p>[]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3" office:value-type="string">
            <text:p>[]</text:p>
          </table:table-cell>
          <table:table-cell office:value-type="float" office:value="1.37155151782">
            <text:p>1.3715515178</text:p>
          </table:table-cell>
          <table:table-cell table:number-columns-repeated="9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[]</text:p>
          </table:table-cell>
          <table:table-cell office:value-type="float" office:value="1.31289582701">
            <text:p>1.312895827</text:p>
          </table:table-cell>
          <table:table-cell office:value-type="float" office:value="1.26986113636">
            <text:p>1.2698611364</text:p>
          </table:table-cell>
          <table:table-cell office:value-type="float" office:value="1.23925514148">
            <text:p>1.2392551415</text:p>
          </table:table-cell>
          <table:table-cell office:value-type="float" office:value="1.22363469806">
            <text:p>1.2236346981</text:p>
          </table:table-cell>
          <table:table-cell office:value-type="float" office:value="1.2338135872">
            <text:p>1.2338135872</text:p>
          </table:table-cell>
          <table:table-cell office:value-type="float" office:value="1.26378469048">
            <text:p>1.2637846905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[]</text:p>
          </table:table-cell>
          <table:table-cell office:value-type="float" office:value="1.27955828474">
            <text:p>1.2795582847</text:p>
          </table:table-cell>
          <table:table-cell office:value-type="float" office:value="1.23369210371">
            <text:p>1.2336921037</text:p>
          </table:table-cell>
          <table:table-cell office:value-type="float" office:value="1.18556072452">
            <text:p>1.1855607245</text:p>
          </table:table-cell>
          <table:table-cell office:value-type="float" office:value="1.1861193428">
            <text:p>1.1861193428</text:p>
          </table:table-cell>
          <table:table-cell office:value-type="float" office:value="1.22459717589">
            <text:p>1.2245971759</text:p>
          </table:table-cell>
          <table:table-cell office:value-type="float" office:value="1.26546504539">
            <text:p>1.2654650454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[]</text:p>
          </table:table-cell>
          <table:table-cell office:value-type="float" office:value="1.29452275138">
            <text:p>1.2945227514</text:p>
          </table:table-cell>
          <table:table-cell office:value-type="float" office:value="1.25375596379">
            <text:p>1.2537559638</text:p>
          </table:table-cell>
          <table:table-cell office:value-type="float" office:value="1.22623156578">
            <text:p>1.2262315658</text:p>
          </table:table-cell>
          <table:table-cell office:value-type="float" office:value="1.23188145457">
            <text:p>1.2318814546</text:p>
          </table:table-cell>
          <table:table-cell office:value-type="float" office:value="1.25308741763">
            <text:p>1.2530874176</text:p>
          </table:table-cell>
          <table:table-cell office:value-type="float" office:value="1.2799921323">
            <text:p>1.2799921323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[]</text:p>
          </table:table-cell>
          <table:table-cell office:value-type="float" office:value="1.29741815002">
            <text:p>1.29741815</text:p>
          </table:table-cell>
          <table:table-cell office:value-type="float" office:value="1.25375834929">
            <text:p>1.2537583493</text:p>
          </table:table-cell>
          <table:table-cell office:value-type="float" office:value="1.20925954883">
            <text:p>1.2092595488</text:p>
          </table:table-cell>
          <table:table-cell office:value-type="float" office:value="1.18611799774">
            <text:p>1.1861179977</text:p>
          </table:table-cell>
          <table:table-cell office:value-type="float" office:value="1.20824103152">
            <text:p>1.2082410315</text:p>
          </table:table-cell>
          <table:table-cell office:value-type="float" office:value="1.25083607936">
            <text:p>1.2508360794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1.23926005265">
            <text:p>1.2392600527</text:p>
          </table:table-cell>
          <table:table-cell office:value-type="float" office:value="1.17490988751">
            <text:p>1.1749098875</text:p>
          </table:table-cell>
          <table:table-cell office:value-type="float" office:value="1.08403748347">
            <text:p>1.0840374835</text:p>
          </table:table-cell>
          <table:table-cell office:value-type="float" office:value="1.14863038106">
            <text:p>1.1486303811</text:p>
          </table:table-cell>
          <table:table-cell office:value-type="float" office:value="1.23355159349">
            <text:p>1.2335515935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1.18556602773">
            <text:p>1.1855660277</text:p>
          </table:table-cell>
          <table:table-cell office:value-type="float" office:value="0.988420595624">
            <text:p>0.9884205956</text:p>
          </table:table-cell>
          <table:table-cell office:value-type="float" office:value="0.90656981588">
            <text:p>0.9065698159</text:p>
          </table:table-cell>
          <table:table-cell office:value-type="float" office:value="1.16651112973">
            <text:p>1.1665111297</text:p>
          </table:table-cell>
          <table:table-cell office:value-type="float" office:value="1.24802002239">
            <text:p>1.2480200224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[]</text:p>
          </table:table-cell>
          <table:table-cell office:value-type="float" office:value="1.20926108165">
            <text:p>1.2092610817</text:p>
          </table:table-cell>
          <table:table-cell office:value-type="float" office:value="1.10956276291">
            <text:p>1.1095627629</text:p>
          </table:table-cell>
          <table:table-cell office:value-type="float" office:value="1.15834345709">
            <text:p>1.1583434571</text:p>
          </table:table-cell>
          <table:table-cell office:value-type="float" office:value="1.22220534952">
            <text:p>1.2222053495</text:p>
          </table:table-cell>
          <table:table-cell office:value-type="float" office:value="1.2602767129">
            <text:p>1.2602767129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[]</text:p>
          </table:table-cell>
          <table:table-cell office:value-type="float" office:value="1.22623953583">
            <text:p>1.2262395358</text:p>
          </table:table-cell>
          <table:table-cell office:value-type="float" office:value="1.10957293676">
            <text:p>1.1095729368</text:p>
          </table:table-cell>
          <table:table-cell office:value-type="float" office:value="0.906559222495">
            <text:p>0.9065592225</text:p>
          </table:table-cell>
          <table:table-cell office:value-type="float" office:value="1.10906745275">
            <text:p>1.1090674528</text:p>
          </table:table-cell>
          <table:table-cell office:value-type="float" office:value="1.2249591247">
            <text:p>1.2249591247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1.22364420666">
            <text:p>1.2236442067</text:p>
          </table:table-cell>
          <table:table-cell office:value-type="float" office:value="1.08405648238">
            <text:p>1.0840564824</text:p>
          </table:table-cell>
          <table:table-cell office:value-type="float" office:value="0">
            <text:p>0</text:p>
          </table:table-cell>
          <table:table-cell office:value-type="float" office:value="1.08366612212">
            <text:p>1.0836661221</text:p>
          </table:table-cell>
          <table:table-cell office:value-type="float" office:value="1.22269415206">
            <text:p>1.2226941521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1.18612567248">
            <text:p>1.1861256725</text:p>
          </table:table-cell>
          <table:table-cell office:value-type="float" office:value="0.906557638667">
            <text:p>0.9065576387</text:p>
          </table:table-cell>
          <table:table-cell office:value-type="float" office:value="0.656661084747">
            <text:p>0.6566610847</text:p>
          </table:table-cell>
          <table:table-cell office:value-type="float" office:value="1.21599564703">
            <text:p>1.215995647</text:p>
          </table:table-cell>
          <table:table-cell office:value-type="float" office:value="1.25395599171">
            <text:p>1.2539559917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[]</text:p>
          </table:table-cell>
          <table:table-cell office:value-type="float" office:value="1.18612437112">
            <text:p>1.1861243711</text:p>
          </table:table-cell>
          <table:table-cell office:value-type="float" office:value="0.906553364962">
            <text:p>0.906553365</text:p>
          </table:table-cell>
          <table:table-cell office:value-type="float" office:value="0.656641237126">
            <text:p>0.6566412371</text:p>
          </table:table-cell>
          <table:table-cell office:value-type="float" office:value="1.21599388547">
            <text:p>1.2159938855</text:p>
          </table:table-cell>
          <table:table-cell office:value-type="float" office:value="1.25395507366">
            <text:p>1.2539550737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[]</text:p>
          </table:table-cell>
          <table:table-cell office:value-type="float" office:value="1.23189069861">
            <text:p>1.2318906986</text:p>
          </table:table-cell>
          <table:table-cell office:value-type="float" office:value="1.15835719519">
            <text:p>1.1583571952</text:p>
          </table:table-cell>
          <table:table-cell office:value-type="float" office:value="0.656592816572">
            <text:p>0.6565928166</text:p>
          </table:table-cell>
          <table:table-cell office:value-type="float" office:value="1.15797241729">
            <text:p>1.1579724173</text:p>
          </table:table-cell>
          <table:table-cell office:value-type="float" office:value="1.23094550161">
            <text:p>1.2309455016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1.23381843201">
            <text:p>1.233818432</text:p>
          </table:table-cell>
          <table:table-cell office:value-type="float" office:value="1.14863033446">
            <text:p>1.1486303345</text:p>
          </table:table-cell>
          <table:table-cell office:value-type="float" office:value="1.08364707648">
            <text:p>1.0836470765</text:p>
          </table:table-cell>
          <table:table-cell office:value-type="float" office:value="1.17382715549">
            <text:p>1.1738271555</text:p>
          </table:table-cell>
          <table:table-cell office:value-type="float" office:value="1.23674305348">
            <text:p>1.2367430535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1.22459653269">
            <text:p>1.2245965327</text:p>
          </table:table-cell>
          <table:table-cell office:value-type="float" office:value="1.16649637837">
            <text:p>1.1664963784</text:p>
          </table:table-cell>
          <table:table-cell office:value-type="float" office:value="1.21597463595">
            <text:p>1.215974636</text:p>
          </table:table-cell>
          <table:table-cell office:value-type="float" office:value="1.24844632002">
            <text:p>1.24844632</text:p>
          </table:table-cell>
          <table:table-cell office:value-type="float" office:value="1.26829639485">
            <text:p>1.2682963949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[]</text:p>
          </table:table-cell>
          <table:table-cell office:value-type="float" office:value="1.20824245706">
            <text:p>1.2082424571</text:p>
          </table:table-cell>
          <table:table-cell office:value-type="float" office:value="1.1090569656">
            <text:p>1.1090569656</text:p>
          </table:table-cell>
          <table:table-cell office:value-type="float" office:value="1.15795804137">
            <text:p>1.1579580414</text:p>
          </table:table-cell>
          <table:table-cell office:value-type="float" office:value="1.22163516309">
            <text:p>1.2216351631</text:p>
          </table:table-cell>
          <table:table-cell office:value-type="float" office:value="1.25905167213">
            <text:p>1.2590516721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[]</text:p>
          </table:table-cell>
          <table:table-cell office:value-type="float" office:value="1.25309023209">
            <text:p>1.2530902321</text:p>
          </table:table-cell>
          <table:table-cell office:value-type="float" office:value="1.22219928785">
            <text:p>1.2221992879</text:p>
          </table:table-cell>
          <table:table-cell office:value-type="float" office:value="1.21597029854">
            <text:p>1.2159702985</text:p>
          </table:table-cell>
          <table:table-cell office:value-type="float" office:value="1.2216293154">
            <text:p>1.2216293154</text:p>
          </table:table-cell>
          <table:table-cell office:value-type="float" office:value="1.25159770258">
            <text:p>1.2515977026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1.26378461283">
            <text:p>1.2637846128</text:p>
          </table:table-cell>
          <table:table-cell office:value-type="float" office:value="1.23354662683">
            <text:p>1.2335466268</text:p>
          </table:table-cell>
          <table:table-cell office:value-type="float" office:value="1.22268456219">
            <text:p>1.2226845622</text:p>
          </table:table-cell>
          <table:table-cell office:value-type="float" office:value="1.23673810845">
            <text:p>1.2367381085</text:p>
          </table:table-cell>
          <table:table-cell office:value-type="float" office:value="1.2631886657">
            <text:p>1.2631886657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1.2654619542">
            <text:p>1.2654619542</text:p>
          </table:table-cell>
          <table:table-cell office:value-type="float" office:value="1.24801150413">
            <text:p>1.2480115041</text:p>
          </table:table-cell>
          <table:table-cell office:value-type="float" office:value="1.25394612143">
            <text:p>1.2539461214</text:p>
          </table:table-cell>
          <table:table-cell office:value-type="float" office:value="1.26829216386">
            <text:p>1.2682921639</text:p>
          </table:table-cell>
          <table:table-cell office:value-type="float" office:value="1.28761412284">
            <text:p>1.2876141228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[]</text:p>
          </table:table-cell>
          <table:table-cell office:value-type="float" office:value="1.25083356359">
            <text:p>1.2508335636</text:p>
          </table:table-cell>
          <table:table-cell office:value-type="float" office:value="1.22495096418">
            <text:p>1.2249509642</text:p>
          </table:table-cell>
          <table:table-cell office:value-type="float" office:value="1.23093602884">
            <text:p>1.2309360288</text:p>
          </table:table-cell>
          <table:table-cell office:value-type="float" office:value="1.25159471869">
            <text:p>1.2515947187</text:p>
          </table:table-cell>
          <table:table-cell office:value-type="float" office:value="1.27625461771">
            <text:p>1.2762546177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[]</text:p>
          </table:table-cell>
          <table:table-cell office:value-type="float" office:value="1.27999129296">
            <text:p>1.279991293</text:p>
          </table:table-cell>
          <table:table-cell office:value-type="float" office:value="1.26027091222">
            <text:p>1.2602709122</text:p>
          </table:table-cell>
          <table:table-cell office:value-type="float" office:value="1.25394543083">
            <text:p>1.2539454308</text:p>
          </table:table-cell>
          <table:table-cell office:value-type="float" office:value="1.25904595853">
            <text:p>1.2590459585</text:p>
          </table:table-cell>
          <table:table-cell office:value-type="float" office:value="1.27625390321">
            <text:p>1.2762539032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'=============================================================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<text:s/>C8_BTBT/C8_BTBT_cation_neut_inner6_outer0/ReorgPlanes_shareq/C8_BTBT_cation_neut_inner6_outer0_reorgs_shareq_planes_CENTRE_a.dat 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c\b</text:p>
          </table:table-cell>
          <table:table-cell office:value-type="string">
            <text:p>m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6" office:value-type="string">
            <text:p>[]</text:p>
          </table:table-cell>
          <table:table-cell office:value-type="float" office:value="2.13250979267">
            <text:p>2.1325097927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[]</text:p>
          </table:table-cell>
          <table:table-cell office:value-type="float" office:value="2.11958172261">
            <text:p>2.1195817226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[]</text:p>
          </table:table-cell>
          <table:table-cell office:value-type="float" office:value="2.08812662703">
            <text:p>2.088126627</text:p>
          </table:table-cell>
          <table:table-cell office:value-type="float" office:value="1.70345962586">
            <text:p>1.7034596259</text:p>
          </table:table-cell>
          <table:table-cell office:value-type="float" office:value="1.82667193389">
            <text:p>1.8266719339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5" office:value-type="string">
            <text:p>[]</text:p>
          </table:table-cell>
          <table:table-cell office:value-type="float" office:value="1.81476771252">
            <text:p>1.8147677125</text:p>
          </table:table-cell>
          <table:table-cell office:value-type="float" office:value="1.71532354861">
            <text:p>1.7153235486</text:p>
          </table:table-cell>
          <table:table-cell office:value-type="float" office:value="2.07518119792">
            <text:p>2.0751811979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2.08172753137">
            <text:p>2.0817275314</text:p>
          </table:table-cell>
          <table:table-cell office:value-type="float" office:value="1.68011978299">
            <text:p>1.680119783</text:p>
          </table:table-cell>
          <table:table-cell office:value-type="float" office:value="1.54311033813">
            <text:p>1.5431103381</text:p>
          </table:table-cell>
          <table:table-cell office:value-type="float" office:value="1.55474865976">
            <text:p>1.5547486598</text:p>
          </table:table-cell>
          <table:table-cell office:value-type="float" office:value="1.81535783117">
            <text:p>1.8153578312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1.80345326057">
            <text:p>1.8034532606</text:p>
          </table:table-cell>
          <table:table-cell office:value-type="float" office:value="1.55441789241">
            <text:p>1.5544178924</text:p>
          </table:table-cell>
          <table:table-cell office:value-type="float" office:value="1.54347452559">
            <text:p>1.5434745256</text:p>
          </table:table-cell>
          <table:table-cell office:value-type="float" office:value="1.691967723">
            <text:p>1.691967723</text:p>
          </table:table-cell>
          <table:table-cell office:value-type="float" office:value="2.06881093588">
            <text:p>2.0688109359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[]</text:p>
          </table:table-cell>
          <table:table-cell office:value-type="float" office:value="2.07907562528">
            <text:p>2.0790756253</text:p>
          </table:table-cell>
          <table:table-cell office:value-type="float" office:value="1.6751158117">
            <text:p>1.6751158117</text:p>
          </table:table-cell>
          <table:table-cell office:value-type="float" office:value="1.53358801296">
            <text:p>1.533588013</text:p>
          </table:table-cell>
          <table:table-cell office:value-type="float" office:value="1.52367463821">
            <text:p>1.5236746382</text:p>
          </table:table-cell>
          <table:table-cell office:value-type="float" office:value="1.52592437067">
            <text:p>1.5259243707</text:p>
          </table:table-cell>
          <table:table-cell office:value-type="float" office:value="1.54822278753">
            <text:p>1.5482227875</text:p>
          </table:table-cell>
          <table:table-cell office:value-type="float" office:value="1.81170630604">
            <text:p>1.811706306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[]</text:p>
          </table:table-cell>
          <table:table-cell office:value-type="float" office:value="1.79973148237">
            <text:p>1.7997314824</text:p>
          </table:table-cell>
          <table:table-cell office:value-type="float" office:value="1.54776249633">
            <text:p>1.5477624963</text:p>
          </table:table-cell>
          <table:table-cell office:value-type="float" office:value="1.52584951482">
            <text:p>1.5258495148</text:p>
          </table:table-cell>
          <table:table-cell office:value-type="float" office:value="1.52379554784">
            <text:p>1.5237955478</text:p>
          </table:table-cell>
          <table:table-cell office:value-type="float" office:value="1.53410760189">
            <text:p>1.5341076019</text:p>
          </table:table-cell>
          <table:table-cell office:value-type="float" office:value="1.6871077565">
            <text:p>1.6871077565</text:p>
          </table:table-cell>
          <table:table-cell office:value-type="float" office:value="2.06631767207">
            <text:p>2.0663176721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[]</text:p>
          </table:table-cell>
          <table:table-cell office:value-type="float" office:value="2.07660999958">
            <text:p>2.0766099996</text:p>
          </table:table-cell>
          <table:table-cell office:value-type="float" office:value="1.67073806444">
            <text:p>1.6707380644</text:p>
          </table:table-cell>
          <table:table-cell office:value-type="float" office:value="1.52686245791">
            <text:p>1.5268624579</text:p>
          </table:table-cell>
          <table:table-cell office:value-type="float" office:value="1.51400964984">
            <text:p>1.5140096498</text:p>
          </table:table-cell>
          <table:table-cell office:value-type="float" office:value="1.5109066261">
            <text:p>1.5109066261</text:p>
          </table:table-cell>
          <table:table-cell office:value-type="float" office:value="1.5120222391">
            <text:p>1.5120222391</text:p>
          </table:table-cell>
          <table:table-cell office:value-type="float" office:value="1.5182517092">
            <text:p>1.5182517092</text:p>
          </table:table-cell>
          <table:table-cell office:value-type="float" office:value="1.54316730845">
            <text:p>1.5431673085</text:p>
          </table:table-cell>
          <table:table-cell office:value-type="float" office:value="1.80884020228">
            <text:p>1.8088402023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[]</text:p>
          </table:table-cell>
          <table:table-cell office:value-type="float" office:value="1.79649038328">
            <text:p>1.7964903833</text:p>
          </table:table-cell>
          <table:table-cell office:value-type="float" office:value="1.54230179966">
            <text:p>1.5423017997</text:p>
          </table:table-cell>
          <table:table-cell office:value-type="float" office:value="1.51783390932">
            <text:p>1.5178339093</text:p>
          </table:table-cell>
          <table:table-cell office:value-type="float" office:value="1.51191253043">
            <text:p>1.5119125304</text:p>
          </table:table-cell>
          <table:table-cell office:value-type="float" office:value="1.51112644695">
            <text:p>1.511126447</text:p>
          </table:table-cell>
          <table:table-cell office:value-type="float" office:value="1.51456039002">
            <text:p>1.51456039</text:p>
          </table:table-cell>
          <table:table-cell office:value-type="float" office:value="1.52791067925">
            <text:p>1.5279106793</text:p>
          </table:table-cell>
          <table:table-cell office:value-type="float" office:value="1.68331867673">
            <text:p>1.6833186767</text:p>
          </table:table-cell>
          <table:table-cell office:value-type="float" office:value="2.06434010783">
            <text:p>2.0643401078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2.07483947187">
            <text:p>2.0748394719</text:p>
          </table:table-cell>
          <table:table-cell office:value-type="float" office:value="1.6644681058">
            <text:p>1.6644681058</text:p>
          </table:table-cell>
          <table:table-cell office:value-type="float" office:value="1.51250273344">
            <text:p>1.5125027334</text:p>
          </table:table-cell>
          <table:table-cell office:value-type="float" office:value="1.48977243356">
            <text:p>1.4897724336</text:p>
          </table:table-cell>
          <table:table-cell office:value-type="float" office:value="1.47659634575">
            <text:p>1.4765963458</text:p>
          </table:table-cell>
          <table:table-cell office:value-type="float" office:value="1.47125382846">
            <text:p>1.4712538285</text:p>
          </table:table-cell>
          <table:table-cell office:value-type="float" office:value="1.47546322373">
            <text:p>1.4754632237</text:p>
          </table:table-cell>
          <table:table-cell office:value-type="float" office:value="1.48686413162">
            <text:p>1.4868641316</text:p>
          </table:table-cell>
          <table:table-cell office:value-type="float" office:value="1.50300954675">
            <text:p>1.5030095468</text:p>
          </table:table-cell>
          <table:table-cell office:value-type="float" office:value="1.53560491227">
            <text:p>1.5356049123</text:p>
          </table:table-cell>
          <table:table-cell office:value-type="float" office:value="1.80678321369">
            <text:p>1.8067832137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[]</text:p>
          </table:table-cell>
          <table:table-cell office:value-type="float" office:value="1.79314962069">
            <text:p>1.7931496207</text:p>
          </table:table-cell>
          <table:table-cell office:value-type="float" office:value="1.53233527171">
            <text:p>1.5323352717</text:p>
          </table:table-cell>
          <table:table-cell office:value-type="float" office:value="1.49913260066">
            <text:p>1.4991326007</text:p>
          </table:table-cell>
          <table:table-cell office:value-type="float" office:value="1.48310448009">
            <text:p>1.4831044801</text:p>
          </table:table-cell>
          <table:table-cell office:value-type="float" office:value="1.47379049681">
            <text:p>1.4737904968</text:p>
          </table:table-cell>
          <table:table-cell office:value-type="float" office:value="1.47326544518">
            <text:p>1.4732654452</text:p>
          </table:table-cell>
          <table:table-cell office:value-type="float" office:value="1.48134678899">
            <text:p>1.481346789</text:p>
          </table:table-cell>
          <table:table-cell office:value-type="float" office:value="1.49498787597">
            <text:p>1.494987876</text:p>
          </table:table-cell>
          <table:table-cell office:value-type="float" office:value="1.51704254402">
            <text:p>1.517042544</text:p>
          </table:table-cell>
          <table:table-cell office:value-type="float" office:value="1.67918149872">
            <text:p>1.6791814987</text:p>
          </table:table-cell>
          <table:table-cell office:value-type="float" office:value="2.06360218264">
            <text:p>2.0636021826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.08543589689">
            <text:p>2.0854358969</text:p>
          </table:table-cell>
          <table:table-cell office:value-type="float" office:value="1.68012568932">
            <text:p>1.6801256893</text:p>
          </table:table-cell>
          <table:table-cell office:value-type="float" office:value="1.53136529073">
            <text:p>1.5313652907</text:p>
          </table:table-cell>
          <table:table-cell office:value-type="float" office:value="1.51302473448">
            <text:p>1.5130247345</text:p>
          </table:table-cell>
          <table:table-cell office:value-type="float" office:value="1.50445142802">
            <text:p>1.504451428</text:p>
          </table:table-cell>
          <table:table-cell office:value-type="float" office:value="1.3085224956">
            <text:p>1.3085224956</text:p>
          </table:table-cell>
          <table:table-cell office:value-type="float" office:value="0">
            <text:p>0</text:p>
          </table:table-cell>
          <table:table-cell office:value-type="float" office:value="1.30744645909">
            <text:p>1.3074464591</text:p>
          </table:table-cell>
          <table:table-cell office:value-type="float" office:value="1.5021921725">
            <text:p>1.5021921725</text:p>
          </table:table-cell>
          <table:table-cell office:value-type="float" office:value="1.50896298213">
            <text:p>1.5089629821</text:p>
          </table:table-cell>
          <table:table-cell office:value-type="float" office:value="1.52070876683">
            <text:p>1.5207087668</text:p>
          </table:table-cell>
          <table:table-cell office:value-type="float" office:value="1.54943976442">
            <text:p>1.5494397644</text:p>
          </table:table-cell>
          <table:table-cell office:value-type="float" office:value="1.81783458393">
            <text:p>1.817834583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.80643587724">
            <text:p>1.8064358772</text:p>
          </table:table-cell>
          <table:table-cell office:value-type="float" office:value="1.54883506938">
            <text:p>1.5488350694</text:p>
          </table:table-cell>
          <table:table-cell office:value-type="float" office:value="1.5195838688">
            <text:p>1.5195838688</text:p>
          </table:table-cell>
          <table:table-cell office:value-type="float" office:value="1.50803154349">
            <text:p>1.5080315435</text:p>
          </table:table-cell>
          <table:table-cell office:value-type="float" office:value="1.49432492397">
            <text:p>1.494324924</text:p>
          </table:table-cell>
          <table:table-cell office:value-type="float" office:value="0.805461192298">
            <text:p>0.8054611923</text:p>
          </table:table-cell>
          <table:table-cell office:value-type="float" office:value="0.804881036775">
            <text:p>0.8048810368</text:p>
          </table:table-cell>
          <table:table-cell office:value-type="float" office:value="1.49275729153">
            <text:p>1.4927572915</text:p>
          </table:table-cell>
          <table:table-cell office:value-type="float" office:value="1.50517924166">
            <text:p>1.5051792417</text:p>
          </table:table-cell>
          <table:table-cell office:value-type="float" office:value="1.51434663535">
            <text:p>1.5143466354</text:p>
          </table:table-cell>
          <table:table-cell office:value-type="float" office:value="1.53244274385">
            <text:p>1.5324427439</text:p>
          </table:table-cell>
          <table:table-cell office:value-type="float" office:value="1.69174885249">
            <text:p>1.6917488525</text:p>
          </table:table-cell>
          <table:table-cell office:value-type="float" office:value="2.07219298435">
            <text:p>2.072192984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2.07495560929">
            <text:p>2.0749556093</text:p>
          </table:table-cell>
          <table:table-cell office:value-type="float" office:value="1.66459418688">
            <text:p>1.6645941869</text:p>
          </table:table-cell>
          <table:table-cell office:value-type="float" office:value="1.51254313204">
            <text:p>1.512543132</text:p>
          </table:table-cell>
          <table:table-cell office:value-type="float" office:value="1.48978973011">
            <text:p>1.4897897301</text:p>
          </table:table-cell>
          <table:table-cell office:value-type="float" office:value="1.47660749644">
            <text:p>1.4766074964</text:p>
          </table:table-cell>
          <table:table-cell office:value-type="float" office:value="1.47126181742">
            <text:p>1.4712618174</text:p>
          </table:table-cell>
          <table:table-cell office:value-type="float" office:value="1.47547023721">
            <text:p>1.4754702372</text:p>
          </table:table-cell>
          <table:table-cell office:value-type="float" office:value="1.48687400869">
            <text:p>1.4868740087</text:p>
          </table:table-cell>
          <table:table-cell office:value-type="float" office:value="1.50302742534">
            <text:p>1.5030274253</text:p>
          </table:table-cell>
          <table:table-cell office:value-type="float" office:value="1.53564551029">
            <text:p>1.5356455103</text:p>
          </table:table-cell>
          <table:table-cell office:value-type="float" office:value="1.80690281781">
            <text:p>1.8069028178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[]</text:p>
          </table:table-cell>
          <table:table-cell office:value-type="float" office:value="1.79287320009">
            <text:p>1.7928732001</text:p>
          </table:table-cell>
          <table:table-cell office:value-type="float" office:value="1.53200036212">
            <text:p>1.5320003621</text:p>
          </table:table-cell>
          <table:table-cell office:value-type="float" office:value="1.49860698299">
            <text:p>1.498606983</text:p>
          </table:table-cell>
          <table:table-cell office:value-type="float" office:value="1.48230920138">
            <text:p>1.4823092014</text:p>
          </table:table-cell>
          <table:table-cell office:value-type="float" office:value="1.47276960936">
            <text:p>1.4727696094</text:p>
          </table:table-cell>
          <table:table-cell office:value-type="float" office:value="1.47224388447">
            <text:p>1.4722438845</text:p>
          </table:table-cell>
          <table:table-cell office:value-type="float" office:value="1.4805496402">
            <text:p>1.4805496402</text:p>
          </table:table-cell>
          <table:table-cell office:value-type="float" office:value="1.49445984498">
            <text:p>1.494459845</text:p>
          </table:table-cell>
          <table:table-cell office:value-type="float" office:value="1.51670726027">
            <text:p>1.5167072603</text:p>
          </table:table-cell>
          <table:table-cell office:value-type="float" office:value="1.67891611663">
            <text:p>1.6789161166</text:p>
          </table:table-cell>
          <table:table-cell office:value-type="float" office:value="2.06343065032">
            <text:p>2.0634306503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[]</text:p>
          </table:table-cell>
          <table:table-cell office:value-type="float" office:value="2.07669799537">
            <text:p>2.0766979954</text:p>
          </table:table-cell>
          <table:table-cell office:value-type="float" office:value="1.67083383088">
            <text:p>1.6708338309</text:p>
          </table:table-cell>
          <table:table-cell office:value-type="float" office:value="1.52689170155">
            <text:p>1.5268917016</text:p>
          </table:table-cell>
          <table:table-cell office:value-type="float" office:value="1.51402230028">
            <text:p>1.5140223003</text:p>
          </table:table-cell>
          <table:table-cell office:value-type="float" office:value="1.51091542841">
            <text:p>1.5109154284</text:p>
          </table:table-cell>
          <table:table-cell office:value-type="float" office:value="1.51203158707">
            <text:p>1.5120315871</text:p>
          </table:table-cell>
          <table:table-cell office:value-type="float" office:value="1.51826601812">
            <text:p>1.5182660181</text:p>
          </table:table-cell>
          <table:table-cell office:value-type="float" office:value="1.54319919018">
            <text:p>1.5431991902</text:p>
          </table:table-cell>
          <table:table-cell office:value-type="float" office:value="1.80894317222">
            <text:p>1.8089431722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[]</text:p>
          </table:table-cell>
          <table:table-cell office:value-type="float" office:value="1.7963029506">
            <text:p>1.7963029506</text:p>
          </table:table-cell>
          <table:table-cell office:value-type="float" office:value="1.54215566225">
            <text:p>1.5421556623</text:p>
          </table:table-cell>
          <table:table-cell office:value-type="float" office:value="1.5176827684">
            <text:p>1.5176827684</text:p>
          </table:table-cell>
          <table:table-cell office:value-type="float" office:value="1.51175273736">
            <text:p>1.5117527374</text:p>
          </table:table-cell>
          <table:table-cell office:value-type="float" office:value="1.51096635839">
            <text:p>1.5109663584</text:p>
          </table:table-cell>
          <table:table-cell office:value-type="float" office:value="1.51440864199">
            <text:p>1.514408642</text:p>
          </table:table-cell>
          <table:table-cell office:value-type="float" office:value="1.52776529299">
            <text:p>1.527765293</text:p>
          </table:table-cell>
          <table:table-cell office:value-type="float" office:value="1.68313868584">
            <text:p>1.6831386858</text:p>
          </table:table-cell>
          <table:table-cell office:value-type="float" office:value="2.06419864243">
            <text:p>2.0641986424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[]</text:p>
          </table:table-cell>
          <table:table-cell office:value-type="float" office:value="2.0791280125">
            <text:p>2.0791280125</text:p>
          </table:table-cell>
          <table:table-cell office:value-type="float" office:value="1.67517201273">
            <text:p>1.6751720127</text:p>
          </table:table-cell>
          <table:table-cell office:value-type="float" office:value="1.53360592674">
            <text:p>1.5336059267</text:p>
          </table:table-cell>
          <table:table-cell office:value-type="float" office:value="1.52368398019">
            <text:p>1.5236839802</text:p>
          </table:table-cell>
          <table:table-cell office:value-type="float" office:value="1.5259343183">
            <text:p>1.5259343183</text:p>
          </table:table-cell>
          <table:table-cell office:value-type="float" office:value="1.54824264573">
            <text:p>1.5482426457</text:p>
          </table:table-cell>
          <table:table-cell office:value-type="float" office:value="1.81177016154">
            <text:p>1.8117701615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[]</text:p>
          </table:table-cell>
          <table:table-cell office:value-type="float" office:value="1.7996353099">
            <text:p>1.7996353099</text:p>
          </table:table-cell>
          <table:table-cell office:value-type="float" office:value="1.54770315719">
            <text:p>1.5477031572</text:p>
          </table:table-cell>
          <table:table-cell office:value-type="float" office:value="1.52579730539">
            <text:p>1.5257973054</text:p>
          </table:table-cell>
          <table:table-cell office:value-type="float" office:value="1.52374337006">
            <text:p>1.5237433701</text:p>
          </table:table-cell>
          <table:table-cell office:value-type="float" office:value="1.53404912739">
            <text:p>1.5340491274</text:p>
          </table:table-cell>
          <table:table-cell office:value-type="float" office:value="1.68701610904">
            <text:p>1.687016109</text:p>
          </table:table-cell>
          <table:table-cell office:value-type="float" office:value="2.06623890606">
            <text:p>2.0662389061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2.08175585645">
            <text:p>2.0817558565</text:p>
          </table:table-cell>
          <table:table-cell office:value-type="float" office:value="1.68014957523">
            <text:p>1.6801495752</text:p>
          </table:table-cell>
          <table:table-cell office:value-type="float" office:value="1.54312267041">
            <text:p>1.5431226704</text:p>
          </table:table-cell>
          <table:table-cell office:value-type="float" office:value="1.55476201159">
            <text:p>1.5547620116</text:p>
          </table:table-cell>
          <table:table-cell office:value-type="float" office:value="1.81539340205">
            <text:p>1.8153934021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1.80340328589">
            <text:p>1.8034032859</text:p>
          </table:table-cell>
          <table:table-cell office:value-type="float" office:value="1.55438801022">
            <text:p>1.5543880102</text:p>
          </table:table-cell>
          <table:table-cell office:value-type="float" office:value="1.54344546988">
            <text:p>1.5434454699</text:p>
          </table:table-cell>
          <table:table-cell office:value-type="float" office:value="1.69192189675">
            <text:p>1.6919218968</text:p>
          </table:table-cell>
          <table:table-cell office:value-type="float" office:value="2.06876946327">
            <text:p>2.0687694633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[]</text:p>
          </table:table-cell>
          <table:table-cell office:value-type="float" office:value="2.08814047512">
            <text:p>2.0881404751</text:p>
          </table:table-cell>
          <table:table-cell office:value-type="float" office:value="1.70347373074">
            <text:p>1.7034737307</text:p>
          </table:table-cell>
          <table:table-cell office:value-type="float" office:value="1.82669033762">
            <text:p>1.8266903376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[]</text:p>
          </table:table-cell>
          <table:table-cell office:value-type="float" office:value="1.81474106605">
            <text:p>1.8147410661</text:p>
          </table:table-cell>
          <table:table-cell office:value-type="float" office:value="1.71530180095">
            <text:p>1.715301801</text:p>
          </table:table-cell>
          <table:table-cell office:value-type="float" office:value="2.07516021444">
            <text:p>2.0751602144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[]</text:p>
          </table:table-cell>
          <table:table-cell office:value-type="float" office:value="2.13252288286">
            <text:p>2.1325228829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[]</text:p>
          </table:table-cell>
          <table:table-cell office:value-type="float" office:value="2.1195644076">
            <text:p>2.1195644076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'=============================================================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<text:s/>C8_BTBT/C8_BTBT_cation_neut_inner6_outer0/ReorgPlanes_shareq/C8_BTBT_cation_neut_inner6_outer0_reorgs_shareq_planes_CENTRE_b.dat 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a\c</text:p>
          </table:table-cell>
          <table:table-cell office:value-type="string">
            <text:p>m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6" office:value-type="string">
            <text:p>[]</text:p>
          </table:table-cell>
          <table:table-cell office:value-type="float" office:value="2.02885020145">
            <text:p>2.0288502015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[]</text:p>
          </table:table-cell>
          <table:table-cell office:value-type="float" office:value="1.75683154764">
            <text:p>1.7568315476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[]</text:p>
          </table:table-cell>
          <table:table-cell office:value-type="float" office:value="2.01122238439">
            <text:p>2.0112223844</text:p>
          </table:table-cell>
          <table:table-cell office:value-type="float" office:value="1.66695937916">
            <text:p>1.6669593792</text:p>
          </table:table-cell>
          <table:table-cell office:value-type="float" office:value="2.01418381266">
            <text:p>2.0141838127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5" office:value-type="string">
            <text:p>[]</text:p>
          </table:table-cell>
          <table:table-cell office:value-type="float" office:value="1.73684154997">
            <text:p>1.73684155</text:p>
          </table:table-cell>
          <table:table-cell office:value-type="float" office:value="1.53849243247">
            <text:p>1.5384924325</text:p>
          </table:table-cell>
          <table:table-cell office:value-type="float" office:value="1.74008917386">
            <text:p>1.7400891739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2.01946539966">
            <text:p>2.0194653997</text:p>
          </table:table-cell>
          <table:table-cell office:value-type="float" office:value="1.64658250045">
            <text:p>1.6465825005</text:p>
          </table:table-cell>
          <table:table-cell office:value-type="float" office:value="1.52115417949">
            <text:p>1.5211541795</text:p>
          </table:table-cell>
          <table:table-cell office:value-type="float" office:value="1.65007843182">
            <text:p>1.6500784318</text:p>
          </table:table-cell>
          <table:table-cell office:value-type="float" office:value="2.02062606145">
            <text:p>2.0206260615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1.74764933553">
            <text:p>1.7476493355</text:p>
          </table:table-cell>
          <table:table-cell office:value-type="float" office:value="1.51923871686">
            <text:p>1.5192387169</text:p>
          </table:table-cell>
          <table:table-cell office:value-type="float" office:value="1.5091806256">
            <text:p>1.5091806256</text:p>
          </table:table-cell>
          <table:table-cell office:value-type="float" office:value="1.52273237934">
            <text:p>1.5227323793</text:p>
          </table:table-cell>
          <table:table-cell office:value-type="float" office:value="1.74876429733">
            <text:p>1.7487642973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[]</text:p>
          </table:table-cell>
          <table:table-cell office:value-type="float" office:value="2.02399981286">
            <text:p>2.0239998129</text:p>
          </table:table-cell>
          <table:table-cell office:value-type="float" office:value="1.6614316546">
            <text:p>1.6614316546</text:p>
          </table:table-cell>
          <table:table-cell office:value-type="float" office:value="1.50162774151">
            <text:p>1.5016277415</text:p>
          </table:table-cell>
          <table:table-cell office:value-type="float" office:value="1.50065209929">
            <text:p>1.5006520993</text:p>
          </table:table-cell>
          <table:table-cell office:value-type="float" office:value="1.50525761408">
            <text:p>1.5052576141</text:p>
          </table:table-cell>
          <table:table-cell office:value-type="float" office:value="1.66241158957">
            <text:p>1.6624115896</text:p>
          </table:table-cell>
          <table:table-cell office:value-type="float" office:value="2.02443347474">
            <text:p>2.0244334747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[]</text:p>
          </table:table-cell>
          <table:table-cell office:value-type="float" office:value="1.75297878844">
            <text:p>1.7529787884</text:p>
          </table:table-cell>
          <table:table-cell office:value-type="float" office:value="1.53774885008">
            <text:p>1.5377488501</text:p>
          </table:table-cell>
          <table:table-cell office:value-type="float" office:value="1.49013338618">
            <text:p>1.4901333862</text:p>
          </table:table-cell>
          <table:table-cell office:value-type="float" office:value="1.49342318802">
            <text:p>1.493423188</text:p>
          </table:table-cell>
          <table:table-cell office:value-type="float" office:value="1.49357979718">
            <text:p>1.4935797972</text:p>
          </table:table-cell>
          <table:table-cell office:value-type="float" office:value="1.53854403499">
            <text:p>1.538544035</text:p>
          </table:table-cell>
          <table:table-cell office:value-type="float" office:value="1.75337101552">
            <text:p>1.7533710155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[]</text:p>
          </table:table-cell>
          <table:table-cell office:value-type="float" office:value="2.02825887802">
            <text:p>2.028258878</text:p>
          </table:table-cell>
          <table:table-cell office:value-type="float" office:value="1.66770913959">
            <text:p>1.6677091396</text:p>
          </table:table-cell>
          <table:table-cell office:value-type="float" office:value="1.52451122808">
            <text:p>1.5245112281</text:p>
          </table:table-cell>
          <table:table-cell office:value-type="float" office:value="1.48260126146">
            <text:p>1.4826012615</text:p>
          </table:table-cell>
          <table:table-cell office:value-type="float" office:value="1.46911958132">
            <text:p>1.4691195813</text:p>
          </table:table-cell>
          <table:table-cell office:value-type="float" office:value="1.48586767329">
            <text:p>1.4858676733</text:p>
          </table:table-cell>
          <table:table-cell office:value-type="float" office:value="1.52517083187">
            <text:p>1.5251708319</text:p>
          </table:table-cell>
          <table:table-cell office:value-type="float" office:value="1.66801206698">
            <text:p>1.668012067</text:p>
          </table:table-cell>
          <table:table-cell office:value-type="float" office:value="2.02845377797">
            <text:p>2.028453778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[]</text:p>
          </table:table-cell>
          <table:table-cell office:value-type="float" office:value="1.7583559808">
            <text:p>1.7583559808</text:p>
          </table:table-cell>
          <table:table-cell office:value-type="float" office:value="1.54484356854">
            <text:p>1.5448435685</text:p>
          </table:table-cell>
          <table:table-cell office:value-type="float" office:value="1.51645380962">
            <text:p>1.5164538096</text:p>
          </table:table-cell>
          <table:table-cell office:value-type="float" office:value="1.47815067382">
            <text:p>1.4781506738</text:p>
          </table:table-cell>
          <table:table-cell office:value-type="float" office:value="1.42169849856">
            <text:p>1.4216984986</text:p>
          </table:table-cell>
          <table:table-cell office:value-type="float" office:value="1.48082882967">
            <text:p>1.4808288297</text:p>
          </table:table-cell>
          <table:table-cell office:value-type="float" office:value="1.51695374006">
            <text:p>1.5169537401</text:p>
          </table:table-cell>
          <table:table-cell office:value-type="float" office:value="1.5450485071">
            <text:p>1.5450485071</text:p>
          </table:table-cell>
          <table:table-cell office:value-type="float" office:value="1.75851750139">
            <text:p>1.7585175014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2.0384901771">
            <text:p>2.0384901771</text:p>
          </table:table-cell>
          <table:table-cell office:value-type="float" office:value="1.67413637644">
            <text:p>1.6741363764</text:p>
          </table:table-cell>
          <table:table-cell office:value-type="float" office:value="1.53256425197">
            <text:p>1.532564252</text:p>
          </table:table-cell>
          <table:table-cell office:value-type="float" office:value="1.51334547036">
            <text:p>1.5133454704</text:p>
          </table:table-cell>
          <table:table-cell office:value-type="float" office:value="1.47375927816">
            <text:p>1.4737592782</text:p>
          </table:table-cell>
          <table:table-cell office:value-type="float" office:value="0.919324082266">
            <text:p>0.9193240823</text:p>
          </table:table-cell>
          <table:table-cell office:value-type="float" office:value="1.47577753014">
            <text:p>1.4757775301</text:p>
          </table:table-cell>
          <table:table-cell office:value-type="float" office:value="1.51369127063">
            <text:p>1.5136912706</text:p>
          </table:table-cell>
          <table:table-cell office:value-type="float" office:value="1.53270203134">
            <text:p>1.5327020313</text:p>
          </table:table-cell>
          <table:table-cell office:value-type="float" office:value="1.67424353576">
            <text:p>1.6742435358</text:p>
          </table:table-cell>
          <table:table-cell office:value-type="float" office:value="2.03857897928">
            <text:p>2.0385789793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[]</text:p>
          </table:table-cell>
          <table:table-cell office:value-type="float" office:value="1.77610076038">
            <text:p>1.7761007604</text:p>
          </table:table-cell>
          <table:table-cell office:value-type="float" office:value="1.55286750928">
            <text:p>1.5528675093</text:p>
          </table:table-cell>
          <table:table-cell office:value-type="float" office:value="1.52551484826">
            <text:p>1.5255148483</text:p>
          </table:table-cell>
          <table:table-cell office:value-type="float" office:value="1.51162219229">
            <text:p>1.5116221923</text:p>
          </table:table-cell>
          <table:table-cell office:value-type="float" office:value="1.47267229025">
            <text:p>1.4726722903</text:p>
          </table:table-cell>
          <table:table-cell office:value-type="float" office:value="0.805350480764">
            <text:p>0.8053504808</text:p>
          </table:table-cell>
          <table:table-cell office:value-type="float" office:value="1.4737092036">
            <text:p>1.4737092036</text:p>
          </table:table-cell>
          <table:table-cell office:value-type="float" office:value="1.51179940452">
            <text:p>1.5117994045</text:p>
          </table:table-cell>
          <table:table-cell office:value-type="float" office:value="1.52558538171">
            <text:p>1.5255853817</text:p>
          </table:table-cell>
          <table:table-cell office:value-type="float" office:value="1.55291992522">
            <text:p>1.5529199252</text:p>
          </table:table-cell>
          <table:table-cell office:value-type="float" office:value="1.77615268321">
            <text:p>1.7761526832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.13250979267">
            <text:p>2.1325097927</text:p>
          </table:table-cell>
          <table:table-cell office:value-type="float" office:value="1.70345962586">
            <text:p>1.7034596259</text:p>
          </table:table-cell>
          <table:table-cell office:value-type="float" office:value="1.54311033813">
            <text:p>1.5431103381</text:p>
          </table:table-cell>
          <table:table-cell office:value-type="float" office:value="1.52367463821">
            <text:p>1.5236746382</text:p>
          </table:table-cell>
          <table:table-cell office:value-type="float" office:value="1.5109066261">
            <text:p>1.5109066261</text:p>
          </table:table-cell>
          <table:table-cell office:value-type="float" office:value="1.47125382846">
            <text:p>1.4712538285</text:p>
          </table:table-cell>
          <table:table-cell office:value-type="float" office:value="0">
            <text:p>0</text:p>
          </table:table-cell>
          <table:table-cell office:value-type="float" office:value="1.47126181742">
            <text:p>1.4712618174</text:p>
          </table:table-cell>
          <table:table-cell office:value-type="float" office:value="1.51091542841">
            <text:p>1.5109154284</text:p>
          </table:table-cell>
          <table:table-cell office:value-type="float" office:value="1.52368398019">
            <text:p>1.5236839802</text:p>
          </table:table-cell>
          <table:table-cell office:value-type="float" office:value="1.54312267041">
            <text:p>1.5431226704</text:p>
          </table:table-cell>
          <table:table-cell office:value-type="float" office:value="1.70347373074">
            <text:p>1.7034737307</text:p>
          </table:table-cell>
          <table:table-cell office:value-type="float" office:value="2.13252288286">
            <text:p>2.132522882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.11958172261">
            <text:p>2.1195817226</text:p>
          </table:table-cell>
          <table:table-cell office:value-type="float" office:value="1.71532354861">
            <text:p>1.7153235486</text:p>
          </table:table-cell>
          <table:table-cell office:value-type="float" office:value="1.54347452559">
            <text:p>1.5434745256</text:p>
          </table:table-cell>
          <table:table-cell office:value-type="float" office:value="1.52379554784">
            <text:p>1.5237955478</text:p>
          </table:table-cell>
          <table:table-cell office:value-type="float" office:value="1.51112644695">
            <text:p>1.511126447</text:p>
          </table:table-cell>
          <table:table-cell office:value-type="float" office:value="1.47326544518">
            <text:p>1.4732654452</text:p>
          </table:table-cell>
          <table:table-cell office:value-type="float" office:value="0.804881036775">
            <text:p>0.8048810368</text:p>
          </table:table-cell>
          <table:table-cell office:value-type="float" office:value="1.47224388447">
            <text:p>1.4722438845</text:p>
          </table:table-cell>
          <table:table-cell office:value-type="float" office:value="1.51096635839">
            <text:p>1.5109663584</text:p>
          </table:table-cell>
          <table:table-cell office:value-type="float" office:value="1.52374337006">
            <text:p>1.5237433701</text:p>
          </table:table-cell>
          <table:table-cell office:value-type="float" office:value="1.54344546988">
            <text:p>1.5434454699</text:p>
          </table:table-cell>
          <table:table-cell office:value-type="float" office:value="1.71530180095">
            <text:p>1.715301801</text:p>
          </table:table-cell>
          <table:table-cell office:value-type="float" office:value="2.1195644076">
            <text:p>2.119564407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1.78797894222">
            <text:p>1.7879789422</text:p>
          </table:table-cell>
          <table:table-cell office:value-type="float" office:value="1.55327230542">
            <text:p>1.5532723054</text:p>
          </table:table-cell>
          <table:table-cell office:value-type="float" office:value="1.52568574005">
            <text:p>1.5256857401</text:p>
          </table:table-cell>
          <table:table-cell office:value-type="float" office:value="1.5119505451">
            <text:p>1.5119505451</text:p>
          </table:table-cell>
          <table:table-cell office:value-type="float" office:value="1.47481416622">
            <text:p>1.4748141662</text:p>
          </table:table-cell>
          <table:table-cell office:value-type="float" office:value="0.918400264862">
            <text:p>0.9184002649</text:p>
          </table:table-cell>
          <table:table-cell office:value-type="float" office:value="1.47281079373">
            <text:p>1.4728107937</text:p>
          </table:table-cell>
          <table:table-cell office:value-type="float" office:value="1.51162419996">
            <text:p>1.5116242</text:p>
          </table:table-cell>
          <table:table-cell office:value-type="float" office:value="1.52557275689">
            <text:p>1.5255727569</text:p>
          </table:table-cell>
          <table:table-cell office:value-type="float" office:value="1.55320330732">
            <text:p>1.5532033073</text:p>
          </table:table-cell>
          <table:table-cell office:value-type="float" office:value="1.78791941081">
            <text:p>1.7879194108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[]</text:p>
          </table:table-cell>
          <table:table-cell office:value-type="float" office:value="2.02576666551">
            <text:p>2.0257666655</text:p>
          </table:table-cell>
          <table:table-cell office:value-type="float" office:value="1.68630400902">
            <text:p>1.686304009</text:p>
          </table:table-cell>
          <table:table-cell office:value-type="float" office:value="1.53320159976">
            <text:p>1.5332015998</text:p>
          </table:table-cell>
          <table:table-cell office:value-type="float" office:value="1.51412500408">
            <text:p>1.5141250041</text:p>
          </table:table-cell>
          <table:table-cell office:value-type="float" office:value="1.47934023421">
            <text:p>1.4793402342</text:p>
          </table:table-cell>
          <table:table-cell office:value-type="float" office:value="1.42030159477">
            <text:p>1.4203015948</text:p>
          </table:table-cell>
          <table:table-cell office:value-type="float" office:value="1.47667513431">
            <text:p>1.4766751343</text:p>
          </table:table-cell>
          <table:table-cell office:value-type="float" office:value="1.51364596382">
            <text:p>1.5136459638</text:p>
          </table:table-cell>
          <table:table-cell office:value-type="float" office:value="1.53302437187">
            <text:p>1.5330243719</text:p>
          </table:table-cell>
          <table:table-cell office:value-type="float" office:value="1.68618079263">
            <text:p>1.6861807926</text:p>
          </table:table-cell>
          <table:table-cell office:value-type="float" office:value="2.02567126825">
            <text:p>2.0256712683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[]</text:p>
          </table:table-cell>
          <table:table-cell office:value-type="float" office:value="1.77061951963">
            <text:p>1.7706195196</text:p>
          </table:table-cell>
          <table:table-cell office:value-type="float" office:value="1.54554252945">
            <text:p>1.5455425295</text:p>
          </table:table-cell>
          <table:table-cell office:value-type="float" office:value="1.51732100686">
            <text:p>1.5173210069</text:p>
          </table:table-cell>
          <table:table-cell office:value-type="float" office:value="1.48333252306">
            <text:p>1.4833325231</text:p>
          </table:table-cell>
          <table:table-cell office:value-type="float" office:value="1.46711459615">
            <text:p>1.4671145962</text:p>
          </table:table-cell>
          <table:table-cell office:value-type="float" office:value="1.48008010051">
            <text:p>1.4800801005</text:p>
          </table:table-cell>
          <table:table-cell office:value-type="float" office:value="1.51669351531">
            <text:p>1.5166935153</text:p>
          </table:table-cell>
          <table:table-cell office:value-type="float" office:value="1.54529933">
            <text:p>1.54529933</text:p>
          </table:table-cell>
          <table:table-cell office:value-type="float" office:value="1.77044229804">
            <text:p>1.770442298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[]</text:p>
          </table:table-cell>
          <table:table-cell office:value-type="float" office:value="2.0156714178">
            <text:p>2.0156714178</text:p>
          </table:table-cell>
          <table:table-cell office:value-type="float" office:value="1.68015888022">
            <text:p>1.6801588802</text:p>
          </table:table-cell>
          <table:table-cell office:value-type="float" office:value="1.5260513721">
            <text:p>1.5260513721</text:p>
          </table:table-cell>
          <table:table-cell office:value-type="float" office:value="1.48998058308">
            <text:p>1.4899805831</text:p>
          </table:table-cell>
          <table:table-cell office:value-type="float" office:value="1.4908529249">
            <text:p>1.4908529249</text:p>
          </table:table-cell>
          <table:table-cell office:value-type="float" office:value="1.48654737005">
            <text:p>1.4865473701</text:p>
          </table:table-cell>
          <table:table-cell office:value-type="float" office:value="1.5252934937">
            <text:p>1.5252934937</text:p>
          </table:table-cell>
          <table:table-cell office:value-type="float" office:value="1.67982322636">
            <text:p>1.6798232264</text:p>
          </table:table-cell>
          <table:table-cell office:value-type="float" office:value="2.01546361633">
            <text:p>2.0154636163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[]</text:p>
          </table:table-cell>
          <table:table-cell office:value-type="float" office:value="1.76554455227">
            <text:p>1.7655445523</text:p>
          </table:table-cell>
          <table:table-cell office:value-type="float" office:value="1.53935243411">
            <text:p>1.5393524341</text:p>
          </table:table-cell>
          <table:table-cell office:value-type="float" office:value="1.49657190722">
            <text:p>1.4965719072</text:p>
          </table:table-cell>
          <table:table-cell office:value-type="float" office:value="1.49686607544">
            <text:p>1.4968660754</text:p>
          </table:table-cell>
          <table:table-cell office:value-type="float" office:value="1.49296947233">
            <text:p>1.4929694723</text:p>
          </table:table-cell>
          <table:table-cell office:value-type="float" office:value="1.53846640565">
            <text:p>1.5384664057</text:p>
          </table:table-cell>
          <table:table-cell office:value-type="float" office:value="1.76512115954">
            <text:p>1.7651211595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[]</text:p>
          </table:table-cell>
          <table:table-cell office:value-type="float" office:value="2.01175417846">
            <text:p>2.0117541785</text:p>
          </table:table-cell>
          <table:table-cell office:value-type="float" office:value="1.67499595104">
            <text:p>1.674995951</text:p>
          </table:table-cell>
          <table:table-cell office:value-type="float" office:value="1.50937326858">
            <text:p>1.5093732686</text:p>
          </table:table-cell>
          <table:table-cell office:value-type="float" office:value="1.50428688869">
            <text:p>1.5042868887</text:p>
          </table:table-cell>
          <table:table-cell office:value-type="float" office:value="1.50591074619">
            <text:p>1.5059107462</text:p>
          </table:table-cell>
          <table:table-cell office:value-type="float" office:value="1.67396600154">
            <text:p>1.6739660015</text:p>
          </table:table-cell>
          <table:table-cell office:value-type="float" office:value="2.01129880483">
            <text:p>2.0112988048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1.76125958906">
            <text:p>1.7612595891</text:p>
          </table:table-cell>
          <table:table-cell office:value-type="float" office:value="1.5258116278">
            <text:p>1.5258116278</text:p>
          </table:table-cell>
          <table:table-cell office:value-type="float" office:value="1.51083324954">
            <text:p>1.5108332495</text:p>
          </table:table-cell>
          <table:table-cell office:value-type="float" office:value="1.52243214977">
            <text:p>1.5224321498</text:p>
          </table:table-cell>
          <table:table-cell office:value-type="float" office:value="1.76009960822">
            <text:p>1.7600996082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2.00835949716">
            <text:p>2.0083594972</text:p>
          </table:table-cell>
          <table:table-cell office:value-type="float" office:value="1.66520595979">
            <text:p>1.6652059598</text:p>
          </table:table-cell>
          <table:table-cell office:value-type="float" office:value="1.52345579214">
            <text:p>1.5234557921</text:p>
          </table:table-cell>
          <table:table-cell office:value-type="float" office:value="1.66204897076">
            <text:p>1.6620489708</text:p>
          </table:table-cell>
          <table:table-cell office:value-type="float" office:value="2.00719410423">
            <text:p>2.0071941042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[]</text:p>
          </table:table-cell>
          <table:table-cell office:value-type="float" office:value="1.7542006851">
            <text:p>1.7542006851</text:p>
          </table:table-cell>
          <table:table-cell office:value-type="float" office:value="1.53979024173">
            <text:p>1.5397902417</text:p>
          </table:table-cell>
          <table:table-cell office:value-type="float" office:value="1.75120133948">
            <text:p>1.7512013395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[]</text:p>
          </table:table-cell>
          <table:table-cell office:value-type="float" office:value="2.00357906515">
            <text:p>2.0035790652</text:p>
          </table:table-cell>
          <table:table-cell office:value-type="float" office:value="1.67989255196">
            <text:p>1.679892552</text:p>
          </table:table-cell>
          <table:table-cell office:value-type="float" office:value="2.00097183194">
            <text:p>2.0009718319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[]</text:p>
          </table:table-cell>
          <table:table-cell office:value-type="float" office:value="1.7686748134">
            <text:p>1.7686748134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[]</text:p>
          </table:table-cell>
          <table:table-cell office:value-type="float" office:value="2.01627331371">
            <text:p>2.0162733137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'=============================================================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<text:s/>C8_BTBT/C8_BTBT_cation_neut_inner6_outer0/ReorgPlanes_shareq/C8_BTBT_cation_neut_inner6_outer0_reorgs_shareq_planes_CENTRE_c.dat 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b\a</text:p>
          </table:table-cell>
          <table:table-cell office:value-type="string">
            <text:p>m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6" office:value-type="string">
            <text:p>[]</text:p>
          </table:table-cell>
          <table:table-cell office:value-type="float" office:value="2.08543589689">
            <text:p>2.0854358969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[]</text:p>
          </table:table-cell>
          <table:table-cell office:value-type="float" office:value="1.80643587724">
            <text:p>1.8064358772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[]</text:p>
          </table:table-cell>
          <table:table-cell office:value-type="float" office:value="2.00189329184">
            <text:p>2.0018932918</text:p>
          </table:table-cell>
          <table:table-cell office:value-type="float" office:value="1.68012568932">
            <text:p>1.6801256893</text:p>
          </table:table-cell>
          <table:table-cell office:value-type="float" office:value="1.75515167789">
            <text:p>1.7551516779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5" office:value-type="string">
            <text:p>[]</text:p>
          </table:table-cell>
          <table:table-cell office:value-type="float" office:value="1.60761266571">
            <text:p>1.6076126657</text:p>
          </table:table-cell>
          <table:table-cell office:value-type="float" office:value="1.54883506938">
            <text:p>1.5488350694</text:p>
          </table:table-cell>
          <table:table-cell office:value-type="float" office:value="1.73431793949">
            <text:p>1.7343179395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1.99686091059">
            <text:p>1.9968609106</text:p>
          </table:table-cell>
          <table:table-cell office:value-type="float" office:value="1.65956856281">
            <text:p>1.6595685628</text:p>
          </table:table-cell>
          <table:table-cell office:value-type="float" office:value="1.53136529073">
            <text:p>1.5313652907</text:p>
          </table:table-cell>
          <table:table-cell office:value-type="float" office:value="1.53807736977">
            <text:p>1.5380773698</text:p>
          </table:table-cell>
          <table:table-cell office:value-type="float" office:value="1.74297087778">
            <text:p>1.7429708778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1.60016444729">
            <text:p>1.6001644473</text:p>
          </table:table-cell>
          <table:table-cell office:value-type="float" office:value="1.52542591645">
            <text:p>1.5254259165</text:p>
          </table:table-cell>
          <table:table-cell office:value-type="float" office:value="1.5195838688">
            <text:p>1.5195838688</text:p>
          </table:table-cell>
          <table:table-cell office:value-type="float" office:value="1.53370260014">
            <text:p>1.5337026001</text:p>
          </table:table-cell>
          <table:table-cell office:value-type="float" office:value="1.7295140961">
            <text:p>1.7295140961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[]</text:p>
          </table:table-cell>
          <table:table-cell office:value-type="float" office:value="1.99627380158">
            <text:p>1.9962738016</text:p>
          </table:table-cell>
          <table:table-cell office:value-type="float" office:value="1.6553059244">
            <text:p>1.6553059244</text:p>
          </table:table-cell>
          <table:table-cell office:value-type="float" office:value="1.52166835864">
            <text:p>1.5216683586</text:p>
          </table:table-cell>
          <table:table-cell office:value-type="float" office:value="1.51302473448">
            <text:p>1.5130247345</text:p>
          </table:table-cell>
          <table:table-cell office:value-type="float" office:value="1.51470555399">
            <text:p>1.514705554</text:p>
          </table:table-cell>
          <table:table-cell office:value-type="float" office:value="1.53099856304">
            <text:p>1.530998563</text:p>
          </table:table-cell>
          <table:table-cell office:value-type="float" office:value="1.74029046254">
            <text:p>1.7402904625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[]</text:p>
          </table:table-cell>
          <table:table-cell office:value-type="float" office:value="1.59726643013">
            <text:p>1.5972664301</text:p>
          </table:table-cell>
          <table:table-cell office:value-type="float" office:value="1.51942613287">
            <text:p>1.5194261329</text:p>
          </table:table-cell>
          <table:table-cell office:value-type="float" office:value="1.50943519338">
            <text:p>1.5094351934</text:p>
          </table:table-cell>
          <table:table-cell office:value-type="float" office:value="1.50803154349">
            <text:p>1.5080315435</text:p>
          </table:table-cell>
          <table:table-cell office:value-type="float" office:value="1.51130089644">
            <text:p>1.5113008964</text:p>
          </table:table-cell>
          <table:table-cell office:value-type="float" office:value="1.5286058802">
            <text:p>1.5286058802</text:p>
          </table:table-cell>
          <table:table-cell office:value-type="float" office:value="1.72745480174">
            <text:p>1.7274548017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[]</text:p>
          </table:table-cell>
          <table:table-cell office:value-type="float" office:value="1.99572043628">
            <text:p>1.9957204363</text:p>
          </table:table-cell>
          <table:table-cell office:value-type="float" office:value="1.65273152138">
            <text:p>1.6527315214</text:p>
          </table:table-cell>
          <table:table-cell office:value-type="float" office:value="1.5169713648">
            <text:p>1.5169713648</text:p>
          </table:table-cell>
          <table:table-cell office:value-type="float" office:value="1.50694977503">
            <text:p>1.506949775</text:p>
          </table:table-cell>
          <table:table-cell office:value-type="float" office:value="1.50445142802">
            <text:p>1.504451428</text:p>
          </table:table-cell>
          <table:table-cell office:value-type="float" office:value="1.50638389331">
            <text:p>1.5063838933</text:p>
          </table:table-cell>
          <table:table-cell office:value-type="float" office:value="1.50956836159">
            <text:p>1.5095683616</text:p>
          </table:table-cell>
          <table:table-cell office:value-type="float" office:value="1.52721586931">
            <text:p>1.5272158693</text:p>
          </table:table-cell>
          <table:table-cell office:value-type="float" office:value="1.73880691016">
            <text:p>1.7388069102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[]</text:p>
          </table:table-cell>
          <table:table-cell office:value-type="float" office:value="1.59564965935">
            <text:p>1.5956496594</text:p>
          </table:table-cell>
          <table:table-cell office:value-type="float" office:value="1.51512473039">
            <text:p>1.5151247304</text:p>
          </table:table-cell>
          <table:table-cell office:value-type="float" office:value="1.50713775967">
            <text:p>1.5071377597</text:p>
          </table:table-cell>
          <table:table-cell office:value-type="float" office:value="1.49501145951">
            <text:p>1.4950114595</text:p>
          </table:table-cell>
          <table:table-cell office:value-type="float" office:value="1.49432492397">
            <text:p>1.494324924</text:p>
          </table:table-cell>
          <table:table-cell office:value-type="float" office:value="1.5045232196">
            <text:p>1.5045232196</text:p>
          </table:table-cell>
          <table:table-cell office:value-type="float" office:value="1.50603509026">
            <text:p>1.5060350903</text:p>
          </table:table-cell>
          <table:table-cell office:value-type="float" office:value="1.52605215292">
            <text:p>1.5260521529</text:p>
          </table:table-cell>
          <table:table-cell office:value-type="float" office:value="1.72687564405">
            <text:p>1.7268756441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1.9966516923">
            <text:p>1.9966516923</text:p>
          </table:table-cell>
          <table:table-cell office:value-type="float" office:value="1.6526896487">
            <text:p>1.6526896487</text:p>
          </table:table-cell>
          <table:table-cell office:value-type="float" office:value="1.51321499822">
            <text:p>1.5132149982</text:p>
          </table:table-cell>
          <table:table-cell office:value-type="float" office:value="1.49557019937">
            <text:p>1.4955701994</text:p>
          </table:table-cell>
          <table:table-cell office:value-type="float" office:value="1.49078158109">
            <text:p>1.4907815811</text:p>
          </table:table-cell>
          <table:table-cell office:value-type="float" office:value="1.3085224956">
            <text:p>1.3085224956</text:p>
          </table:table-cell>
          <table:table-cell office:value-type="float" office:value="1.5070378659">
            <text:p>1.5070378659</text:p>
          </table:table-cell>
          <table:table-cell office:value-type="float" office:value="1.49635296817">
            <text:p>1.4963529682</text:p>
          </table:table-cell>
          <table:table-cell office:value-type="float" office:value="1.50478408558">
            <text:p>1.5047840856</text:p>
          </table:table-cell>
          <table:table-cell office:value-type="float" office:value="1.52698362143">
            <text:p>1.5269836214</text:p>
          </table:table-cell>
          <table:table-cell office:value-type="float" office:value="1.74007631153">
            <text:p>1.7400763115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[]</text:p>
          </table:table-cell>
          <table:table-cell office:value-type="float" office:value="1.59965717079">
            <text:p>1.5996571708</text:p>
          </table:table-cell>
          <table:table-cell office:value-type="float" office:value="1.51547746122">
            <text:p>1.5154774612</text:p>
          </table:table-cell>
          <table:table-cell office:value-type="float" office:value="1.49498868919">
            <text:p>1.4949886892</text:p>
          </table:table-cell>
          <table:table-cell office:value-type="float" office:value="1.42242023823">
            <text:p>1.4224202382</text:p>
          </table:table-cell>
          <table:table-cell office:value-type="float" office:value="0.805985902433">
            <text:p>0.8059859024</text:p>
          </table:table-cell>
          <table:table-cell office:value-type="float" office:value="0.805461192298">
            <text:p>0.8054611923</text:p>
          </table:table-cell>
          <table:table-cell office:value-type="float" office:value="1.42079960095">
            <text:p>1.420799601</text:p>
          </table:table-cell>
          <table:table-cell office:value-type="float" office:value="1.49162816367">
            <text:p>1.4916281637</text:p>
          </table:table-cell>
          <table:table-cell office:value-type="float" office:value="1.50586453979">
            <text:p>1.5058645398</text:p>
          </table:table-cell>
          <table:table-cell office:value-type="float" office:value="1.53003375351">
            <text:p>1.5300337535</text:p>
          </table:table-cell>
          <table:table-cell office:value-type="float" office:value="1.73286845654">
            <text:p>1.7328684565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.02885020145">
            <text:p>2.0288502015</text:p>
          </table:table-cell>
          <table:table-cell office:value-type="float" office:value="1.66695937916">
            <text:p>1.6669593792</text:p>
          </table:table-cell>
          <table:table-cell office:value-type="float" office:value="1.52115417949">
            <text:p>1.5211541795</text:p>
          </table:table-cell>
          <table:table-cell office:value-type="float" office:value="1.50065209929">
            <text:p>1.5006520993</text:p>
          </table:table-cell>
          <table:table-cell office:value-type="float" office:value="1.46911958132">
            <text:p>1.4691195813</text:p>
          </table:table-cell>
          <table:table-cell office:value-type="float" office:value="0.919324082266">
            <text:p>0.9193240823</text:p>
          </table:table-cell>
          <table:table-cell office:value-type="float" office:value="0">
            <text:p>0</text:p>
          </table:table-cell>
          <table:table-cell office:value-type="float" office:value="0.918400264862">
            <text:p>0.9184002649</text:p>
          </table:table-cell>
          <table:table-cell office:value-type="float" office:value="1.46711459615">
            <text:p>1.4671145962</text:p>
          </table:table-cell>
          <table:table-cell office:value-type="float" office:value="1.49686607544">
            <text:p>1.4968660754</text:p>
          </table:table-cell>
          <table:table-cell office:value-type="float" office:value="1.51083324954">
            <text:p>1.5108332495</text:p>
          </table:table-cell>
          <table:table-cell office:value-type="float" office:value="1.53979024173">
            <text:p>1.5397902417</text:p>
          </table:table-cell>
          <table:table-cell office:value-type="float" office:value="1.7686748134">
            <text:p>1.768674813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.75683154764">
            <text:p>1.7568315476</text:p>
          </table:table-cell>
          <table:table-cell office:value-type="float" office:value="1.53849243247">
            <text:p>1.5384924325</text:p>
          </table:table-cell>
          <table:table-cell office:value-type="float" office:value="1.5091806256">
            <text:p>1.5091806256</text:p>
          </table:table-cell>
          <table:table-cell office:value-type="float" office:value="1.49342318802">
            <text:p>1.493423188</text:p>
          </table:table-cell>
          <table:table-cell office:value-type="float" office:value="1.42169849856">
            <text:p>1.4216984986</text:p>
          </table:table-cell>
          <table:table-cell office:value-type="float" office:value="0.805350480764">
            <text:p>0.8053504808</text:p>
          </table:table-cell>
          <table:table-cell office:value-type="float" office:value="0.804881036775">
            <text:p>0.8048810368</text:p>
          </table:table-cell>
          <table:table-cell office:value-type="float" office:value="1.42030159477">
            <text:p>1.4203015948</text:p>
          </table:table-cell>
          <table:table-cell office:value-type="float" office:value="1.4908529249">
            <text:p>1.4908529249</text:p>
          </table:table-cell>
          <table:table-cell office:value-type="float" office:value="1.50428688869">
            <text:p>1.5042868887</text:p>
          </table:table-cell>
          <table:table-cell office:value-type="float" office:value="1.52345579214">
            <text:p>1.5234557921</text:p>
          </table:table-cell>
          <table:table-cell office:value-type="float" office:value="1.67989255196">
            <text:p>1.679892552</text:p>
          </table:table-cell>
          <table:table-cell office:value-type="float" office:value="2.01627331371">
            <text:p>2.016273313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1.74529283753">
            <text:p>1.7452928375</text:p>
          </table:table-cell>
          <table:table-cell office:value-type="float" office:value="1.529652941">
            <text:p>1.529652941</text:p>
          </table:table-cell>
          <table:table-cell office:value-type="float" office:value="1.50627475678">
            <text:p>1.5062747568</text:p>
          </table:table-cell>
          <table:table-cell office:value-type="float" office:value="1.49700685109">
            <text:p>1.4970068511</text:p>
          </table:table-cell>
          <table:table-cell office:value-type="float" office:value="1.50687781361">
            <text:p>1.5068778136</text:p>
          </table:table-cell>
          <table:table-cell office:value-type="float" office:value="1.30744645909">
            <text:p>1.3074464591</text:p>
          </table:table-cell>
          <table:table-cell office:value-type="float" office:value="1.48851764421">
            <text:p>1.4885176442</text:p>
          </table:table-cell>
          <table:table-cell office:value-type="float" office:value="1.49122839408">
            <text:p>1.4912283941</text:p>
          </table:table-cell>
          <table:table-cell office:value-type="float" office:value="1.50148176876">
            <text:p>1.5014817688</text:p>
          </table:table-cell>
          <table:table-cell office:value-type="float" office:value="1.5185334566">
            <text:p>1.5185334566</text:p>
          </table:table-cell>
          <table:table-cell office:value-type="float" office:value="1.60078386117">
            <text:p>1.6007838612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[]</text:p>
          </table:table-cell>
          <table:table-cell office:value-type="float" office:value="1.72900383212">
            <text:p>1.7290038321</text:p>
          </table:table-cell>
          <table:table-cell office:value-type="float" office:value="1.52725066188">
            <text:p>1.5272506619</text:p>
          </table:table-cell>
          <table:table-cell office:value-type="float" office:value="1.5065383406">
            <text:p>1.5065383406</text:p>
          </table:table-cell>
          <table:table-cell office:value-type="float" office:value="1.50430569846">
            <text:p>1.5043056985</text:p>
          </table:table-cell>
          <table:table-cell office:value-type="float" office:value="1.49322962666">
            <text:p>1.4932296267</text:p>
          </table:table-cell>
          <table:table-cell office:value-type="float" office:value="1.49275729153">
            <text:p>1.4927572915</text:p>
          </table:table-cell>
          <table:table-cell office:value-type="float" office:value="1.50273435929">
            <text:p>1.5027343593</text:p>
          </table:table-cell>
          <table:table-cell office:value-type="float" office:value="1.50315740856">
            <text:p>1.5031574086</text:p>
          </table:table-cell>
          <table:table-cell office:value-type="float" office:value="1.5171121201">
            <text:p>1.5171121201</text:p>
          </table:table-cell>
          <table:table-cell office:value-type="float" office:value="1.66586237156">
            <text:p>1.6658623716</text:p>
          </table:table-cell>
          <table:table-cell office:value-type="float" office:value="1.98351285473">
            <text:p>1.9835128547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[]</text:p>
          </table:table-cell>
          <table:table-cell office:value-type="float" office:value="1.73981963762">
            <text:p>1.7398196376</text:p>
          </table:table-cell>
          <table:table-cell office:value-type="float" office:value="1.52754370659">
            <text:p>1.5275437066</text:p>
          </table:table-cell>
          <table:table-cell office:value-type="float" office:value="1.50925727695">
            <text:p>1.509257277</text:p>
          </table:table-cell>
          <table:table-cell office:value-type="float" office:value="1.50526901097">
            <text:p>1.505269011</text:p>
          </table:table-cell>
          <table:table-cell office:value-type="float" office:value="1.5021921725">
            <text:p>1.5021921725</text:p>
          </table:table-cell>
          <table:table-cell office:value-type="float" office:value="1.50256440315">
            <text:p>1.5025644032</text:p>
          </table:table-cell>
          <table:table-cell office:value-type="float" office:value="1.5049660775">
            <text:p>1.5049660775</text:p>
          </table:table-cell>
          <table:table-cell office:value-type="float" office:value="1.51711977693">
            <text:p>1.5171197769</text:p>
          </table:table-cell>
          <table:table-cell office:value-type="float" office:value="1.59661695373">
            <text:p>1.5966169537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[]</text:p>
          </table:table-cell>
          <table:table-cell office:value-type="float" office:value="1.7276068202">
            <text:p>1.7276068202</text:p>
          </table:table-cell>
          <table:table-cell office:value-type="float" office:value="1.52822794549">
            <text:p>1.5282279455</text:p>
          </table:table-cell>
          <table:table-cell office:value-type="float" office:value="1.51020267489">
            <text:p>1.5102026749</text:p>
          </table:table-cell>
          <table:table-cell office:value-type="float" office:value="1.50585513452">
            <text:p>1.5058551345</text:p>
          </table:table-cell>
          <table:table-cell office:value-type="float" office:value="1.50517924166">
            <text:p>1.5051792417</text:p>
          </table:table-cell>
          <table:table-cell office:value-type="float" office:value="1.50762326667">
            <text:p>1.5076232667</text:p>
          </table:table-cell>
          <table:table-cell office:value-type="float" office:value="1.51884697264">
            <text:p>1.5188469726</text:p>
          </table:table-cell>
          <table:table-cell office:value-type="float" office:value="1.66522633522">
            <text:p>1.6652263352</text:p>
          </table:table-cell>
          <table:table-cell office:value-type="float" office:value="1.98162654543">
            <text:p>1.9816265454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[]</text:p>
          </table:table-cell>
          <table:table-cell office:value-type="float" office:value="1.73984031495">
            <text:p>1.739840315</text:p>
          </table:table-cell>
          <table:table-cell office:value-type="float" office:value="1.52990087254">
            <text:p>1.5299008725</text:p>
          </table:table-cell>
          <table:table-cell office:value-type="float" office:value="1.51262509799">
            <text:p>1.512625098</text:p>
          </table:table-cell>
          <table:table-cell office:value-type="float" office:value="1.50896298213">
            <text:p>1.5089629821</text:p>
          </table:table-cell>
          <table:table-cell office:value-type="float" office:value="1.51018497927">
            <text:p>1.5101849793</text:p>
          </table:table-cell>
          <table:table-cell office:value-type="float" office:value="1.52058008349">
            <text:p>1.5205800835</text:p>
          </table:table-cell>
          <table:table-cell office:value-type="float" office:value="1.59748352604">
            <text:p>1.597483526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[]</text:p>
          </table:table-cell>
          <table:table-cell office:value-type="float" office:value="1.72829561731">
            <text:p>1.7282956173</text:p>
          </table:table-cell>
          <table:table-cell office:value-type="float" office:value="1.5317124079">
            <text:p>1.5317124079</text:p>
          </table:table-cell>
          <table:table-cell office:value-type="float" office:value="1.51573973957">
            <text:p>1.5157397396</text:p>
          </table:table-cell>
          <table:table-cell office:value-type="float" office:value="1.51434663535">
            <text:p>1.5143466354</text:p>
          </table:table-cell>
          <table:table-cell office:value-type="float" office:value="1.52335733178">
            <text:p>1.5233573318</text:p>
          </table:table-cell>
          <table:table-cell office:value-type="float" office:value="1.66719521723">
            <text:p>1.6671952172</text:p>
          </table:table-cell>
          <table:table-cell office:value-type="float" office:value="1.98177855753">
            <text:p>1.9817785575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1.74092607264">
            <text:p>1.7409260726</text:p>
          </table:table-cell>
          <table:table-cell office:value-type="float" office:value="1.5344449098">
            <text:p>1.5344449098</text:p>
          </table:table-cell>
          <table:table-cell office:value-type="float" office:value="1.52070876683">
            <text:p>1.5207087668</text:p>
          </table:table-cell>
          <table:table-cell office:value-type="float" office:value="1.52679360807">
            <text:p>1.5267936081</text:p>
          </table:table-cell>
          <table:table-cell office:value-type="float" office:value="1.6004873878">
            <text:p>1.6004873878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1.73057209173">
            <text:p>1.7305720917</text:p>
          </table:table-cell>
          <table:table-cell office:value-type="float" office:value="1.53860235793">
            <text:p>1.5386023579</text:p>
          </table:table-cell>
          <table:table-cell office:value-type="float" office:value="1.53244274385">
            <text:p>1.5324427439</text:p>
          </table:table-cell>
          <table:table-cell office:value-type="float" office:value="1.67131459044">
            <text:p>1.6713145904</text:p>
          </table:table-cell>
          <table:table-cell office:value-type="float" office:value="1.98290335908">
            <text:p>1.9829033591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[]</text:p>
          </table:table-cell>
          <table:table-cell office:value-type="float" office:value="1.74539599786">
            <text:p>1.7453959979</text:p>
          </table:table-cell>
          <table:table-cell office:value-type="float" office:value="1.54943976442">
            <text:p>1.5494397644</text:p>
          </table:table-cell>
          <table:table-cell office:value-type="float" office:value="1.60787131085">
            <text:p>1.6078713109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[]</text:p>
          </table:table-cell>
          <table:table-cell office:value-type="float" office:value="1.74304463715">
            <text:p>1.7430446372</text:p>
          </table:table-cell>
          <table:table-cell office:value-type="float" office:value="1.69174885249">
            <text:p>1.6917488525</text:p>
          </table:table-cell>
          <table:table-cell office:value-type="float" office:value="1.98838401529">
            <text:p>1.9883840153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[]</text:p>
          </table:table-cell>
          <table:table-cell office:value-type="float" office:value="1.81783458393">
            <text:p>1.8178345839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[]</text:p>
          </table:table-cell>
          <table:table-cell office:value-type="float" office:value="2.07219298435">
            <text:p>2.0721929844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'=============================================================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<text:s/>Pc/Pc_cation_neut_inner6_outer0/ReorgPlanes_shareq/Pc_cation_neut_inner6_outer0_reorgs_shareq_planes_CENTRE_a.dat 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c\b</text:p>
          </table:table-cell>
          <table:table-cell office:value-type="string">
            <text:p>m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6" office:value-type="string">
            <text:p>[]</text:p>
          </table:table-cell>
          <table:table-cell office:value-type="float" office:value="1.85187791361">
            <text:p>1.8518779136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[]</text:p>
          </table:table-cell>
          <table:table-cell office:value-type="float" office:value="1.84571107106">
            <text:p>1.8457110711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[]</text:p>
          </table:table-cell>
          <table:table-cell office:value-type="float" office:value="1.76883238392">
            <text:p>1.7688323839</text:p>
          </table:table-cell>
          <table:table-cell office:value-type="float" office:value="1.50265266423">
            <text:p>1.5026526642</text:p>
          </table:table-cell>
          <table:table-cell office:value-type="float" office:value="1.57935924684">
            <text:p>1.5793592468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5" office:value-type="string">
            <text:p>[]</text:p>
          </table:table-cell>
          <table:table-cell office:value-type="float" office:value="1.57957913674">
            <text:p>1.5795791367</text:p>
          </table:table-cell>
          <table:table-cell office:value-type="float" office:value="1.55342662622">
            <text:p>1.5534266262</text:p>
          </table:table-cell>
          <table:table-cell office:value-type="float" office:value="1.75919515147">
            <text:p>1.7591951515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1.75737463703">
            <text:p>1.757374637</text:p>
          </table:table-cell>
          <table:table-cell office:value-type="float" office:value="1.4693416543">
            <text:p>1.4693416543</text:p>
          </table:table-cell>
          <table:table-cell office:value-type="float" office:value="1.34691339063">
            <text:p>1.3469133906</text:p>
          </table:table-cell>
          <table:table-cell office:value-type="float" office:value="1.35793228878">
            <text:p>1.3579322888</text:p>
          </table:table-cell>
          <table:table-cell office:value-type="float" office:value="1.56024411727">
            <text:p>1.5602441173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1.55839102399">
            <text:p>1.558391024</text:p>
          </table:table-cell>
          <table:table-cell office:value-type="float" office:value="1.39097077554">
            <text:p>1.3909707755</text:p>
          </table:table-cell>
          <table:table-cell office:value-type="float" office:value="1.38057222241">
            <text:p>1.3805722224</text:p>
          </table:table-cell>
          <table:table-cell office:value-type="float" office:value="1.51965182331">
            <text:p>1.5196518233</text:p>
          </table:table-cell>
          <table:table-cell office:value-type="float" office:value="1.74859919771">
            <text:p>1.7485991977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[]</text:p>
          </table:table-cell>
          <table:table-cell office:value-type="float" office:value="1.74961867452">
            <text:p>1.7496186745</text:p>
          </table:table-cell>
          <table:table-cell office:value-type="float" office:value="1.45856807644">
            <text:p>1.4585680764</text:p>
          </table:table-cell>
          <table:table-cell office:value-type="float" office:value="1.32999763718">
            <text:p>1.3299976372</text:p>
          </table:table-cell>
          <table:table-cell office:value-type="float" office:value="1.31710373137">
            <text:p>1.3171037314</text:p>
          </table:table-cell>
          <table:table-cell office:value-type="float" office:value="1.32033914467">
            <text:p>1.3203391447</text:p>
          </table:table-cell>
          <table:table-cell office:value-type="float" office:value="1.34679167591">
            <text:p>1.3467916759</text:p>
          </table:table-cell>
          <table:table-cell office:value-type="float" office:value="1.55465660318">
            <text:p>1.5546566032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[]</text:p>
          </table:table-cell>
          <table:table-cell office:value-type="float" office:value="1.54974479016">
            <text:p>1.5497447902</text:p>
          </table:table-cell>
          <table:table-cell office:value-type="float" office:value="1.3778975305">
            <text:p>1.3778975305</text:p>
          </table:table-cell>
          <table:table-cell office:value-type="float" office:value="1.35339356634">
            <text:p>1.3533935663</text:p>
          </table:table-cell>
          <table:table-cell office:value-type="float" office:value="1.35065292633">
            <text:p>1.3506529263</text:p>
          </table:table-cell>
          <table:table-cell office:value-type="float" office:value="1.36480963935">
            <text:p>1.3648096394</text:p>
          </table:table-cell>
          <table:table-cell office:value-type="float" office:value="1.51203644686">
            <text:p>1.5120364469</text:p>
          </table:table-cell>
          <table:table-cell office:value-type="float" office:value="1.74465773669">
            <text:p>1.7446577367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[]</text:p>
          </table:table-cell>
          <table:table-cell office:value-type="float" office:value="1.73804785392">
            <text:p>1.7380478539</text:p>
          </table:table-cell>
          <table:table-cell office:value-type="float" office:value="1.44295289953">
            <text:p>1.4429528995</text:p>
          </table:table-cell>
          <table:table-cell office:value-type="float" office:value="1.31075511786">
            <text:p>1.3107551179</text:p>
          </table:table-cell>
          <table:table-cell office:value-type="float" office:value="1.29489283858">
            <text:p>1.2948928386</text:p>
          </table:table-cell>
          <table:table-cell office:value-type="float" office:value="1.29241008148">
            <text:p>1.2924100815</text:p>
          </table:table-cell>
          <table:table-cell office:value-type="float" office:value="1.2963884427">
            <text:p>1.2963884427</text:p>
          </table:table-cell>
          <table:table-cell office:value-type="float" office:value="1.30738989236">
            <text:p>1.3073898924</text:p>
          </table:table-cell>
          <table:table-cell office:value-type="float" office:value="1.33852146248">
            <text:p>1.3385214625</text:p>
          </table:table-cell>
          <table:table-cell office:value-type="float" office:value="1.54983793115">
            <text:p>1.5498379312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[]</text:p>
          </table:table-cell>
          <table:table-cell office:value-type="float" office:value="1.53770671286">
            <text:p>1.5377067129</text:p>
          </table:table-cell>
          <table:table-cell office:value-type="float" office:value="1.36183009516">
            <text:p>1.3618300952</text:p>
          </table:table-cell>
          <table:table-cell office:value-type="float" office:value="1.33420548744">
            <text:p>1.3342054874</text:p>
          </table:table-cell>
          <table:table-cell office:value-type="float" office:value="1.32750092554">
            <text:p>1.3275009255</text:p>
          </table:table-cell>
          <table:table-cell office:value-type="float" office:value="1.32866213072">
            <text:p>1.3286621307</text:p>
          </table:table-cell>
          <table:table-cell office:value-type="float" office:value="1.33559565015">
            <text:p>1.3355956502</text:p>
          </table:table-cell>
          <table:table-cell office:value-type="float" office:value="1.35501310748">
            <text:p>1.3550131075</text:p>
          </table:table-cell>
          <table:table-cell office:value-type="float" office:value="1.50601352941">
            <text:p>1.5060135294</text:p>
          </table:table-cell>
          <table:table-cell office:value-type="float" office:value="1.74103003563">
            <text:p>1.7410300356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1.72883999132">
            <text:p>1.7288399913</text:p>
          </table:table-cell>
          <table:table-cell office:value-type="float" office:value="1.41905392669">
            <text:p>1.4190539267</text:p>
          </table:table-cell>
          <table:table-cell office:value-type="float" office:value="1.25722687676">
            <text:p>1.2572268768</text:p>
          </table:table-cell>
          <table:table-cell office:value-type="float" office:value="1.19752294707">
            <text:p>1.1975229471</text:p>
          </table:table-cell>
          <table:table-cell office:value-type="float" office:value="1.15890779011">
            <text:p>1.1589077901</text:p>
          </table:table-cell>
          <table:table-cell office:value-type="float" office:value="1.17250652527">
            <text:p>1.1725065253</text:p>
          </table:table-cell>
          <table:table-cell office:value-type="float" office:value="1.21884873684">
            <text:p>1.2188487368</text:p>
          </table:table-cell>
          <table:table-cell office:value-type="float" office:value="1.2577357553">
            <text:p>1.2577357553</text:p>
          </table:table-cell>
          <table:table-cell office:value-type="float" office:value="1.28663554384">
            <text:p>1.2866355438</text:p>
          </table:table-cell>
          <table:table-cell office:value-type="float" office:value="1.3270466163">
            <text:p>1.3270466163</text:p>
          </table:table-cell>
          <table:table-cell office:value-type="float" office:value="1.54414507311">
            <text:p>1.5441450731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[]</text:p>
          </table:table-cell>
          <table:table-cell office:value-type="float" office:value="1.52405101523">
            <text:p>1.5240510152</text:p>
          </table:table-cell>
          <table:table-cell office:value-type="float" office:value="1.3304076355">
            <text:p>1.3304076355</text:p>
          </table:table-cell>
          <table:table-cell office:value-type="float" office:value="1.27576315999">
            <text:p>1.27576316</text:p>
          </table:table-cell>
          <table:table-cell office:value-type="float" office:value="1.23976423016">
            <text:p>1.2397642302</text:p>
          </table:table-cell>
          <table:table-cell office:value-type="float" office:value="1.23094949948">
            <text:p>1.2309494995</text:p>
          </table:table-cell>
          <table:table-cell office:value-type="float" office:value="1.25405201296">
            <text:p>1.254052013</text:p>
          </table:table-cell>
          <table:table-cell office:value-type="float" office:value="1.28524241092">
            <text:p>1.2852424109</text:p>
          </table:table-cell>
          <table:table-cell office:value-type="float" office:value="1.31105215038">
            <text:p>1.3110521504</text:p>
          </table:table-cell>
          <table:table-cell office:value-type="float" office:value="1.34092539768">
            <text:p>1.3409253977</text:p>
          </table:table-cell>
          <table:table-cell office:value-type="float" office:value="1.49836972248">
            <text:p>1.4983697225</text:p>
          </table:table-cell>
          <table:table-cell office:value-type="float" office:value="1.73684234465">
            <text:p>1.7368423447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75969389863">
            <text:p>1.7596938986</text:p>
          </table:table-cell>
          <table:table-cell office:value-type="float" office:value="1.45516009011">
            <text:p>1.4551600901</text:p>
          </table:table-cell>
          <table:table-cell office:value-type="float" office:value="1.30605392191">
            <text:p>1.3060539219</text:p>
          </table:table-cell>
          <table:table-cell office:value-type="float" office:value="1.27089870917">
            <text:p>1.2708987092</text:p>
          </table:table-cell>
          <table:table-cell office:value-type="float" office:value="1.2299842043">
            <text:p>1.2299842043</text:p>
          </table:table-cell>
          <table:table-cell office:value-type="float" office:value="0.794262497813">
            <text:p>0.7942624978</text:p>
          </table:table-cell>
          <table:table-cell office:value-type="float" office:value="0">
            <text:p>0</text:p>
          </table:table-cell>
          <table:table-cell office:value-type="float" office:value="0.792902194288">
            <text:p>0.7929021943</text:p>
          </table:table-cell>
          <table:table-cell office:value-type="float" office:value="1.22671158041">
            <text:p>1.2267115804</text:p>
          </table:table-cell>
          <table:table-cell office:value-type="float" office:value="1.2641557715">
            <text:p>1.2641557715</text:p>
          </table:table-cell>
          <table:table-cell office:value-type="float" office:value="1.29026765989">
            <text:p>1.2902676599</text:p>
          </table:table-cell>
          <table:table-cell office:value-type="float" office:value="1.33412743516">
            <text:p>1.3341274352</text:p>
          </table:table-cell>
          <table:table-cell office:value-type="float" office:value="1.55469690016">
            <text:p>1.554696900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.55378021365">
            <text:p>1.5537802137</text:p>
          </table:table-cell>
          <table:table-cell office:value-type="float" office:value="1.36435154571">
            <text:p>1.3643515457</text:p>
          </table:table-cell>
          <table:table-cell office:value-type="float" office:value="1.31799521709">
            <text:p>1.3179952171</text:p>
          </table:table-cell>
          <table:table-cell office:value-type="float" office:value="1.28401734494">
            <text:p>1.2840173449</text:p>
          </table:table-cell>
          <table:table-cell office:value-type="float" office:value="1.18714444022">
            <text:p>1.1871444402</text:p>
          </table:table-cell>
          <table:table-cell office:value-type="float" office:value="0.666299258309">
            <text:p>0.6662992583</text:p>
          </table:table-cell>
          <table:table-cell office:value-type="float" office:value="0.684817197745">
            <text:p>0.6848171977</text:p>
          </table:table-cell>
          <table:table-cell office:value-type="float" office:value="1.20767376396">
            <text:p>1.207673764</text:p>
          </table:table-cell>
          <table:table-cell office:value-type="float" office:value="1.28711855305">
            <text:p>1.2871185531</text:p>
          </table:table-cell>
          <table:table-cell office:value-type="float" office:value="1.31265854733">
            <text:p>1.3126585473</text:p>
          </table:table-cell>
          <table:table-cell office:value-type="float" office:value="1.34554217972">
            <text:p>1.3455421797</text:p>
          </table:table-cell>
          <table:table-cell office:value-type="float" office:value="1.50653542828">
            <text:p>1.5065354283</text:p>
          </table:table-cell>
          <table:table-cell office:value-type="float" office:value="1.74525011318">
            <text:p>1.745250113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1.75138817103">
            <text:p>1.751388171</text:p>
          </table:table-cell>
          <table:table-cell office:value-type="float" office:value="1.446322661">
            <text:p>1.446322661</text:p>
          </table:table-cell>
          <table:table-cell office:value-type="float" office:value="1.29884153505">
            <text:p>1.2988415351</text:p>
          </table:table-cell>
          <table:table-cell office:value-type="float" office:value="1.26154081396">
            <text:p>1.261540814</text:p>
          </table:table-cell>
          <table:table-cell office:value-type="float" office:value="1.22017172368">
            <text:p>1.2201717237</text:p>
          </table:table-cell>
          <table:table-cell office:value-type="float" office:value="1.17222997885">
            <text:p>1.1722299789</text:p>
          </table:table-cell>
          <table:table-cell office:value-type="float" office:value="1.15670503038">
            <text:p>1.1567050304</text:p>
          </table:table-cell>
          <table:table-cell office:value-type="float" office:value="1.1919626403">
            <text:p>1.1919626403</text:p>
          </table:table-cell>
          <table:table-cell office:value-type="float" office:value="1.24300703148">
            <text:p>1.2430070315</text:p>
          </table:table-cell>
          <table:table-cell office:value-type="float" office:value="1.30070770494">
            <text:p>1.3007077049</text:p>
          </table:table-cell>
          <table:table-cell office:value-type="float" office:value="1.52649125038">
            <text:p>1.5264912504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[]</text:p>
          </table:table-cell>
          <table:table-cell office:value-type="float" office:value="1.54264157924">
            <text:p>1.5426415792</text:p>
          </table:table-cell>
          <table:table-cell office:value-type="float" office:value="1.35569125408">
            <text:p>1.3556912541</text:p>
          </table:table-cell>
          <table:table-cell office:value-type="float" office:value="1.30967445233">
            <text:p>1.3096744523</text:p>
          </table:table-cell>
          <table:table-cell office:value-type="float" office:value="1.26731257557">
            <text:p>1.2673125756</text:p>
          </table:table-cell>
          <table:table-cell office:value-type="float" office:value="1.20690735281">
            <text:p>1.2069073528</text:p>
          </table:table-cell>
          <table:table-cell office:value-type="float" office:value="1.15793697147">
            <text:p>1.1579369715</text:p>
          </table:table-cell>
          <table:table-cell office:value-type="float" office:value="1.17685348232">
            <text:p>1.1768534823</text:p>
          </table:table-cell>
          <table:table-cell office:value-type="float" office:value="1.23915862494">
            <text:p>1.2391586249</text:p>
          </table:table-cell>
          <table:table-cell office:value-type="float" office:value="1.30173152102">
            <text:p>1.301731521</text:p>
          </table:table-cell>
          <table:table-cell office:value-type="float" office:value="1.47451171491">
            <text:p>1.4745117149</text:p>
          </table:table-cell>
          <table:table-cell office:value-type="float" office:value="1.71696990682">
            <text:p>1.7169699068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[]</text:p>
          </table:table-cell>
          <table:table-cell office:value-type="float" office:value="1.75700234301">
            <text:p>1.757002343</text:p>
          </table:table-cell>
          <table:table-cell office:value-type="float" office:value="1.45651132593">
            <text:p>1.4565113259</text:p>
          </table:table-cell>
          <table:table-cell office:value-type="float" office:value="1.31846154447">
            <text:p>1.3184615445</text:p>
          </table:table-cell>
          <table:table-cell office:value-type="float" office:value="1.29896300133">
            <text:p>1.2989630013</text:p>
          </table:table-cell>
          <table:table-cell office:value-type="float" office:value="1.29184776241">
            <text:p>1.2918477624</text:p>
          </table:table-cell>
          <table:table-cell office:value-type="float" office:value="1.29077335513">
            <text:p>1.2907733551</text:p>
          </table:table-cell>
          <table:table-cell office:value-type="float" office:value="1.29807143498">
            <text:p>1.298071435</text:p>
          </table:table-cell>
          <table:table-cell office:value-type="float" office:value="1.32678091423">
            <text:p>1.3267809142</text:p>
          </table:table-cell>
          <table:table-cell office:value-type="float" office:value="1.53654638736">
            <text:p>1.5365463874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[]</text:p>
          </table:table-cell>
          <table:table-cell office:value-type="float" office:value="1.5502153447">
            <text:p>1.5502153447</text:p>
          </table:table-cell>
          <table:table-cell office:value-type="float" office:value="1.37117908255">
            <text:p>1.3711790826</text:p>
          </table:table-cell>
          <table:table-cell office:value-type="float" office:value="1.33980400694">
            <text:p>1.3398040069</text:p>
          </table:table-cell>
          <table:table-cell office:value-type="float" office:value="1.32841913965">
            <text:p>1.3284191397</text:p>
          </table:table-cell>
          <table:table-cell office:value-type="float" office:value="1.32428412116">
            <text:p>1.3242841212</text:p>
          </table:table-cell>
          <table:table-cell office:value-type="float" office:value="1.3271377246">
            <text:p>1.3271377246</text:p>
          </table:table-cell>
          <table:table-cell office:value-type="float" office:value="1.34405788083">
            <text:p>1.3440578808</text:p>
          </table:table-cell>
          <table:table-cell office:value-type="float" office:value="1.49141806678">
            <text:p>1.4914180668</text:p>
          </table:table-cell>
          <table:table-cell office:value-type="float" office:value="1.72238934931">
            <text:p>1.7223893493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[]</text:p>
          </table:table-cell>
          <table:table-cell office:value-type="float" office:value="1.7611587532">
            <text:p>1.7611587532</text:p>
          </table:table-cell>
          <table:table-cell office:value-type="float" office:value="1.46336360666">
            <text:p>1.4633636067</text:p>
          </table:table-cell>
          <table:table-cell office:value-type="float" office:value="1.32961669325">
            <text:p>1.3296166933</text:p>
          </table:table-cell>
          <table:table-cell office:value-type="float" office:value="1.31595879771">
            <text:p>1.3159587977</text:p>
          </table:table-cell>
          <table:table-cell office:value-type="float" office:value="1.31901635045">
            <text:p>1.3190163505</text:p>
          </table:table-cell>
          <table:table-cell office:value-type="float" office:value="1.34381631508">
            <text:p>1.3438163151</text:p>
          </table:table-cell>
          <table:table-cell office:value-type="float" office:value="1.54867747937">
            <text:p>1.5486774794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[]</text:p>
          </table:table-cell>
          <table:table-cell office:value-type="float" office:value="1.55577186284">
            <text:p>1.5557718628</text:p>
          </table:table-cell>
          <table:table-cell office:value-type="float" office:value="1.38071586998">
            <text:p>1.38071587</text:p>
          </table:table-cell>
          <table:table-cell office:value-type="float" office:value="1.35469777674">
            <text:p>1.3546977767</text:p>
          </table:table-cell>
          <table:table-cell office:value-type="float" office:value="1.35172691939">
            <text:p>1.3517269194</text:p>
          </table:table-cell>
          <table:table-cell office:value-type="float" office:value="1.36484034077">
            <text:p>1.3648403408</text:p>
          </table:table-cell>
          <table:table-cell office:value-type="float" office:value="1.50719718773">
            <text:p>1.5071971877</text:p>
          </table:table-cell>
          <table:table-cell office:value-type="float" office:value="1.73346932367">
            <text:p>1.7334693237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1.76525221561">
            <text:p>1.7652522156</text:p>
          </table:table-cell>
          <table:table-cell office:value-type="float" office:value="1.47132858003">
            <text:p>1.47132858</text:p>
          </table:table-cell>
          <table:table-cell office:value-type="float" office:value="1.34606432942">
            <text:p>1.3460643294</text:p>
          </table:table-cell>
          <table:table-cell office:value-type="float" office:value="1.35706338945">
            <text:p>1.3570633895</text:p>
          </table:table-cell>
          <table:table-cell office:value-type="float" office:value="1.55744258158">
            <text:p>1.5574425816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1.56165693326">
            <text:p>1.5616569333</text:p>
          </table:table-cell>
          <table:table-cell office:value-type="float" office:value="1.39255844063">
            <text:p>1.3925584406</text:p>
          </table:table-cell>
          <table:table-cell office:value-type="float" office:value="1.3821833394">
            <text:p>1.3821833394</text:p>
          </table:table-cell>
          <table:table-cell office:value-type="float" office:value="1.51817222925">
            <text:p>1.5181722293</text:p>
          </table:table-cell>
          <table:table-cell office:value-type="float" office:value="1.74133399193">
            <text:p>1.7413339919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[]</text:p>
          </table:table-cell>
          <table:table-cell office:value-type="float" office:value="1.77564828659">
            <text:p>1.7756482866</text:p>
          </table:table-cell>
          <table:table-cell office:value-type="float" office:value="1.5047693688">
            <text:p>1.5047693688</text:p>
          </table:table-cell>
          <table:table-cell office:value-type="float" office:value="1.57804137691">
            <text:p>1.5780413769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[]</text:p>
          </table:table-cell>
          <table:table-cell office:value-type="float" office:value="1.58080963271">
            <text:p>1.5808096327</text:p>
          </table:table-cell>
          <table:table-cell office:value-type="float" office:value="1.55122866298">
            <text:p>1.551228663</text:p>
          </table:table-cell>
          <table:table-cell office:value-type="float" office:value="1.7527048045">
            <text:p>1.7527048045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[]</text:p>
          </table:table-cell>
          <table:table-cell office:value-type="float" office:value="1.85616252462">
            <text:p>1.8561625246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[]</text:p>
          </table:table-cell>
          <table:table-cell office:value-type="float" office:value="1.84089561426">
            <text:p>1.8408956143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'=============================================================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<text:s/>Pc/Pc_cation_neut_inner6_outer0/ReorgPlanes_shareq/Pc_cation_neut_inner6_outer0_reorgs_shareq_planes_CENTRE_b.dat 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a\c</text:p>
          </table:table-cell>
          <table:table-cell office:value-type="string">
            <text:p>m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6" office:value-type="string">
            <text:p>[]</text:p>
          </table:table-cell>
          <table:table-cell office:value-type="float" office:value="1.81575742795">
            <text:p>1.815757428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[]</text:p>
          </table:table-cell>
          <table:table-cell office:value-type="float" office:value="1.5846769855">
            <text:p>1.5846769855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[]</text:p>
          </table:table-cell>
          <table:table-cell office:value-type="float" office:value="1.78582190941">
            <text:p>1.7858219094</text:p>
          </table:table-cell>
          <table:table-cell office:value-type="float" office:value="1.47066614968">
            <text:p>1.4706661497</text:p>
          </table:table-cell>
          <table:table-cell office:value-type="float" office:value="1.80584001065">
            <text:p>1.8058400107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5" office:value-type="string">
            <text:p>[]</text:p>
          </table:table-cell>
          <table:table-cell office:value-type="float" office:value="1.5552790996">
            <text:p>1.5552790996</text:p>
          </table:table-cell>
          <table:table-cell office:value-type="float" office:value="1.373736745">
            <text:p>1.373736745</text:p>
          </table:table-cell>
          <table:table-cell office:value-type="float" office:value="1.57168100054">
            <text:p>1.5716810005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1.78871677386">
            <text:p>1.7887167739</text:p>
          </table:table-cell>
          <table:table-cell office:value-type="float" office:value="1.43850812585">
            <text:p>1.4385081259</text:p>
          </table:table-cell>
          <table:table-cell office:value-type="float" office:value="1.31304185413">
            <text:p>1.3130418541</text:p>
          </table:table-cell>
          <table:table-cell office:value-type="float" office:value="1.45921247585">
            <text:p>1.4592124759</text:p>
          </table:table-cell>
          <table:table-cell office:value-type="float" office:value="1.80896802011">
            <text:p>1.8089680201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1.56351527196">
            <text:p>1.563515272</text:p>
          </table:table-cell>
          <table:table-cell office:value-type="float" office:value="1.33957351012">
            <text:p>1.3395735101</text:p>
          </table:table-cell>
          <table:table-cell office:value-type="float" office:value="1.32315748499">
            <text:p>1.323157485</text:p>
          </table:table-cell>
          <table:table-cell office:value-type="float" office:value="1.36345806519">
            <text:p>1.3634580652</text:p>
          </table:table-cell>
          <table:table-cell office:value-type="float" office:value="1.57594964394">
            <text:p>1.5759496439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[]</text:p>
          </table:table-cell>
          <table:table-cell office:value-type="float" office:value="1.80111009613">
            <text:p>1.8011100961</text:p>
          </table:table-cell>
          <table:table-cell office:value-type="float" office:value="1.45336465411">
            <text:p>1.4533646541</text:p>
          </table:table-cell>
          <table:table-cell office:value-type="float" office:value="1.26656585591">
            <text:p>1.2665658559</text:p>
          </table:table-cell>
          <table:table-cell office:value-type="float" office:value="1.27047353272">
            <text:p>1.2704735327</text:p>
          </table:table-cell>
          <table:table-cell office:value-type="float" office:value="1.30677164703">
            <text:p>1.306771647</text:p>
          </table:table-cell>
          <table:table-cell office:value-type="float" office:value="1.46558646216">
            <text:p>1.4655864622</text:p>
          </table:table-cell>
          <table:table-cell office:value-type="float" office:value="1.81275680022">
            <text:p>1.8127568002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[]</text:p>
          </table:table-cell>
          <table:table-cell office:value-type="float" office:value="1.57692042893">
            <text:p>1.5769204289</text:p>
          </table:table-cell>
          <table:table-cell office:value-type="float" office:value="1.366428003">
            <text:p>1.366428003</text:p>
          </table:table-cell>
          <table:table-cell office:value-type="float" office:value="1.2713727">
            <text:p>1.2713727</text:p>
          </table:table-cell>
          <table:table-cell office:value-type="float" office:value="1.28408203124">
            <text:p>1.2840820312</text:p>
          </table:table-cell>
          <table:table-cell office:value-type="float" office:value="1.32024288166">
            <text:p>1.3202428817</text:p>
          </table:table-cell>
          <table:table-cell office:value-type="float" office:value="1.37266098203">
            <text:p>1.372660982</text:p>
          </table:table-cell>
          <table:table-cell office:value-type="float" office:value="1.58082890322">
            <text:p>1.5808289032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[]</text:p>
          </table:table-cell>
          <table:table-cell office:value-type="float" office:value="1.80723261374">
            <text:p>1.8072326137</text:p>
          </table:table-cell>
          <table:table-cell office:value-type="float" office:value="1.47000662613">
            <text:p>1.4700066261</text:p>
          </table:table-cell>
          <table:table-cell office:value-type="float" office:value="1.31317596158">
            <text:p>1.3131759616</text:p>
          </table:table-cell>
          <table:table-cell office:value-type="float" office:value="1.18929028433">
            <text:p>1.1892902843</text:p>
          </table:table-cell>
          <table:table-cell office:value-type="float" office:value="1.22230579699">
            <text:p>1.222305797</text:p>
          </table:table-cell>
          <table:table-cell office:value-type="float" office:value="1.27278086997">
            <text:p>1.27278087</text:p>
          </table:table-cell>
          <table:table-cell office:value-type="float" office:value="1.319749965">
            <text:p>1.319749965</text:p>
          </table:table-cell>
          <table:table-cell office:value-type="float" office:value="1.47177951256">
            <text:p>1.4717795126</text:p>
          </table:table-cell>
          <table:table-cell office:value-type="float" office:value="1.81621158352">
            <text:p>1.8162115835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[]</text:p>
          </table:table-cell>
          <table:table-cell office:value-type="float" office:value="1.58341098061">
            <text:p>1.5834109806</text:p>
          </table:table-cell>
          <table:table-cell office:value-type="float" office:value="1.38353137138">
            <text:p>1.3835313714</text:p>
          </table:table-cell>
          <table:table-cell office:value-type="float" office:value="1.33628211302">
            <text:p>1.336282113</text:p>
          </table:table-cell>
          <table:table-cell office:value-type="float" office:value="1.2126489919">
            <text:p>1.2126489919</text:p>
          </table:table-cell>
          <table:table-cell office:value-type="float" office:value="1.21125421651">
            <text:p>1.2112542165</text:p>
          </table:table-cell>
          <table:table-cell office:value-type="float" office:value="1.28698901316">
            <text:p>1.2869890132</text:p>
          </table:table-cell>
          <table:table-cell office:value-type="float" office:value="1.33927998413">
            <text:p>1.3392799841</text:p>
          </table:table-cell>
          <table:table-cell office:value-type="float" office:value="1.38098538592">
            <text:p>1.3809853859</text:p>
          </table:table-cell>
          <table:table-cell office:value-type="float" office:value="1.58579007616">
            <text:p>1.5857900762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1.81366833722">
            <text:p>1.8136683372</text:p>
          </table:table-cell>
          <table:table-cell office:value-type="float" office:value="1.47836968417">
            <text:p>1.4783696842</text:p>
          </table:table-cell>
          <table:table-cell office:value-type="float" office:value="1.33307957463">
            <text:p>1.3330795746</text:p>
          </table:table-cell>
          <table:table-cell office:value-type="float" office:value="1.29582077198">
            <text:p>1.295820772</text:p>
          </table:table-cell>
          <table:table-cell office:value-type="float" office:value="1.13401877479">
            <text:p>1.1340187748</text:p>
          </table:table-cell>
          <table:table-cell office:value-type="float" office:value="0.969196311929">
            <text:p>0.9691963119</text:p>
          </table:table-cell>
          <table:table-cell office:value-type="float" office:value="1.23534042439">
            <text:p>1.2353404244</text:p>
          </table:table-cell>
          <table:table-cell office:value-type="float" office:value="1.29906411199">
            <text:p>1.299064112</text:p>
          </table:table-cell>
          <table:table-cell office:value-type="float" office:value="1.33004812456">
            <text:p>1.3300481246</text:p>
          </table:table-cell>
          <table:table-cell office:value-type="float" office:value="1.47861052395">
            <text:p>1.478610524</text:p>
          </table:table-cell>
          <table:table-cell office:value-type="float" office:value="1.82279549931">
            <text:p>1.8227954993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[]</text:p>
          </table:table-cell>
          <table:table-cell office:value-type="float" office:value="1.59553447313">
            <text:p>1.5955344731</text:p>
          </table:table-cell>
          <table:table-cell office:value-type="float" office:value="1.3937498352">
            <text:p>1.3937498352</text:p>
          </table:table-cell>
          <table:table-cell office:value-type="float" office:value="1.35535693123">
            <text:p>1.3553569312</text:p>
          </table:table-cell>
          <table:table-cell office:value-type="float" office:value="1.32833223611">
            <text:p>1.3283322361</text:p>
          </table:table-cell>
          <table:table-cell office:value-type="float" office:value="1.20593632303">
            <text:p>1.205936323</text:p>
          </table:table-cell>
          <table:table-cell office:value-type="float" office:value="0.642136763555">
            <text:p>0.6421367636</text:p>
          </table:table-cell>
          <table:table-cell office:value-type="float" office:value="1.23094500366">
            <text:p>1.2309450037</text:p>
          </table:table-cell>
          <table:table-cell office:value-type="float" office:value="1.32807318297">
            <text:p>1.328073183</text:p>
          </table:table-cell>
          <table:table-cell office:value-type="float" office:value="1.35327091852">
            <text:p>1.3532709185</text:p>
          </table:table-cell>
          <table:table-cell office:value-type="float" office:value="1.39202841379">
            <text:p>1.3920284138</text:p>
          </table:table-cell>
          <table:table-cell office:value-type="float" office:value="1.59862484601">
            <text:p>1.598624846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85187791361">
            <text:p>1.8518779136</text:p>
          </table:table-cell>
          <table:table-cell office:value-type="float" office:value="1.50265266423">
            <text:p>1.5026526642</text:p>
          </table:table-cell>
          <table:table-cell office:value-type="float" office:value="1.34691339063">
            <text:p>1.3469133906</text:p>
          </table:table-cell>
          <table:table-cell office:value-type="float" office:value="1.31710373137">
            <text:p>1.3171037314</text:p>
          </table:table-cell>
          <table:table-cell office:value-type="float" office:value="1.29241008148">
            <text:p>1.2924100815</text:p>
          </table:table-cell>
          <table:table-cell office:value-type="float" office:value="1.17250652527">
            <text:p>1.1725065253</text:p>
          </table:table-cell>
          <table:table-cell office:value-type="float" office:value="0">
            <text:p>0</text:p>
          </table:table-cell>
          <table:table-cell office:value-type="float" office:value="1.17222997885">
            <text:p>1.1722299789</text:p>
          </table:table-cell>
          <table:table-cell office:value-type="float" office:value="1.29184776241">
            <text:p>1.2918477624</text:p>
          </table:table-cell>
          <table:table-cell office:value-type="float" office:value="1.31595879771">
            <text:p>1.3159587977</text:p>
          </table:table-cell>
          <table:table-cell office:value-type="float" office:value="1.34606432942">
            <text:p>1.3460643294</text:p>
          </table:table-cell>
          <table:table-cell office:value-type="float" office:value="1.5047693688">
            <text:p>1.5047693688</text:p>
          </table:table-cell>
          <table:table-cell office:value-type="float" office:value="1.85616252462">
            <text:p>1.856162524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.84571107106">
            <text:p>1.8457110711</text:p>
          </table:table-cell>
          <table:table-cell office:value-type="float" office:value="1.55342662622">
            <text:p>1.5534266262</text:p>
          </table:table-cell>
          <table:table-cell office:value-type="float" office:value="1.38057222241">
            <text:p>1.3805722224</text:p>
          </table:table-cell>
          <table:table-cell office:value-type="float" office:value="1.35065292633">
            <text:p>1.3506529263</text:p>
          </table:table-cell>
          <table:table-cell office:value-type="float" office:value="1.32866213072">
            <text:p>1.3286621307</text:p>
          </table:table-cell>
          <table:table-cell office:value-type="float" office:value="1.25405201296">
            <text:p>1.254052013</text:p>
          </table:table-cell>
          <table:table-cell office:value-type="float" office:value="0.684817197745">
            <text:p>0.6848171977</text:p>
          </table:table-cell>
          <table:table-cell office:value-type="float" office:value="1.15793697147">
            <text:p>1.1579369715</text:p>
          </table:table-cell>
          <table:table-cell office:value-type="float" office:value="1.32428412116">
            <text:p>1.3242841212</text:p>
          </table:table-cell>
          <table:table-cell office:value-type="float" office:value="1.35172691939">
            <text:p>1.3517269194</text:p>
          </table:table-cell>
          <table:table-cell office:value-type="float" office:value="1.3821833394">
            <text:p>1.3821833394</text:p>
          </table:table-cell>
          <table:table-cell office:value-type="float" office:value="1.55122866298">
            <text:p>1.551228663</text:p>
          </table:table-cell>
          <table:table-cell office:value-type="float" office:value="1.84089561426">
            <text:p>1.840895614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1.58162098104">
            <text:p>1.581620981</text:p>
          </table:table-cell>
          <table:table-cell office:value-type="float" office:value="1.35698554502">
            <text:p>1.356985545</text:p>
          </table:table-cell>
          <table:table-cell office:value-type="float" office:value="1.31870508105">
            <text:p>1.3187050811</text:p>
          </table:table-cell>
          <table:table-cell office:value-type="float" office:value="1.29563221855">
            <text:p>1.2956322186</text:p>
          </table:table-cell>
          <table:table-cell office:value-type="float" office:value="1.23347731763">
            <text:p>1.2334773176</text:p>
          </table:table-cell>
          <table:table-cell office:value-type="float" office:value="0.967380150762">
            <text:p>0.9673801508</text:p>
          </table:table-cell>
          <table:table-cell office:value-type="float" office:value="1.1312296124">
            <text:p>1.1312296124</text:p>
          </table:table-cell>
          <table:table-cell office:value-type="float" office:value="1.29084960605">
            <text:p>1.2908496061</text:p>
          </table:table-cell>
          <table:table-cell office:value-type="float" office:value="1.32064657458">
            <text:p>1.3206465746</text:p>
          </table:table-cell>
          <table:table-cell office:value-type="float" office:value="1.35938216572">
            <text:p>1.3593821657</text:p>
          </table:table-cell>
          <table:table-cell office:value-type="float" office:value="1.57848136255">
            <text:p>1.5784813626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[]</text:p>
          </table:table-cell>
          <table:table-cell office:value-type="float" office:value="1.80899408106">
            <text:p>1.8089940811</text:p>
          </table:table-cell>
          <table:table-cell office:value-type="float" office:value="1.52583860793">
            <text:p>1.5258386079</text:p>
          </table:table-cell>
          <table:table-cell office:value-type="float" office:value="1.36497175853">
            <text:p>1.3649717585</text:p>
          </table:table-cell>
          <table:table-cell office:value-type="float" office:value="1.33542067832">
            <text:p>1.3354206783</text:p>
          </table:table-cell>
          <table:table-cell office:value-type="float" office:value="1.29220122043">
            <text:p>1.2922012204</text:p>
          </table:table-cell>
          <table:table-cell office:value-type="float" office:value="1.21635102806">
            <text:p>1.2163510281</text:p>
          </table:table-cell>
          <table:table-cell office:value-type="float" office:value="1.17051790381">
            <text:p>1.1705179038</text:p>
          </table:table-cell>
          <table:table-cell office:value-type="float" office:value="1.3272823355">
            <text:p>1.3272823355</text:p>
          </table:table-cell>
          <table:table-cell office:value-type="float" office:value="1.3675208825">
            <text:p>1.3675208825</text:p>
          </table:table-cell>
          <table:table-cell office:value-type="float" office:value="1.52606996098">
            <text:p>1.526069961</text:p>
          </table:table-cell>
          <table:table-cell office:value-type="float" office:value="1.80008672141">
            <text:p>1.8000867214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[]</text:p>
          </table:table-cell>
          <table:table-cell office:value-type="float" office:value="1.56839304822">
            <text:p>1.5683930482</text:p>
          </table:table-cell>
          <table:table-cell office:value-type="float" office:value="1.3464613069">
            <text:p>1.3464613069</text:p>
          </table:table-cell>
          <table:table-cell office:value-type="float" office:value="1.30632415617">
            <text:p>1.3063241562</text:p>
          </table:table-cell>
          <table:table-cell office:value-type="float" office:value="1.26789284865">
            <text:p>1.2678928487</text:p>
          </table:table-cell>
          <table:table-cell office:value-type="float" office:value="1.21822696517">
            <text:p>1.2182269652</text:p>
          </table:table-cell>
          <table:table-cell office:value-type="float" office:value="1.18253253116">
            <text:p>1.1825325312</text:p>
          </table:table-cell>
          <table:table-cell office:value-type="float" office:value="1.29851999098">
            <text:p>1.298519991</text:p>
          </table:table-cell>
          <table:table-cell office:value-type="float" office:value="1.34840760871">
            <text:p>1.3484076087</text:p>
          </table:table-cell>
          <table:table-cell office:value-type="float" office:value="1.56633487191">
            <text:p>1.5663348719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[]</text:p>
          </table:table-cell>
          <table:table-cell office:value-type="float" office:value="1.80220230251">
            <text:p>1.8022023025</text:p>
          </table:table-cell>
          <table:table-cell office:value-type="float" office:value="1.51919635068">
            <text:p>1.5191963507</text:p>
          </table:table-cell>
          <table:table-cell office:value-type="float" office:value="1.35583027578">
            <text:p>1.3558302758</text:p>
          </table:table-cell>
          <table:table-cell office:value-type="float" office:value="1.31675754271">
            <text:p>1.3167575427</text:p>
          </table:table-cell>
          <table:table-cell office:value-type="float" office:value="1.28047159734">
            <text:p>1.2804715973</text:p>
          </table:table-cell>
          <table:table-cell office:value-type="float" office:value="1.24928287043">
            <text:p>1.2492828704</text:p>
          </table:table-cell>
          <table:table-cell office:value-type="float" office:value="1.34541855667">
            <text:p>1.3454185567</text:p>
          </table:table-cell>
          <table:table-cell office:value-type="float" office:value="1.51703139159">
            <text:p>1.5170313916</text:p>
          </table:table-cell>
          <table:table-cell office:value-type="float" office:value="1.79350316089">
            <text:p>1.7935031609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[]</text:p>
          </table:table-cell>
          <table:table-cell office:value-type="float" office:value="1.56358268616">
            <text:p>1.5635826862</text:p>
          </table:table-cell>
          <table:table-cell office:value-type="float" office:value="1.33911677924">
            <text:p>1.3391167792</text:p>
          </table:table-cell>
          <table:table-cell office:value-type="float" office:value="1.29235700945">
            <text:p>1.2923570095</text:p>
          </table:table-cell>
          <table:table-cell office:value-type="float" office:value="1.26258948798">
            <text:p>1.262589488</text:p>
          </table:table-cell>
          <table:table-cell office:value-type="float" office:value="1.25036896105">
            <text:p>1.2503689611</text:p>
          </table:table-cell>
          <table:table-cell office:value-type="float" office:value="1.32947566438">
            <text:p>1.3294756644</text:p>
          </table:table-cell>
          <table:table-cell office:value-type="float" office:value="1.55897297622">
            <text:p>1.5589729762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[]</text:p>
          </table:table-cell>
          <table:table-cell office:value-type="float" office:value="1.7988428067">
            <text:p>1.7988428067</text:p>
          </table:table-cell>
          <table:table-cell office:value-type="float" office:value="1.51371571648">
            <text:p>1.5137157165</text:p>
          </table:table-cell>
          <table:table-cell office:value-type="float" office:value="1.34606887722">
            <text:p>1.3460688772</text:p>
          </table:table-cell>
          <table:table-cell office:value-type="float" office:value="1.3150508631">
            <text:p>1.3150508631</text:p>
          </table:table-cell>
          <table:table-cell office:value-type="float" office:value="1.31641683367">
            <text:p>1.3164168337</text:p>
          </table:table-cell>
          <table:table-cell office:value-type="float" office:value="1.50016828656">
            <text:p>1.5001682866</text:p>
          </table:table-cell>
          <table:table-cell office:value-type="float" office:value="1.78653527077">
            <text:p>1.7865352708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1.55926789083">
            <text:p>1.5592678908</text:p>
          </table:table-cell>
          <table:table-cell office:value-type="float" office:value="1.33205879953">
            <text:p>1.3320587995</text:p>
          </table:table-cell>
          <table:table-cell office:value-type="float" office:value="1.29528656832">
            <text:p>1.2952865683</text:p>
          </table:table-cell>
          <table:table-cell office:value-type="float" office:value="1.31276161828">
            <text:p>1.3127616183</text:p>
          </table:table-cell>
          <table:table-cell office:value-type="float" office:value="1.54533094521">
            <text:p>1.5453309452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1.79550268007">
            <text:p>1.7955026801</text:p>
          </table:table-cell>
          <table:table-cell office:value-type="float" office:value="1.50884687418">
            <text:p>1.5088468742</text:p>
          </table:table-cell>
          <table:table-cell office:value-type="float" office:value="1.35283386593">
            <text:p>1.3528338659</text:p>
          </table:table-cell>
          <table:table-cell office:value-type="float" office:value="1.4926634279">
            <text:p>1.4926634279</text:p>
          </table:table-cell>
          <table:table-cell office:value-type="float" office:value="1.77489494635">
            <text:p>1.7748949464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[]</text:p>
          </table:table-cell>
          <table:table-cell office:value-type="float" office:value="1.55599056855">
            <text:p>1.5559905686</text:p>
          </table:table-cell>
          <table:table-cell office:value-type="float" office:value="1.34230167098">
            <text:p>1.342301671</text:p>
          </table:table-cell>
          <table:table-cell office:value-type="float" office:value="1.54157127079">
            <text:p>1.5415712708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[]</text:p>
          </table:table-cell>
          <table:table-cell office:value-type="float" office:value="1.79313069939">
            <text:p>1.7931306994</text:p>
          </table:table-cell>
          <table:table-cell office:value-type="float" office:value="1.5202878326">
            <text:p>1.5202878326</text:p>
          </table:table-cell>
          <table:table-cell office:value-type="float" office:value="1.77500517429">
            <text:p>1.7750051743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[]</text:p>
          </table:table-cell>
          <table:table-cell office:value-type="float" office:value="1.5686734161">
            <text:p>1.5686734161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[]</text:p>
          </table:table-cell>
          <table:table-cell office:value-type="float" office:value="1.80296185998">
            <text:p>1.80296186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'=============================================================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<text:s/>Pc/Pc_cation_neut_inner6_outer0/ReorgPlanes_shareq/Pc_cation_neut_inner6_outer0_reorgs_shareq_planes_CENTRE_c.dat 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b\a</text:p>
          </table:table-cell>
          <table:table-cell office:value-type="string">
            <text:p>m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6" office:value-type="string">
            <text:p>[]</text:p>
          </table:table-cell>
          <table:table-cell office:value-type="float" office:value="1.75969389863">
            <text:p>1.7596938986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[]</text:p>
          </table:table-cell>
          <table:table-cell office:value-type="float" office:value="1.55378021365">
            <text:p>1.5537802137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[]</text:p>
          </table:table-cell>
          <table:table-cell office:value-type="float" office:value="1.72589953305">
            <text:p>1.7258995331</text:p>
          </table:table-cell>
          <table:table-cell office:value-type="float" office:value="1.45516009011">
            <text:p>1.4551600901</text:p>
          </table:table-cell>
          <table:table-cell office:value-type="float" office:value="1.49391578094">
            <text:p>1.4939157809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5" office:value-type="string">
            <text:p>[]</text:p>
          </table:table-cell>
          <table:table-cell office:value-type="float" office:value="1.42494572241">
            <text:p>1.4249457224</text:p>
          </table:table-cell>
          <table:table-cell office:value-type="float" office:value="1.36435154571">
            <text:p>1.3643515457</text:p>
          </table:table-cell>
          <table:table-cell office:value-type="float" office:value="1.51761075775">
            <text:p>1.5176107578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1.71872165053">
            <text:p>1.7187216505</text:p>
          </table:table-cell>
          <table:table-cell office:value-type="float" office:value="1.43259156918">
            <text:p>1.4325915692</text:p>
          </table:table-cell>
          <table:table-cell office:value-type="float" office:value="1.30605392191">
            <text:p>1.3060539219</text:p>
          </table:table-cell>
          <table:table-cell office:value-type="float" office:value="1.31246078744">
            <text:p>1.3124607874</text:p>
          </table:table-cell>
          <table:table-cell office:value-type="float" office:value="1.47883856971">
            <text:p>1.4788385697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1.41380618515">
            <text:p>1.4138061852</text:p>
          </table:table-cell>
          <table:table-cell office:value-type="float" office:value="1.33063460083">
            <text:p>1.3306346008</text:p>
          </table:table-cell>
          <table:table-cell office:value-type="float" office:value="1.31799521709">
            <text:p>1.3179952171</text:p>
          </table:table-cell>
          <table:table-cell office:value-type="float" office:value="1.33856029642">
            <text:p>1.3385602964</text:p>
          </table:table-cell>
          <table:table-cell office:value-type="float" office:value="1.50922690862">
            <text:p>1.5092269086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[]</text:p>
          </table:table-cell>
          <table:table-cell office:value-type="float" office:value="1.71607812385">
            <text:p>1.7160781239</text:p>
          </table:table-cell>
          <table:table-cell office:value-type="float" office:value="1.4247563976">
            <text:p>1.4247563976</text:p>
          </table:table-cell>
          <table:table-cell office:value-type="float" office:value="1.28911417179">
            <text:p>1.2891141718</text:p>
          </table:table-cell>
          <table:table-cell office:value-type="float" office:value="1.27089870917">
            <text:p>1.2708987092</text:p>
          </table:table-cell>
          <table:table-cell office:value-type="float" office:value="1.27164590015">
            <text:p>1.2716459002</text:p>
          </table:table-cell>
          <table:table-cell office:value-type="float" office:value="1.29902550211">
            <text:p>1.2990255021</text:p>
          </table:table-cell>
          <table:table-cell office:value-type="float" office:value="1.47518904439">
            <text:p>1.4751890444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[]</text:p>
          </table:table-cell>
          <table:table-cell office:value-type="float" office:value="1.40887823827">
            <text:p>1.4088782383</text:p>
          </table:table-cell>
          <table:table-cell office:value-type="float" office:value="1.3203461546">
            <text:p>1.3203461546</text:p>
          </table:table-cell>
          <table:table-cell office:value-type="float" office:value="1.30013630928">
            <text:p>1.3001363093</text:p>
          </table:table-cell>
          <table:table-cell office:value-type="float" office:value="1.28401734494">
            <text:p>1.2840173449</text:p>
          </table:table-cell>
          <table:table-cell office:value-type="float" office:value="1.29423537483">
            <text:p>1.2942353748</text:p>
          </table:table-cell>
          <table:table-cell office:value-type="float" office:value="1.33252922836">
            <text:p>1.3325292284</text:p>
          </table:table-cell>
          <table:table-cell office:value-type="float" office:value="1.51033693119">
            <text:p>1.5103369312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[]</text:p>
          </table:table-cell>
          <table:table-cell office:value-type="float" office:value="1.71970364193">
            <text:p>1.7197036419</text:p>
          </table:table-cell>
          <table:table-cell office:value-type="float" office:value="1.42473906474">
            <text:p>1.4247390647</text:p>
          </table:table-cell>
          <table:table-cell office:value-type="float" office:value="1.28004561072">
            <text:p>1.2800456107</text:p>
          </table:table-cell>
          <table:table-cell office:value-type="float" office:value="1.25073916149">
            <text:p>1.2507391615</text:p>
          </table:table-cell>
          <table:table-cell office:value-type="float" office:value="1.2299842043">
            <text:p>1.2299842043</text:p>
          </table:table-cell>
          <table:table-cell office:value-type="float" office:value="1.23856526588">
            <text:p>1.2385652659</text:p>
          </table:table-cell>
          <table:table-cell office:value-type="float" office:value="1.25953989392">
            <text:p>1.2595398939</text:p>
          </table:table-cell>
          <table:table-cell office:value-type="float" office:value="1.30013153767">
            <text:p>1.3001315377</text:p>
          </table:table-cell>
          <table:table-cell office:value-type="float" office:value="1.48004793173">
            <text:p>1.4800479317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[]</text:p>
          </table:table-cell>
          <table:table-cell office:value-type="float" office:value="1.41385412653">
            <text:p>1.4138541265</text:p>
          </table:table-cell>
          <table:table-cell office:value-type="float" office:value="1.31637455811">
            <text:p>1.3163745581</text:p>
          </table:table-cell>
          <table:table-cell office:value-type="float" office:value="1.28467831198">
            <text:p>1.284678312</text:p>
          </table:table-cell>
          <table:table-cell office:value-type="float" office:value="1.24069298498">
            <text:p>1.240692985</text:p>
          </table:table-cell>
          <table:table-cell office:value-type="float" office:value="1.18714444022">
            <text:p>1.1871444402</text:p>
          </table:table-cell>
          <table:table-cell office:value-type="float" office:value="1.25578673532">
            <text:p>1.2557867353</text:p>
          </table:table-cell>
          <table:table-cell office:value-type="float" office:value="1.2953425561">
            <text:p>1.2953425561</text:p>
          </table:table-cell>
          <table:table-cell office:value-type="float" office:value="1.34127882116">
            <text:p>1.3412788212</text:p>
          </table:table-cell>
          <table:table-cell office:value-type="float" office:value="1.5193727154">
            <text:p>1.5193727154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1.73280338755">
            <text:p>1.7328033876</text:p>
          </table:table-cell>
          <table:table-cell office:value-type="float" office:value="1.43619476203">
            <text:p>1.436194762</text:p>
          </table:table-cell>
          <table:table-cell office:value-type="float" office:value="1.28828170549">
            <text:p>1.2882817055</text:p>
          </table:table-cell>
          <table:table-cell office:value-type="float" office:value="1.24311897149">
            <text:p>1.2431189715</text:p>
          </table:table-cell>
          <table:table-cell office:value-type="float" office:value="1.19149622073">
            <text:p>1.1914962207</text:p>
          </table:table-cell>
          <table:table-cell office:value-type="float" office:value="0.794262497813">
            <text:p>0.7942624978</text:p>
          </table:table-cell>
          <table:table-cell office:value-type="float" office:value="1.19193166857">
            <text:p>1.1919316686</text:p>
          </table:table-cell>
          <table:table-cell office:value-type="float" office:value="1.23215258437">
            <text:p>1.2321525844</text:p>
          </table:table-cell>
          <table:table-cell office:value-type="float" office:value="1.27043542871">
            <text:p>1.2704354287</text:p>
          </table:table-cell>
          <table:table-cell office:value-type="float" office:value="1.31327280091">
            <text:p>1.3132728009</text:p>
          </table:table-cell>
          <table:table-cell office:value-type="float" office:value="1.49309871381">
            <text:p>1.4930987138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[]</text:p>
          </table:table-cell>
          <table:table-cell office:value-type="float" office:value="1.43156339669">
            <text:p>1.4315633967</text:p>
          </table:table-cell>
          <table:table-cell office:value-type="float" office:value="1.33218813323">
            <text:p>1.3321881332</text:p>
          </table:table-cell>
          <table:table-cell office:value-type="float" office:value="1.28971623999">
            <text:p>1.28971624</text:p>
          </table:table-cell>
          <table:table-cell office:value-type="float" office:value="1.22436177435">
            <text:p>1.2243617744</text:p>
          </table:table-cell>
          <table:table-cell office:value-type="float" office:value="0.664395309841">
            <text:p>0.6643953098</text:p>
          </table:table-cell>
          <table:table-cell office:value-type="float" office:value="0.666299258309">
            <text:p>0.6662992583</text:p>
          </table:table-cell>
          <table:table-cell office:value-type="float" office:value="1.20649780505">
            <text:p>1.2064978051</text:p>
          </table:table-cell>
          <table:table-cell office:value-type="float" office:value="1.27903114517">
            <text:p>1.2790311452</text:p>
          </table:table-cell>
          <table:table-cell office:value-type="float" office:value="1.31621734429">
            <text:p>1.3162173443</text:p>
          </table:table-cell>
          <table:table-cell office:value-type="float" office:value="1.36008014343">
            <text:p>1.3600801434</text:p>
          </table:table-cell>
          <table:table-cell office:value-type="float" office:value="1.54261441615">
            <text:p>1.5426144162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81575742795">
            <text:p>1.815757428</text:p>
          </table:table-cell>
          <table:table-cell office:value-type="float" office:value="1.47066614968">
            <text:p>1.4706661497</text:p>
          </table:table-cell>
          <table:table-cell office:value-type="float" office:value="1.31304185413">
            <text:p>1.3130418541</text:p>
          </table:table-cell>
          <table:table-cell office:value-type="float" office:value="1.27047353272">
            <text:p>1.2704735327</text:p>
          </table:table-cell>
          <table:table-cell office:value-type="float" office:value="1.22230579699">
            <text:p>1.222305797</text:p>
          </table:table-cell>
          <table:table-cell office:value-type="float" office:value="0.969196311929">
            <text:p>0.9691963119</text:p>
          </table:table-cell>
          <table:table-cell office:value-type="float" office:value="0">
            <text:p>0</text:p>
          </table:table-cell>
          <table:table-cell office:value-type="float" office:value="0.967380150762">
            <text:p>0.9673801508</text:p>
          </table:table-cell>
          <table:table-cell office:value-type="float" office:value="1.21822696517">
            <text:p>1.2182269652</text:p>
          </table:table-cell>
          <table:table-cell office:value-type="float" office:value="1.26258948798">
            <text:p>1.262589488</text:p>
          </table:table-cell>
          <table:table-cell office:value-type="float" office:value="1.29528656832">
            <text:p>1.2952865683</text:p>
          </table:table-cell>
          <table:table-cell office:value-type="float" office:value="1.34230167098">
            <text:p>1.342301671</text:p>
          </table:table-cell>
          <table:table-cell office:value-type="float" office:value="1.5686734161">
            <text:p>1.568673416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.5846769855">
            <text:p>1.5846769855</text:p>
          </table:table-cell>
          <table:table-cell office:value-type="float" office:value="1.373736745">
            <text:p>1.373736745</text:p>
          </table:table-cell>
          <table:table-cell office:value-type="float" office:value="1.32315748499">
            <text:p>1.323157485</text:p>
          </table:table-cell>
          <table:table-cell office:value-type="float" office:value="1.28408203124">
            <text:p>1.2840820312</text:p>
          </table:table-cell>
          <table:table-cell office:value-type="float" office:value="1.21125421651">
            <text:p>1.2112542165</text:p>
          </table:table-cell>
          <table:table-cell office:value-type="float" office:value="0.642136763555">
            <text:p>0.6421367636</text:p>
          </table:table-cell>
          <table:table-cell office:value-type="float" office:value="0.684817197745">
            <text:p>0.6848171977</text:p>
          </table:table-cell>
          <table:table-cell office:value-type="float" office:value="1.21635102806">
            <text:p>1.2163510281</text:p>
          </table:table-cell>
          <table:table-cell office:value-type="float" office:value="1.28047159734">
            <text:p>1.2804715973</text:p>
          </table:table-cell>
          <table:table-cell office:value-type="float" office:value="1.3150508631">
            <text:p>1.3150508631</text:p>
          </table:table-cell>
          <table:table-cell office:value-type="float" office:value="1.35283386593">
            <text:p>1.3528338659</text:p>
          </table:table-cell>
          <table:table-cell office:value-type="float" office:value="1.5202878326">
            <text:p>1.5202878326</text:p>
          </table:table-cell>
          <table:table-cell office:value-type="float" office:value="1.80296185998">
            <text:p>1.8029618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1.54115278137">
            <text:p>1.5411527814</text:p>
          </table:table-cell>
          <table:table-cell office:value-type="float" office:value="1.32136502826">
            <text:p>1.3213650283</text:p>
          </table:table-cell>
          <table:table-cell office:value-type="float" office:value="1.27471335903">
            <text:p>1.274713359</text:p>
          </table:table-cell>
          <table:table-cell office:value-type="float" office:value="1.23432798876">
            <text:p>1.2343279888</text:p>
          </table:table-cell>
          <table:table-cell office:value-type="float" office:value="1.19244132499">
            <text:p>1.192441325</text:p>
          </table:table-cell>
          <table:table-cell office:value-type="float" office:value="0.792902194288">
            <text:p>0.7929021943</text:p>
          </table:table-cell>
          <table:table-cell office:value-type="float" office:value="1.18755425936">
            <text:p>1.1875542594</text:p>
          </table:table-cell>
          <table:table-cell office:value-type="float" office:value="1.23490875735">
            <text:p>1.2349087574</text:p>
          </table:table-cell>
          <table:table-cell office:value-type="float" office:value="1.26954462706">
            <text:p>1.2695446271</text:p>
          </table:table-cell>
          <table:table-cell office:value-type="float" office:value="1.30491715176">
            <text:p>1.3049171518</text:p>
          </table:table-cell>
          <table:table-cell office:value-type="float" office:value="1.39275267681">
            <text:p>1.3927526768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[]</text:p>
          </table:table-cell>
          <table:table-cell office:value-type="float" office:value="1.50262817887">
            <text:p>1.5026281789</text:p>
          </table:table-cell>
          <table:table-cell office:value-type="float" office:value="1.34388048711">
            <text:p>1.3438804871</text:p>
          </table:table-cell>
          <table:table-cell office:value-type="float" office:value="1.29843285852">
            <text:p>1.2984328585</text:p>
          </table:table-cell>
          <table:table-cell office:value-type="float" office:value="1.26349968537">
            <text:p>1.2634996854</text:p>
          </table:table-cell>
          <table:table-cell office:value-type="float" office:value="1.21285444592">
            <text:p>1.2128544459</text:p>
          </table:table-cell>
          <table:table-cell office:value-type="float" office:value="1.20767376396">
            <text:p>1.207673764</text:p>
          </table:table-cell>
          <table:table-cell office:value-type="float" office:value="1.26815775012">
            <text:p>1.2681577501</text:p>
          </table:table-cell>
          <table:table-cell office:value-type="float" office:value="1.29665683682">
            <text:p>1.2966568368</text:p>
          </table:table-cell>
          <table:table-cell office:value-type="float" office:value="1.33247238409">
            <text:p>1.3324723841</text:p>
          </table:table-cell>
          <table:table-cell office:value-type="float" office:value="1.48744785266">
            <text:p>1.4874478527</text:p>
          </table:table-cell>
          <table:table-cell office:value-type="float" office:value="1.71553656432">
            <text:p>1.7155365643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[]</text:p>
          </table:table-cell>
          <table:table-cell office:value-type="float" office:value="1.51801061001">
            <text:p>1.51801061</text:p>
          </table:table-cell>
          <table:table-cell office:value-type="float" office:value="1.30372806665">
            <text:p>1.3037280667</text:p>
          </table:table-cell>
          <table:table-cell office:value-type="float" office:value="1.26089791004">
            <text:p>1.26089791</text:p>
          </table:table-cell>
          <table:table-cell office:value-type="float" office:value="1.23803215446">
            <text:p>1.2380321545</text:p>
          </table:table-cell>
          <table:table-cell office:value-type="float" office:value="1.22671158041">
            <text:p>1.2267115804</text:p>
          </table:table-cell>
          <table:table-cell office:value-type="float" office:value="1.24268683554">
            <text:p>1.2426868355</text:p>
          </table:table-cell>
          <table:table-cell office:value-type="float" office:value="1.2606882276">
            <text:p>1.2606882276</text:p>
          </table:table-cell>
          <table:table-cell office:value-type="float" office:value="1.29177055024">
            <text:p>1.2917705502</text:p>
          </table:table-cell>
          <table:table-cell office:value-type="float" office:value="1.37715681665">
            <text:p>1.3771568167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[]</text:p>
          </table:table-cell>
          <table:table-cell office:value-type="float" office:value="1.49021720202">
            <text:p>1.490217202</text:p>
          </table:table-cell>
          <table:table-cell office:value-type="float" office:value="1.33349453157">
            <text:p>1.3334945316</text:p>
          </table:table-cell>
          <table:table-cell office:value-type="float" office:value="1.2972224265">
            <text:p>1.2972224265</text:p>
          </table:table-cell>
          <table:table-cell office:value-type="float" office:value="1.28681055859">
            <text:p>1.2868105586</text:p>
          </table:table-cell>
          <table:table-cell office:value-type="float" office:value="1.28711855305">
            <text:p>1.2871185531</text:p>
          </table:table-cell>
          <table:table-cell office:value-type="float" office:value="1.29811251382">
            <text:p>1.2981125138</text:p>
          </table:table-cell>
          <table:table-cell office:value-type="float" office:value="1.32498102878">
            <text:p>1.3249810288</text:p>
          </table:table-cell>
          <table:table-cell office:value-type="float" office:value="1.47766881746">
            <text:p>1.4776688175</text:p>
          </table:table-cell>
          <table:table-cell office:value-type="float" office:value="1.7032630906">
            <text:p>1.7032630906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[]</text:p>
          </table:table-cell>
          <table:table-cell office:value-type="float" office:value="1.51102108612">
            <text:p>1.5110210861</text:p>
          </table:table-cell>
          <table:table-cell office:value-type="float" office:value="1.30060488814">
            <text:p>1.3006048881</text:p>
          </table:table-cell>
          <table:table-cell office:value-type="float" office:value="1.26998953659">
            <text:p>1.2699895366</text:p>
          </table:table-cell>
          <table:table-cell office:value-type="float" office:value="1.2641557715">
            <text:p>1.2641557715</text:p>
          </table:table-cell>
          <table:table-cell office:value-type="float" office:value="1.27028491416">
            <text:p>1.2702849142</text:p>
          </table:table-cell>
          <table:table-cell office:value-type="float" office:value="1.29081084944">
            <text:p>1.2908108494</text:p>
          </table:table-cell>
          <table:table-cell office:value-type="float" office:value="1.37168810382">
            <text:p>1.3716881038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[]</text:p>
          </table:table-cell>
          <table:table-cell office:value-type="float" office:value="1.48769861279">
            <text:p>1.4876986128</text:p>
          </table:table-cell>
          <table:table-cell office:value-type="float" office:value="1.337497442">
            <text:p>1.337497442</text:p>
          </table:table-cell>
          <table:table-cell office:value-type="float" office:value="1.3134242546">
            <text:p>1.3134242546</text:p>
          </table:table-cell>
          <table:table-cell office:value-type="float" office:value="1.31265854733">
            <text:p>1.3126585473</text:p>
          </table:table-cell>
          <table:table-cell office:value-type="float" office:value="1.3297732159">
            <text:p>1.3297732159</text:p>
          </table:table-cell>
          <table:table-cell office:value-type="float" office:value="1.47634069462">
            <text:p>1.4763406946</text:p>
          </table:table-cell>
          <table:table-cell office:value-type="float" office:value="1.69933409495">
            <text:p>1.699334095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1.51271028331">
            <text:p>1.5127102833</text:p>
          </table:table-cell>
          <table:table-cell office:value-type="float" office:value="1.30970545191">
            <text:p>1.3097054519</text:p>
          </table:table-cell>
          <table:table-cell office:value-type="float" office:value="1.29026765989">
            <text:p>1.2902676599</text:p>
          </table:table-cell>
          <table:table-cell office:value-type="float" office:value="1.30036787353">
            <text:p>1.3003678735</text:p>
          </table:table-cell>
          <table:table-cell office:value-type="float" office:value="1.37425545671">
            <text:p>1.3742554567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1.49302826633">
            <text:p>1.4930282663</text:p>
          </table:table-cell>
          <table:table-cell office:value-type="float" office:value="1.35196456809">
            <text:p>1.3519645681</text:p>
          </table:table-cell>
          <table:table-cell office:value-type="float" office:value="1.34554217972">
            <text:p>1.3455421797</text:p>
          </table:table-cell>
          <table:table-cell office:value-type="float" office:value="1.48267765433">
            <text:p>1.4826776543</text:p>
          </table:table-cell>
          <table:table-cell office:value-type="float" office:value="1.70091599815">
            <text:p>1.7009159982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[]</text:p>
          </table:table-cell>
          <table:table-cell office:value-type="float" office:value="1.52133263278">
            <text:p>1.5213326328</text:p>
          </table:table-cell>
          <table:table-cell office:value-type="float" office:value="1.33412743516">
            <text:p>1.3341274352</text:p>
          </table:table-cell>
          <table:table-cell office:value-type="float" office:value="1.38568664866">
            <text:p>1.3856866487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[]</text:p>
          </table:table-cell>
          <table:table-cell office:value-type="float" office:value="1.50771771825">
            <text:p>1.5077177183</text:p>
          </table:table-cell>
          <table:table-cell office:value-type="float" office:value="1.50653542828">
            <text:p>1.5065354283</text:p>
          </table:table-cell>
          <table:table-cell office:value-type="float" office:value="1.708290452">
            <text:p>1.708290452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[]</text:p>
          </table:table-cell>
          <table:table-cell office:value-type="float" office:value="1.55469690016">
            <text:p>1.5546969002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[]</text:p>
          </table:table-cell>
          <table:table-cell office:value-type="float" office:value="1.74525011318">
            <text:p>1.7452501132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'=============================================================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<text:s/>PDIF-CN2/PDIF-CN2_cation_neut_inner6_outer0/ReorgPlanes_shareq/PDIF-CN2_cation_neut_inner6_outer0_reorgs_shareq_planes_CENTRE_a.dat 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c\b</text:p>
          </table:table-cell>
          <table:table-cell office:value-type="string">
            <text:p>m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1.35267004982">
            <text:p>1.3526700498</text:p>
          </table:table-cell>
          <table:table-cell office:value-type="float" office:value="1.06396174913">
            <text:p>1.0639617491</text:p>
          </table:table-cell>
          <table:table-cell office:value-type="float" office:value="1.02196158369">
            <text:p>1.0219615837</text:p>
          </table:table-cell>
          <table:table-cell office:value-type="float" office:value="1.06601880059">
            <text:p>1.0660188006</text:p>
          </table:table-cell>
          <table:table-cell office:value-type="float" office:value="1.35544803089">
            <text:p>1.3554480309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[]</text:p>
          </table:table-cell>
          <table:table-cell office:value-type="float" office:value="1.34711948118">
            <text:p>1.3471194812</text:p>
          </table:table-cell>
          <table:table-cell office:value-type="float" office:value="1.05373449414">
            <text:p>1.0537344941</text:p>
          </table:table-cell>
          <table:table-cell office:value-type="float" office:value="0.996623259529">
            <text:p>0.9966232595</text:p>
          </table:table-cell>
          <table:table-cell office:value-type="float" office:value="0.986764445095">
            <text:p>0.9867644451</text:p>
          </table:table-cell>
          <table:table-cell office:value-type="float" office:value="1.00034365069">
            <text:p>1.0003436507</text:p>
          </table:table-cell>
          <table:table-cell office:value-type="float" office:value="1.0603249703">
            <text:p>1.0603249703</text:p>
          </table:table-cell>
          <table:table-cell office:value-type="float" office:value="1.35440306897">
            <text:p>1.354403069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[]</text:p>
          </table:table-cell>
          <table:table-cell office:value-type="float" office:value="1.33962280211">
            <text:p>1.3396228021</text:p>
          </table:table-cell>
          <table:table-cell office:value-type="float" office:value="1.04162351169">
            <text:p>1.0416235117</text:p>
          </table:table-cell>
          <table:table-cell office:value-type="float" office:value="0.978639637549">
            <text:p>0.9786396375</text:p>
          </table:table-cell>
          <table:table-cell office:value-type="float" office:value="0.961345159143">
            <text:p>0.9613451591</text:p>
          </table:table-cell>
          <table:table-cell office:value-type="float" office:value="0.960486590767">
            <text:p>0.9604865908</text:p>
          </table:table-cell>
          <table:table-cell office:value-type="float" office:value="0.970055140325">
            <text:p>0.9700551403</text:p>
          </table:table-cell>
          <table:table-cell office:value-type="float" office:value="0.993172789272">
            <text:p>0.9931727893</text:p>
          </table:table-cell>
          <table:table-cell office:value-type="float" office:value="1.0581220897">
            <text:p>1.0581220897</text:p>
          </table:table-cell>
          <table:table-cell office:value-type="float" office:value="1.35416537293">
            <text:p>1.3541653729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[]</text:p>
          </table:table-cell>
          <table:table-cell office:value-type="float" office:value="1.02923164305">
            <text:p>1.0292316431</text:p>
          </table:table-cell>
          <table:table-cell office:value-type="float" office:value="0.945367554391">
            <text:p>0.9453675544</text:p>
          </table:table-cell>
          <table:table-cell office:value-type="float" office:value="0.891443422614">
            <text:p>0.8914434226</text:p>
          </table:table-cell>
          <table:table-cell office:value-type="float" office:value="0.848660511634">
            <text:p>0.8486605116</text:p>
          </table:table-cell>
          <table:table-cell office:value-type="float" office:value="0.844441900877">
            <text:p>0.8444419009</text:p>
          </table:table-cell>
          <table:table-cell office:value-type="float" office:value="0.885128858113">
            <text:p>0.8851288581</text:p>
          </table:table-cell>
          <table:table-cell office:value-type="float" office:value="0.934772974102">
            <text:p>0.9347729741</text:p>
          </table:table-cell>
          <table:table-cell office:value-type="float" office:value="0.979019406806">
            <text:p>0.9790194068</text:p>
          </table:table-cell>
          <table:table-cell office:value-type="float" office:value="1.05252216367">
            <text:p>1.0525221637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[]</text:p>
          </table:table-cell>
          <table:table-cell office:value-type="float" office:value="0.982641639618">
            <text:p>0.9826416396</text:p>
          </table:table-cell>
          <table:table-cell office:value-type="float" office:value="0.943617265757">
            <text:p>0.9436172658</text:p>
          </table:table-cell>
          <table:table-cell office:value-type="float" office:value="0.887190072776">
            <text:p>0.8871900728</text:p>
          </table:table-cell>
          <table:table-cell office:value-type="float" office:value="0.536793532776">
            <text:p>0.5367935328</text:p>
          </table:table-cell>
          <table:table-cell office:value-type="float" office:value="0">
            <text:p>0</text:p>
          </table:table-cell>
          <table:table-cell office:value-type="float" office:value="0.536793532776">
            <text:p>0.5367935328</text:p>
          </table:table-cell>
          <table:table-cell office:value-type="float" office:value="0.887190072776">
            <text:p>0.8871900728</text:p>
          </table:table-cell>
          <table:table-cell office:value-type="float" office:value="0.943617265757">
            <text:p>0.9436172658</text:p>
          </table:table-cell>
          <table:table-cell office:value-type="float" office:value="0.982641639618">
            <text:p>0.9826416396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[]</text:p>
          </table:table-cell>
          <table:table-cell office:value-type="float" office:value="1.05252216367">
            <text:p>1.0525221637</text:p>
          </table:table-cell>
          <table:table-cell office:value-type="float" office:value="0.979019406806">
            <text:p>0.9790194068</text:p>
          </table:table-cell>
          <table:table-cell office:value-type="float" office:value="0.934772974102">
            <text:p>0.9347729741</text:p>
          </table:table-cell>
          <table:table-cell office:value-type="float" office:value="0.885128858113">
            <text:p>0.8851288581</text:p>
          </table:table-cell>
          <table:table-cell office:value-type="float" office:value="0.844441900877">
            <text:p>0.8444419009</text:p>
          </table:table-cell>
          <table:table-cell office:value-type="float" office:value="0.848660511634">
            <text:p>0.8486605116</text:p>
          </table:table-cell>
          <table:table-cell office:value-type="float" office:value="0.891443422614">
            <text:p>0.8914434226</text:p>
          </table:table-cell>
          <table:table-cell office:value-type="float" office:value="0.945367554391">
            <text:p>0.9453675544</text:p>
          </table:table-cell>
          <table:table-cell office:value-type="float" office:value="1.02923164305">
            <text:p>1.0292316431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[]</text:p>
          </table:table-cell>
          <table:table-cell office:value-type="float" office:value="1.35416537293">
            <text:p>1.3541653729</text:p>
          </table:table-cell>
          <table:table-cell office:value-type="float" office:value="1.0581220897">
            <text:p>1.0581220897</text:p>
          </table:table-cell>
          <table:table-cell office:value-type="float" office:value="0.993172789272">
            <text:p>0.9931727893</text:p>
          </table:table-cell>
          <table:table-cell office:value-type="float" office:value="0.970055140325">
            <text:p>0.9700551403</text:p>
          </table:table-cell>
          <table:table-cell office:value-type="float" office:value="0.960486590767">
            <text:p>0.9604865908</text:p>
          </table:table-cell>
          <table:table-cell office:value-type="float" office:value="0.961345159143">
            <text:p>0.9613451591</text:p>
          </table:table-cell>
          <table:table-cell office:value-type="float" office:value="0.978639637549">
            <text:p>0.9786396375</text:p>
          </table:table-cell>
          <table:table-cell office:value-type="float" office:value="1.04162351169">
            <text:p>1.0416235117</text:p>
          </table:table-cell>
          <table:table-cell office:value-type="float" office:value="1.33962280211">
            <text:p>1.3396228021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[]</text:p>
          </table:table-cell>
          <table:table-cell office:value-type="float" office:value="1.35440306897">
            <text:p>1.354403069</text:p>
          </table:table-cell>
          <table:table-cell office:value-type="float" office:value="1.0603249703">
            <text:p>1.0603249703</text:p>
          </table:table-cell>
          <table:table-cell office:value-type="float" office:value="1.00034365069">
            <text:p>1.0003436507</text:p>
          </table:table-cell>
          <table:table-cell office:value-type="float" office:value="0.986764445095">
            <text:p>0.9867644451</text:p>
          </table:table-cell>
          <table:table-cell office:value-type="float" office:value="0.996623259529">
            <text:p>0.9966232595</text:p>
          </table:table-cell>
          <table:table-cell office:value-type="float" office:value="1.05373449414">
            <text:p>1.0537344941</text:p>
          </table:table-cell>
          <table:table-cell office:value-type="float" office:value="1.34711948118">
            <text:p>1.3471194812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1.35544803089">
            <text:p>1.3554480309</text:p>
          </table:table-cell>
          <table:table-cell office:value-type="float" office:value="1.06601880059">
            <text:p>1.0660188006</text:p>
          </table:table-cell>
          <table:table-cell office:value-type="float" office:value="1.02196158369">
            <text:p>1.0219615837</text:p>
          </table:table-cell>
          <table:table-cell office:value-type="float" office:value="1.06396174913">
            <text:p>1.0639617491</text:p>
          </table:table-cell>
          <table:table-cell office:value-type="float" office:value="1.35267004982">
            <text:p>1.3526700498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'=============================================================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<text:s/>PDIF-CN2/PDIF-CN2_cation_neut_inner6_outer0/ReorgPlanes_shareq/PDIF-CN2_cation_neut_inner6_outer0_reorgs_shareq_planes_CENTRE_b.dat 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a\c</text:p>
          </table:table-cell>
          <table:table-cell office:value-type="string">
            <text:p>m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1.23039016203">
            <text:p>1.230390162</text:p>
          </table:table-cell>
          <table:table-cell office:value-type="float" office:value="1.01061787073">
            <text:p>1.0106178707</text:p>
          </table:table-cell>
          <table:table-cell office:value-type="float" office:value="0.966529868375">
            <text:p>0.9665298684</text:p>
          </table:table-cell>
          <table:table-cell office:value-type="float" office:value="1.00822582931">
            <text:p>1.0082258293</text:p>
          </table:table-cell>
          <table:table-cell office:value-type="float" office:value="1.2269433449">
            <text:p>1.2269433449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[]</text:p>
          </table:table-cell>
          <table:table-cell office:value-type="float" office:value="1.23612241177">
            <text:p>1.2361224118</text:p>
          </table:table-cell>
          <table:table-cell office:value-type="float" office:value="1.0363484213">
            <text:p>1.0363484213</text:p>
          </table:table-cell>
          <table:table-cell office:value-type="float" office:value="0.934907441125">
            <text:p>0.9349074411</text:p>
          </table:table-cell>
          <table:table-cell office:value-type="float" office:value="0.938826421927">
            <text:p>0.9388264219</text:p>
          </table:table-cell>
          <table:table-cell office:value-type="float" office:value="0.935426743465">
            <text:p>0.9354267435</text:p>
          </table:table-cell>
          <table:table-cell office:value-type="float" office:value="1.03292351693">
            <text:p>1.0329235169</text:p>
          </table:table-cell>
          <table:table-cell office:value-type="float" office:value="1.23493685871">
            <text:p>1.2349368587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[]</text:p>
          </table:table-cell>
          <table:table-cell office:value-type="float" office:value="1.24190694039">
            <text:p>1.2419069404</text:p>
          </table:table-cell>
          <table:table-cell office:value-type="float" office:value="1.04607289837">
            <text:p>1.0460728984</text:p>
          </table:table-cell>
          <table:table-cell office:value-type="float" office:value="0.982550646289">
            <text:p>0.9825506463</text:p>
          </table:table-cell>
          <table:table-cell office:value-type="float" office:value="0.888620706323">
            <text:p>0.8886207063</text:p>
          </table:table-cell>
          <table:table-cell office:value-type="float" office:value="0.939362372834">
            <text:p>0.9393623728</text:p>
          </table:table-cell>
          <table:table-cell office:value-type="float" office:value="0.892979296857">
            <text:p>0.8929792969</text:p>
          </table:table-cell>
          <table:table-cell office:value-type="float" office:value="0.979582834662">
            <text:p>0.9795828347</text:p>
          </table:table-cell>
          <table:table-cell office:value-type="float" office:value="1.04466057884">
            <text:p>1.0446605788</text:p>
          </table:table-cell>
          <table:table-cell office:value-type="float" office:value="1.24232300847">
            <text:p>1.2423230085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[]</text:p>
          </table:table-cell>
          <table:table-cell office:value-type="float" office:value="1.05742418408">
            <text:p>1.0574241841</text:p>
          </table:table-cell>
          <table:table-cell office:value-type="float" office:value="0.997039255192">
            <text:p>0.9970392552</text:p>
          </table:table-cell>
          <table:table-cell office:value-type="float" office:value="0.965415238748">
            <text:p>0.9654152387</text:p>
          </table:table-cell>
          <table:table-cell office:value-type="float" office:value="0.855347538672">
            <text:p>0.8553475387</text:p>
          </table:table-cell>
          <table:table-cell office:value-type="float" office:value="0.476061383787">
            <text:p>0.4760613838</text:p>
          </table:table-cell>
          <table:table-cell office:value-type="float" office:value="0.860251325572">
            <text:p>0.8602513256</text:p>
          </table:table-cell>
          <table:table-cell office:value-type="float" office:value="0.96376148868">
            <text:p>0.9637614887</text:p>
          </table:table-cell>
          <table:table-cell office:value-type="float" office:value="0.995972725102">
            <text:p>0.9959727251</text:p>
          </table:table-cell>
          <table:table-cell office:value-type="float" office:value="1.05745692916">
            <text:p>1.0574569292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[]</text:p>
          </table:table-cell>
          <table:table-cell office:value-type="float" office:value="1.02196158369">
            <text:p>1.0219615837</text:p>
          </table:table-cell>
          <table:table-cell office:value-type="float" office:value="0.986764445095">
            <text:p>0.9867644451</text:p>
          </table:table-cell>
          <table:table-cell office:value-type="float" office:value="0.960486590767">
            <text:p>0.9604865908</text:p>
          </table:table-cell>
          <table:table-cell office:value-type="float" office:value="0.844441900877">
            <text:p>0.8444419009</text:p>
          </table:table-cell>
          <table:table-cell office:value-type="float" office:value="0">
            <text:p>0</text:p>
          </table:table-cell>
          <table:table-cell office:value-type="float" office:value="0.844441900877">
            <text:p>0.8444419009</text:p>
          </table:table-cell>
          <table:table-cell office:value-type="float" office:value="0.960486590767">
            <text:p>0.9604865908</text:p>
          </table:table-cell>
          <table:table-cell office:value-type="float" office:value="0.986764445095">
            <text:p>0.9867644451</text:p>
          </table:table-cell>
          <table:table-cell office:value-type="float" office:value="1.02196158369">
            <text:p>1.0219615837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[]</text:p>
          </table:table-cell>
          <table:table-cell office:value-type="float" office:value="0.995972725102">
            <text:p>0.9959727251</text:p>
          </table:table-cell>
          <table:table-cell office:value-type="float" office:value="0.96376148868">
            <text:p>0.9637614887</text:p>
          </table:table-cell>
          <table:table-cell office:value-type="float" office:value="0.860251325571">
            <text:p>0.8602513256</text:p>
          </table:table-cell>
          <table:table-cell office:value-type="float" office:value="0.476061383787">
            <text:p>0.4760613838</text:p>
          </table:table-cell>
          <table:table-cell office:value-type="float" office:value="0.855347538672">
            <text:p>0.8553475387</text:p>
          </table:table-cell>
          <table:table-cell office:value-type="float" office:value="0.965415238748">
            <text:p>0.9654152387</text:p>
          </table:table-cell>
          <table:table-cell office:value-type="float" office:value="0.997039255192">
            <text:p>0.9970392552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[]</text:p>
          </table:table-cell>
          <table:table-cell office:value-type="float" office:value="1.04466057884">
            <text:p>1.0446605788</text:p>
          </table:table-cell>
          <table:table-cell office:value-type="float" office:value="0.979582834662">
            <text:p>0.9795828347</text:p>
          </table:table-cell>
          <table:table-cell office:value-type="float" office:value="0.892979296857">
            <text:p>0.8929792969</text:p>
          </table:table-cell>
          <table:table-cell office:value-type="float" office:value="0.939362372834">
            <text:p>0.9393623728</text:p>
          </table:table-cell>
          <table:table-cell office:value-type="float" office:value="0.888620706323">
            <text:p>0.8886207063</text:p>
          </table:table-cell>
          <table:table-cell office:value-type="float" office:value="0.982550646289">
            <text:p>0.9825506463</text:p>
          </table:table-cell>
          <table:table-cell office:value-type="float" office:value="1.04607289837">
            <text:p>1.0460728984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[]</text:p>
          </table:table-cell>
          <table:table-cell office:value-type="float" office:value="1.23493685871">
            <text:p>1.2349368587</text:p>
          </table:table-cell>
          <table:table-cell office:value-type="float" office:value="1.03292351693">
            <text:p>1.0329235169</text:p>
          </table:table-cell>
          <table:table-cell office:value-type="float" office:value="0.935426743465">
            <text:p>0.9354267435</text:p>
          </table:table-cell>
          <table:table-cell office:value-type="float" office:value="0.938826421927">
            <text:p>0.9388264219</text:p>
          </table:table-cell>
          <table:table-cell office:value-type="float" office:value="0.934907441125">
            <text:p>0.9349074411</text:p>
          </table:table-cell>
          <table:table-cell office:value-type="float" office:value="1.0363484213">
            <text:p>1.0363484213</text:p>
          </table:table-cell>
          <table:table-cell office:value-type="float" office:value="1.23612241177">
            <text:p>1.2361224118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'=============================================================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<text:s/>PDIF-CN2/PDIF-CN2_cation_neut_inner6_outer0/ReorgPlanes_shareq/PDIF-CN2_cation_neut_inner6_outer0_reorgs_shareq_planes_CENTRE_c.dat 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b\a</text:p>
          </table:table-cell>
          <table:table-cell office:value-type="string">
            <text:p>m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1.19217690926">
            <text:p>1.1921769093</text:p>
          </table:table-cell>
          <table:table-cell office:value-type="float" office:value="1.02498174841">
            <text:p>1.0249817484</text:p>
          </table:table-cell>
          <table:table-cell office:value-type="float" office:value="0.982641639618">
            <text:p>0.9826416396</text:p>
          </table:table-cell>
          <table:table-cell office:value-type="float" office:value="0.989403582669">
            <text:p>0.9894035827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[]</text:p>
          </table:table-cell>
          <table:table-cell office:value-type="float" office:value="1.20070114028">
            <text:p>1.2007011403</text:p>
          </table:table-cell>
          <table:table-cell office:value-type="float" office:value="1.02435060683">
            <text:p>1.0243506068</text:p>
          </table:table-cell>
          <table:table-cell office:value-type="float" office:value="0.965723066192">
            <text:p>0.9657230662</text:p>
          </table:table-cell>
          <table:table-cell office:value-type="float" office:value="0.943617265757">
            <text:p>0.9436172658</text:p>
          </table:table-cell>
          <table:table-cell office:value-type="float" office:value="0.942674244912">
            <text:p>0.9426742449</text:p>
          </table:table-cell>
          <table:table-cell office:value-type="float" office:value="0.967014125963">
            <text:p>0.967014126</text:p>
          </table:table-cell>
          <table:table-cell office:value-type="float" office:value="1.14494689042">
            <text:p>1.1449468904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[]</text:p>
          </table:table-cell>
          <table:table-cell office:value-type="float" office:value="1.20529669448">
            <text:p>1.2052966945</text:p>
          </table:table-cell>
          <table:table-cell office:value-type="float" office:value="1.03363373528">
            <text:p>1.0336337353</text:p>
          </table:table-cell>
          <table:table-cell office:value-type="float" office:value="0.970569747442">
            <text:p>0.9705697474</text:p>
          </table:table-cell>
          <table:table-cell office:value-type="float" office:value="0.920803328362">
            <text:p>0.9208033284</text:p>
          </table:table-cell>
          <table:table-cell office:value-type="float" office:value="0.887190072776">
            <text:p>0.8871900728</text:p>
          </table:table-cell>
          <table:table-cell office:value-type="float" office:value="0.886753048763">
            <text:p>0.8867530488</text:p>
          </table:table-cell>
          <table:table-cell office:value-type="float" office:value="0.912457946879">
            <text:p>0.9124579469</text:p>
          </table:table-cell>
          <table:table-cell office:value-type="float" office:value="0.954692007597">
            <text:p>0.9546920076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[]</text:p>
          </table:table-cell>
          <table:table-cell office:value-type="float" office:value="1.02657650689">
            <text:p>1.0265765069</text:p>
          </table:table-cell>
          <table:table-cell office:value-type="float" office:value="0.972206709368">
            <text:p>0.9722067094</text:p>
          </table:table-cell>
          <table:table-cell office:value-type="float" office:value="0.898377753875">
            <text:p>0.8983777539</text:p>
          </table:table-cell>
          <table:table-cell office:value-type="float" office:value="0.665112000336">
            <text:p>0.6651120003</text:p>
          </table:table-cell>
          <table:table-cell office:value-type="float" office:value="0.536793532776">
            <text:p>0.5367935328</text:p>
          </table:table-cell>
          <table:table-cell office:value-type="float" office:value="0.696175037064">
            <text:p>0.6961750371</text:p>
          </table:table-cell>
          <table:table-cell office:value-type="float" office:value="0.850041795027">
            <text:p>0.850041795</text:p>
          </table:table-cell>
          <table:table-cell office:value-type="float" office:value="0.915121736187">
            <text:p>0.9151217362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[]</text:p>
          </table:table-cell>
          <table:table-cell office:value-type="float" office:value="0.966529868375">
            <text:p>0.9665298684</text:p>
          </table:table-cell>
          <table:table-cell office:value-type="float" office:value="0.938826421927">
            <text:p>0.9388264219</text:p>
          </table:table-cell>
          <table:table-cell office:value-type="float" office:value="0.939362372834">
            <text:p>0.9393623728</text:p>
          </table:table-cell>
          <table:table-cell office:value-type="float" office:value="0.476061383787">
            <text:p>0.4760613838</text:p>
          </table:table-cell>
          <table:table-cell office:value-type="float" office:value="0">
            <text:p>0</text:p>
          </table:table-cell>
          <table:table-cell office:value-type="float" office:value="0.476061383787">
            <text:p>0.4760613838</text:p>
          </table:table-cell>
          <table:table-cell office:value-type="float" office:value="0.939362372834">
            <text:p>0.9393623728</text:p>
          </table:table-cell>
          <table:table-cell office:value-type="float" office:value="0.938826421927">
            <text:p>0.9388264219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[]</text:p>
          </table:table-cell>
          <table:table-cell office:value-type="float" office:value="0.965356881674">
            <text:p>0.9653568817</text:p>
          </table:table-cell>
          <table:table-cell office:value-type="float" office:value="0.915121736187">
            <text:p>0.9151217362</text:p>
          </table:table-cell>
          <table:table-cell office:value-type="float" office:value="0.850041795027">
            <text:p>0.850041795</text:p>
          </table:table-cell>
          <table:table-cell office:value-type="float" office:value="0.696175037064">
            <text:p>0.6961750371</text:p>
          </table:table-cell>
          <table:table-cell office:value-type="float" office:value="0.536793532776">
            <text:p>0.5367935328</text:p>
          </table:table-cell>
          <table:table-cell office:value-type="float" office:value="0.665112000336">
            <text:p>0.6651120003</text:p>
          </table:table-cell>
          <table:table-cell office:value-type="float" office:value="0.898377753875">
            <text:p>0.8983777539</text:p>
          </table:table-cell>
          <table:table-cell office:value-type="float" office:value="0.972206709368">
            <text:p>0.9722067094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[]</text:p>
          </table:table-cell>
          <table:table-cell office:value-type="float" office:value="1.14233930637">
            <text:p>1.1423393064</text:p>
          </table:table-cell>
          <table:table-cell office:value-type="float" office:value="0.954692007597">
            <text:p>0.9546920076</text:p>
          </table:table-cell>
          <table:table-cell office:value-type="float" office:value="0.912457946879">
            <text:p>0.9124579469</text:p>
          </table:table-cell>
          <table:table-cell office:value-type="float" office:value="0.886753048763">
            <text:p>0.8867530488</text:p>
          </table:table-cell>
          <table:table-cell office:value-type="float" office:value="0.887190072776">
            <text:p>0.8871900728</text:p>
          </table:table-cell>
          <table:table-cell office:value-type="float" office:value="0.920803328362">
            <text:p>0.9208033284</text:p>
          </table:table-cell>
          <table:table-cell office:value-type="float" office:value="0.970569747442">
            <text:p>0.9705697474</text:p>
          </table:table-cell>
          <table:table-cell office:value-type="float" office:value="1.03363373528">
            <text:p>1.0336337353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[]</text:p>
          </table:table-cell>
          <table:table-cell office:value-type="float" office:value="1.14494689042">
            <text:p>1.1449468904</text:p>
          </table:table-cell>
          <table:table-cell office:value-type="float" office:value="0.967014125963">
            <text:p>0.967014126</text:p>
          </table:table-cell>
          <table:table-cell office:value-type="float" office:value="0.942674244912">
            <text:p>0.9426742449</text:p>
          </table:table-cell>
          <table:table-cell office:value-type="float" office:value="0.943617265757">
            <text:p>0.9436172658</text:p>
          </table:table-cell>
          <table:table-cell office:value-type="float" office:value="0.965723066192">
            <text:p>0.9657230662</text:p>
          </table:table-cell>
          <table:table-cell office:value-type="float" office:value="1.02435060683">
            <text:p>1.0243506068</text:p>
          </table:table-cell>
          <table:table-cell office:value-type="float" office:value="1.20070114028">
            <text:p>1.2007011403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1.15626014048">
            <text:p>1.1562601405</text:p>
          </table:table-cell>
          <table:table-cell office:value-type="float" office:value="0.989403582669">
            <text:p>0.9894035827</text:p>
          </table:table-cell>
          <table:table-cell office:value-type="float" office:value="0.982641639618">
            <text:p>0.9826416396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'=============================================================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<text:s/>Rubrene/Rubrene_cation_neut_inner6_outer0/ReorgPlanes_shareq/Rubrene_cation_neut_inner6_outer0_reorgs_shareq_planes_CENTRE_a.dat 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c\b</text:p>
          </table:table-cell>
          <table:table-cell office:value-type="string">
            <text:p>m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0.558498250132">
            <text:p>0.5584982501</text:p>
          </table:table-cell>
          <table:table-cell office:value-type="float" office:value="0.545857450713">
            <text:p>0.5458574507</text:p>
          </table:table-cell>
          <table:table-cell office:value-type="float" office:value="0.542067319515">
            <text:p>0.5420673195</text:p>
          </table:table-cell>
          <table:table-cell office:value-type="float" office:value="0.543858665067">
            <text:p>0.5438586651</text:p>
          </table:table-cell>
          <table:table-cell office:value-type="float" office:value="0.551587596038">
            <text:p>0.551587596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0.541524391782">
            <text:p>0.5415243918</text:p>
          </table:table-cell>
          <table:table-cell office:value-type="float" office:value="0.534415975819">
            <text:p>0.5344159758</text:p>
          </table:table-cell>
          <table:table-cell office:value-type="float" office:value="0.533525278376">
            <text:p>0.5335252784</text:p>
          </table:table-cell>
          <table:table-cell office:value-type="float" office:value="0.538079635124">
            <text:p>0.5380796351</text:p>
          </table:table-cell>
          <table:table-cell office:value-type="float" office:value="0.55147865809">
            <text:p>0.5514786581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[]</text:p>
          </table:table-cell>
          <table:table-cell office:value-type="float" office:value="0.547161488605">
            <text:p>0.5471614886</text:p>
          </table:table-cell>
          <table:table-cell office:value-type="float" office:value="0.534086851265">
            <text:p>0.5340868513</text:p>
          </table:table-cell>
          <table:table-cell office:value-type="float" office:value="0.529728237433">
            <text:p>0.5297282374</text:p>
          </table:table-cell>
          <table:table-cell office:value-type="float" office:value="0.532595890854">
            <text:p>0.5325958909</text:p>
          </table:table-cell>
          <table:table-cell office:value-type="float" office:value="0.541400018707">
            <text:p>0.5414000187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[]</text:p>
          </table:table-cell>
          <table:table-cell office:value-type="float" office:value="0.529893829365">
            <text:p>0.5298938294</text:p>
          </table:table-cell>
          <table:table-cell office:value-type="float" office:value="0.521911349942">
            <text:p>0.5219113499</text:p>
          </table:table-cell>
          <table:table-cell office:value-type="float" office:value="0.521255237349">
            <text:p>0.5212552373</text:p>
          </table:table-cell>
          <table:table-cell office:value-type="float" office:value="0.52736605393">
            <text:p>0.5273660539</text:p>
          </table:table-cell>
          <table:table-cell office:value-type="float" office:value="0.539916551756">
            <text:p>0.5399165518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0.530799910606">
            <text:p>0.5307999106</text:p>
          </table:table-cell>
          <table:table-cell office:value-type="float" office:value="0.512670884444">
            <text:p>0.5126708844</text:p>
          </table:table-cell>
          <table:table-cell office:value-type="float" office:value="0.50354370843">
            <text:p>0.5035437084</text:p>
          </table:table-cell>
          <table:table-cell office:value-type="float" office:value="0.511882945284">
            <text:p>0.5118829453</text:p>
          </table:table-cell>
          <table:table-cell office:value-type="float" office:value="0.528170138676">
            <text:p>0.5281701387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0.512893208522">
            <text:p>0.5128932085</text:p>
          </table:table-cell>
          <table:table-cell office:value-type="float" office:value="0.497669764493">
            <text:p>0.4976697645</text:p>
          </table:table-cell>
          <table:table-cell office:value-type="float" office:value="0.497433098158">
            <text:p>0.4974330982</text:p>
          </table:table-cell>
          <table:table-cell office:value-type="float" office:value="0.511392795358">
            <text:p>0.5113927954</text:p>
          </table:table-cell>
          <table:table-cell office:value-type="float" office:value="0.527703516937">
            <text:p>0.5277035169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[]</text:p>
          </table:table-cell>
          <table:table-cell office:value-type="float" office:value="0.515421440065">
            <text:p>0.5154214401</text:p>
          </table:table-cell>
          <table:table-cell office:value-type="float" office:value="0.461341136831">
            <text:p>0.4613411368</text:p>
          </table:table-cell>
          <table:table-cell office:value-type="float" office:value="0.379050726778">
            <text:p>0.3790507268</text:p>
          </table:table-cell>
          <table:table-cell office:value-type="float" office:value="0.461120820315">
            <text:p>0.4611208203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[]</text:p>
          </table:table-cell>
          <table:table-cell office:value-type="float" office:value="0.485416237448">
            <text:p>0.4854162374</text:p>
          </table:table-cell>
          <table:table-cell office:value-type="float" office:value="0.39228877766">
            <text:p>0.3922887777</text:p>
          </table:table-cell>
          <table:table-cell office:value-type="float" office:value="0.393048824931">
            <text:p>0.3930488249</text:p>
          </table:table-cell>
          <table:table-cell office:value-type="float" office:value="0.48436387772">
            <text:p>0.4843638777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0.508885601661">
            <text:p>0.5088856017</text:p>
          </table:table-cell>
          <table:table-cell office:value-type="float" office:value="0.434556319411">
            <text:p>0.4345563194</text:p>
          </table:table-cell>
          <table:table-cell office:value-type="float" office:value="0">
            <text:p>0</text:p>
          </table:table-cell>
          <table:table-cell office:value-type="float" office:value="0.433442778109">
            <text:p>0.4334427781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0.479111367766">
            <text:p>0.4791113678</text:p>
          </table:table-cell>
          <table:table-cell office:value-type="float" office:value="0.240076279559">
            <text:p>0.2400762796</text:p>
          </table:table-cell>
          <table:table-cell office:value-type="float" office:value="0.24269775748">
            <text:p>0.2426977575</text:p>
          </table:table-cell>
          <table:table-cell office:value-type="float" office:value="0.47804746475">
            <text:p>0.4780474648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[]</text:p>
          </table:table-cell>
          <table:table-cell office:value-type="float" office:value="0.514225709196">
            <text:p>0.5142257092</text:p>
          </table:table-cell>
          <table:table-cell office:value-type="float" office:value="0.461721951996">
            <text:p>0.461721952</text:p>
          </table:table-cell>
          <table:table-cell office:value-type="float" office:value="0.378368916479">
            <text:p>0.3783689165</text:p>
          </table:table-cell>
          <table:table-cell office:value-type="float" office:value="0.45883472207">
            <text:p>0.4588347221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[]</text:p>
          </table:table-cell>
          <table:table-cell office:value-type="float" office:value="0.485026568516">
            <text:p>0.4850265685</text:p>
          </table:table-cell>
          <table:table-cell office:value-type="float" office:value="0.392818142758">
            <text:p>0.3928181428</text:p>
          </table:table-cell>
          <table:table-cell office:value-type="float" office:value="0.390872813782">
            <text:p>0.3908728138</text:p>
          </table:table-cell>
          <table:table-cell office:value-type="float" office:value="0.482592561092">
            <text:p>0.4825925611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0.528635037885">
            <text:p>0.5286350379</text:p>
          </table:table-cell>
          <table:table-cell office:value-type="float" office:value="0.511591089105">
            <text:p>0.5115910891</text:p>
          </table:table-cell>
          <table:table-cell office:value-type="float" office:value="0.502185775368">
            <text:p>0.5021857754</text:p>
          </table:table-cell>
          <table:table-cell office:value-type="float" office:value="0.50983788503">
            <text:p>0.509837885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0.511368012551">
            <text:p>0.5113680126</text:p>
          </table:table-cell>
          <table:table-cell office:value-type="float" office:value="0.496568239391">
            <text:p>0.4965682394</text:p>
          </table:table-cell>
          <table:table-cell office:value-type="float" office:value="0.495677809026">
            <text:p>0.495677809</text:p>
          </table:table-cell>
          <table:table-cell office:value-type="float" office:value="0.50920081126">
            <text:p>0.5092008113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[]</text:p>
          </table:table-cell>
          <table:table-cell office:value-type="float" office:value="0.541176637665">
            <text:p>0.5411766377</text:p>
          </table:table-cell>
          <table:table-cell office:value-type="float" office:value="0.531860349041">
            <text:p>0.531860349</text:p>
          </table:table-cell>
          <table:table-cell office:value-type="float" office:value="0.527890062404">
            <text:p>0.5278900624</text:p>
          </table:table-cell>
          <table:table-cell office:value-type="float" office:value="0.530293717056">
            <text:p>0.5302937171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[]</text:p>
          </table:table-cell>
          <table:table-cell office:value-type="float" office:value="0.526961329995">
            <text:p>0.52696133</text:p>
          </table:table-cell>
          <table:table-cell office:value-type="float" office:value="0.52007310748">
            <text:p>0.5200731075</text:p>
          </table:table-cell>
          <table:table-cell office:value-type="float" office:value="0.51926308265">
            <text:p>0.5192630827</text:p>
          </table:table-cell>
          <table:table-cell office:value-type="float" office:value="0.524563825699">
            <text:p>0.5245638257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0.552714051043">
            <text:p>0.552714051</text:p>
          </table:table-cell>
          <table:table-cell office:value-type="float" office:value="0.543079024769">
            <text:p>0.5430790248</text:p>
          </table:table-cell>
          <table:table-cell office:value-type="float" office:value="0.539928624346">
            <text:p>0.5399286243</text:p>
          </table:table-cell>
          <table:table-cell office:value-type="float" office:value="0.541237370951">
            <text:p>0.541237371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0.537651478129">
            <text:p>0.5376514781</text:p>
          </table:table-cell>
          <table:table-cell office:value-type="float" office:value="0.53210276477">
            <text:p>0.5321027648</text:p>
          </table:table-cell>
          <table:table-cell office:value-type="float" office:value="0.531271206378">
            <text:p>0.5312712064</text:p>
          </table:table-cell>
          <table:table-cell office:value-type="float" office:value="0.534833076545">
            <text:p>0.5348330765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[]</text:p>
          </table:table-cell>
          <table:table-cell office:value-type="float" office:value="0.562826103842">
            <text:p>0.5628261038</text:p>
          </table:table-cell>
          <table:table-cell office:value-type="float" office:value="0.550693996791">
            <text:p>0.5506939968</text:p>
          </table:table-cell>
          <table:table-cell office:value-type="float" office:value="0.547243816063">
            <text:p>0.5472438161</text:p>
          </table:table-cell>
          <table:table-cell office:value-type="float" office:value="0.548376212228">
            <text:p>0.5483762122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[]</text:p>
          </table:table-cell>
          <table:table-cell office:value-type="float" office:value="0.545826788972">
            <text:p>0.545826789</text:p>
          </table:table-cell>
          <table:table-cell office:value-type="float" office:value="0.539438445014">
            <text:p>0.539438445</text:p>
          </table:table-cell>
          <table:table-cell office:value-type="float" office:value="0.538365558965">
            <text:p>0.538365559</text:p>
          </table:table-cell>
          <table:table-cell office:value-type="float" office:value="0.541820251627">
            <text:p>0.5418202516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'=============================================================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<text:s/>Rubrene/Rubrene_cation_neut_inner6_outer0/ReorgPlanes_shareq/Rubrene_cation_neut_inner6_outer0_reorgs_shareq_planes_CENTRE_b.dat 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a\c</text:p>
          </table:table-cell>
          <table:table-cell office:value-type="string">
            <text:p>m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0.552156387846">
            <text:p>0.5521563878</text:p>
          </table:table-cell>
          <table:table-cell office:value-type="float" office:value="0.516556188218">
            <text:p>0.5165561882</text:p>
          </table:table-cell>
          <table:table-cell office:value-type="float" office:value="0.484142960635">
            <text:p>0.4841429606</text:p>
          </table:table-cell>
          <table:table-cell office:value-type="float" office:value="0.514274028502">
            <text:p>0.5142740285</text:p>
          </table:table-cell>
          <table:table-cell office:value-type="float" office:value="0.54758789718">
            <text:p>0.5475878972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0.538217359599">
            <text:p>0.5382173596</text:p>
          </table:table-cell>
          <table:table-cell office:value-type="float" office:value="0.503964923521">
            <text:p>0.5039649235</text:p>
          </table:table-cell>
          <table:table-cell office:value-type="float" office:value="0.422372566817">
            <text:p>0.4223725668</text:p>
          </table:table-cell>
          <table:table-cell office:value-type="float" office:value="0.501824497368">
            <text:p>0.5018244974</text:p>
          </table:table-cell>
          <table:table-cell office:value-type="float" office:value="0.53463667918">
            <text:p>0.5346366792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[]</text:p>
          </table:table-cell>
          <table:table-cell office:value-type="float" office:value="0.534147209809">
            <text:p>0.5341472098</text:p>
          </table:table-cell>
          <table:table-cell office:value-type="float" office:value="0.439133403264">
            <text:p>0.4391334033</text:p>
          </table:table-cell>
          <table:table-cell office:value-type="float" office:value="0.437838663531">
            <text:p>0.4378386635</text:p>
          </table:table-cell>
          <table:table-cell office:value-type="float" office:value="0.531350486046">
            <text:p>0.531350486</text:p>
          </table:table-cell>
          <table:table-cell office:value-type="float" office:value="0.551610730468">
            <text:p>0.5516107305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[]</text:p>
          </table:table-cell>
          <table:table-cell office:value-type="float" office:value="0.530467130143">
            <text:p>0.5304671301</text:p>
          </table:table-cell>
          <table:table-cell office:value-type="float" office:value="0.466208943304">
            <text:p>0.4662089433</text:p>
          </table:table-cell>
          <table:table-cell office:value-type="float" office:value="0.464266542407">
            <text:p>0.4642665424</text:p>
          </table:table-cell>
          <table:table-cell office:value-type="float" office:value="0.525557858341">
            <text:p>0.5255578583</text:p>
          </table:table-cell>
          <table:table-cell office:value-type="float" office:value="0.547477316517">
            <text:p>0.5474773165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0.544177147066">
            <text:p>0.5441771471</text:p>
          </table:table-cell>
          <table:table-cell office:value-type="float" office:value="0.507178658868">
            <text:p>0.5071786589</text:p>
          </table:table-cell>
          <table:table-cell office:value-type="float" office:value="0.250316010521">
            <text:p>0.2503160105</text:p>
          </table:table-cell>
          <table:table-cell office:value-type="float" office:value="0.50561109277">
            <text:p>0.5056110928</text:p>
          </table:table-cell>
          <table:table-cell office:value-type="float" office:value="0.541540768237">
            <text:p>0.5415407682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0.534061325261">
            <text:p>0.5340613253</text:p>
          </table:table-cell>
          <table:table-cell office:value-type="float" office:value="0.497716117343">
            <text:p>0.4977161173</text:p>
          </table:table-cell>
          <table:table-cell office:value-type="float" office:value="0.239804049153">
            <text:p>0.2398040492</text:p>
          </table:table-cell>
          <table:table-cell office:value-type="float" office:value="0.49592346509">
            <text:p>0.4959234651</text:p>
          </table:table-cell>
          <table:table-cell office:value-type="float" office:value="0.531641920019">
            <text:p>0.53164192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[]</text:p>
          </table:table-cell>
          <table:table-cell office:value-type="float" office:value="0.530147918314">
            <text:p>0.5301479183</text:p>
          </table:table-cell>
          <table:table-cell office:value-type="float" office:value="0.379499413367">
            <text:p>0.3794994134</text:p>
          </table:table-cell>
          <table:table-cell office:value-type="float" office:value="0.37854515605">
            <text:p>0.3785451561</text:p>
          </table:table-cell>
          <table:table-cell office:value-type="float" office:value="0.528219042161">
            <text:p>0.5282190422</text:p>
          </table:table-cell>
          <table:table-cell office:value-type="float" office:value="0.547780637926">
            <text:p>0.5477806379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[]</text:p>
          </table:table-cell>
          <table:table-cell office:value-type="float" office:value="0.523304990407">
            <text:p>0.5233049904</text:p>
          </table:table-cell>
          <table:table-cell office:value-type="float" office:value="0.420370491194">
            <text:p>0.4203704912</text:p>
          </table:table-cell>
          <table:table-cell office:value-type="float" office:value="0.418465762915">
            <text:p>0.4184657629</text:p>
          </table:table-cell>
          <table:table-cell office:value-type="float" office:value="0.520893035062">
            <text:p>0.5208930351</text:p>
          </table:table-cell>
          <table:table-cell office:value-type="float" office:value="0.540230197851">
            <text:p>0.5402301979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0.542067319515">
            <text:p>0.5420673195</text:p>
          </table:table-cell>
          <table:table-cell office:value-type="float" office:value="0.50354370843">
            <text:p>0.5035437084</text:p>
          </table:table-cell>
          <table:table-cell office:value-type="float" office:value="0">
            <text:p>0</text:p>
          </table:table-cell>
          <table:table-cell office:value-type="float" office:value="0.502185775368">
            <text:p>0.5021857754</text:p>
          </table:table-cell>
          <table:table-cell office:value-type="float" office:value="0.539928624346">
            <text:p>0.5399286243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0.533525278376">
            <text:p>0.5335252784</text:p>
          </table:table-cell>
          <table:table-cell office:value-type="float" office:value="0.497433098158">
            <text:p>0.4974330982</text:p>
          </table:table-cell>
          <table:table-cell office:value-type="float" office:value="0.24269775748">
            <text:p>0.2426977575</text:p>
          </table:table-cell>
          <table:table-cell office:value-type="float" office:value="0.495677809026">
            <text:p>0.495677809</text:p>
          </table:table-cell>
          <table:table-cell office:value-type="float" office:value="0.531271206378">
            <text:p>0.5312712064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[]</text:p>
          </table:table-cell>
          <table:table-cell office:value-type="float" office:value="0.529728237433">
            <text:p>0.5297282374</text:p>
          </table:table-cell>
          <table:table-cell office:value-type="float" office:value="0.379050726778">
            <text:p>0.3790507268</text:p>
          </table:table-cell>
          <table:table-cell office:value-type="float" office:value="0.378368916479">
            <text:p>0.3783689165</text:p>
          </table:table-cell>
          <table:table-cell office:value-type="float" office:value="0.527890062404">
            <text:p>0.5278900624</text:p>
          </table:table-cell>
          <table:table-cell office:value-type="float" office:value="0.547243816063">
            <text:p>0.5472438161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[]</text:p>
          </table:table-cell>
          <table:table-cell office:value-type="float" office:value="0.521255237349">
            <text:p>0.5212552373</text:p>
          </table:table-cell>
          <table:table-cell office:value-type="float" office:value="0.393048824931">
            <text:p>0.3930488249</text:p>
          </table:table-cell>
          <table:table-cell office:value-type="float" office:value="0.390872813782">
            <text:p>0.3908728138</text:p>
          </table:table-cell>
          <table:table-cell office:value-type="float" office:value="0.51926308265">
            <text:p>0.5192630827</text:p>
          </table:table-cell>
          <table:table-cell office:value-type="float" office:value="0.538365558965">
            <text:p>0.538365559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[]</text:p>
          </table:table-cell>
          <table:table-cell office:value-type="float" office:value="0.50641533727">
            <text:p>0.5064153373</text:p>
          </table:table-cell>
          <table:table-cell office:value-type="float" office:value="0.249698590361">
            <text:p>0.2496985904</text:p>
          </table:table-cell>
          <table:table-cell office:value-type="float" office:value="0.504978431102">
            <text:p>0.5049784311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[]</text:p>
          </table:table-cell>
          <table:table-cell office:value-type="float" office:value="0.502899019636">
            <text:p>0.5028990196</text:p>
          </table:table-cell>
          <table:table-cell office:value-type="float" office:value="0.425815948185">
            <text:p>0.4258159482</text:p>
          </table:table-cell>
          <table:table-cell office:value-type="float" office:value="0.500976285925">
            <text:p>0.5009762859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[]</text:p>
          </table:table-cell>
          <table:table-cell office:value-type="float" office:value="0.43786144596">
            <text:p>0.437861446</text:p>
          </table:table-cell>
          <table:table-cell office:value-type="float" office:value="0.437086981303">
            <text:p>0.4370869813</text:p>
          </table:table-cell>
          <table:table-cell office:value-type="float" office:value="0.53019228258">
            <text:p>0.5301922826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[]</text:p>
          </table:table-cell>
          <table:table-cell office:value-type="float" office:value="0.420489798976">
            <text:p>0.420489799</text:p>
          </table:table-cell>
          <table:table-cell office:value-type="float" office:value="0.41847723749">
            <text:p>0.4184772375</text:p>
          </table:table-cell>
          <table:table-cell office:value-type="float" office:value="0.520259045351">
            <text:p>0.5202590454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'=============================================================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<text:s/>Rubrene/Rubrene_cation_neut_inner6_outer0/ReorgPlanes_shareq/Rubrene_cation_neut_inner6_outer0_reorgs_shareq_planes_CENTRE_c.dat 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b\a</text:p>
          </table:table-cell>
          <table:table-cell office:value-type="string">
            <text:p>m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0.525732427104">
            <text:p>0.5257324271</text:p>
          </table:table-cell>
          <table:table-cell office:value-type="float" office:value="0.513011099071">
            <text:p>0.5130110991</text:p>
          </table:table-cell>
          <table:table-cell office:value-type="float" office:value="0.508885601661">
            <text:p>0.5088856017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0.492009297658">
            <text:p>0.4920092977</text:p>
          </table:table-cell>
          <table:table-cell office:value-type="float" office:value="0.480151976716">
            <text:p>0.4801519767</text:p>
          </table:table-cell>
          <table:table-cell office:value-type="float" office:value="0.479111367766">
            <text:p>0.4791113678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[]</text:p>
          </table:table-cell>
          <table:table-cell office:value-type="float" office:value="0.522074019759">
            <text:p>0.5220740198</text:p>
          </table:table-cell>
          <table:table-cell office:value-type="float" office:value="0.514881487624">
            <text:p>0.5148814876</text:p>
          </table:table-cell>
          <table:table-cell office:value-type="float" office:value="0.514225709196">
            <text:p>0.5142257092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[]</text:p>
          </table:table-cell>
          <table:table-cell office:value-type="float" office:value="0.504366822542">
            <text:p>0.5043668225</text:p>
          </table:table-cell>
          <table:table-cell office:value-type="float" office:value="0.490791527996">
            <text:p>0.490791528</text:p>
          </table:table-cell>
          <table:table-cell office:value-type="float" office:value="0.485026568516">
            <text:p>0.4850265685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0.489148810957">
            <text:p>0.489148811</text:p>
          </table:table-cell>
          <table:table-cell office:value-type="float" office:value="0.458949673348">
            <text:p>0.4589496733</text:p>
          </table:table-cell>
          <table:table-cell office:value-type="float" office:value="0.434556319411">
            <text:p>0.4345563194</text:p>
          </table:table-cell>
          <table:table-cell office:value-type="float" office:value="0.465666421747">
            <text:p>0.4656664217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0.427551793713">
            <text:p>0.4275517937</text:p>
          </table:table-cell>
          <table:table-cell office:value-type="float" office:value="0.243607878452">
            <text:p>0.2436078785</text:p>
          </table:table-cell>
          <table:table-cell office:value-type="float" office:value="0.240076279559">
            <text:p>0.2400762796</text:p>
          </table:table-cell>
          <table:table-cell office:value-type="float" office:value="0.422061355006">
            <text:p>0.422061355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[]</text:p>
          </table:table-cell>
          <table:table-cell office:value-type="float" office:value="0.482026194571">
            <text:p>0.4820261946</text:p>
          </table:table-cell>
          <table:table-cell office:value-type="float" office:value="0.461751703979">
            <text:p>0.461751704</text:p>
          </table:table-cell>
          <table:table-cell office:value-type="float" office:value="0.461721951996">
            <text:p>0.461721952</text:p>
          </table:table-cell>
          <table:table-cell office:value-type="float" office:value="0.481125240797">
            <text:p>0.4811252408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[]</text:p>
          </table:table-cell>
          <table:table-cell office:value-type="float" office:value="0.466553856341">
            <text:p>0.4665538563</text:p>
          </table:table-cell>
          <table:table-cell office:value-type="float" office:value="0.420905208583">
            <text:p>0.4209052086</text:p>
          </table:table-cell>
          <table:table-cell office:value-type="float" office:value="0.392818142758">
            <text:p>0.3928181428</text:p>
          </table:table-cell>
          <table:table-cell office:value-type="float" office:value="0.419423698382">
            <text:p>0.4194236984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0.484142960635">
            <text:p>0.4841429606</text:p>
          </table:table-cell>
          <table:table-cell office:value-type="float" office:value="0.250316010521">
            <text:p>0.2503160105</text:p>
          </table:table-cell>
          <table:table-cell office:value-type="float" office:value="0">
            <text:p>0</text:p>
          </table:table-cell>
          <table:table-cell office:value-type="float" office:value="0.249698590361">
            <text:p>0.2496985904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0.422372566817">
            <text:p>0.4223725668</text:p>
          </table:table-cell>
          <table:table-cell office:value-type="float" office:value="0.239804049153">
            <text:p>0.2398040492</text:p>
          </table:table-cell>
          <table:table-cell office:value-type="float" office:value="0.24269775748">
            <text:p>0.2426977575</text:p>
          </table:table-cell>
          <table:table-cell office:value-type="float" office:value="0.425815948185">
            <text:p>0.4258159482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[]</text:p>
          </table:table-cell>
          <table:table-cell office:value-type="float" office:value="0.437838663531">
            <text:p>0.4378386635</text:p>
          </table:table-cell>
          <table:table-cell office:value-type="float" office:value="0.37854515605">
            <text:p>0.3785451561</text:p>
          </table:table-cell>
          <table:table-cell office:value-type="float" office:value="0.378368916479">
            <text:p>0.3783689165</text:p>
          </table:table-cell>
          <table:table-cell office:value-type="float" office:value="0.437086981303">
            <text:p>0.4370869813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[]</text:p>
          </table:table-cell>
          <table:table-cell office:value-type="float" office:value="0.464266542407">
            <text:p>0.4642665424</text:p>
          </table:table-cell>
          <table:table-cell office:value-type="float" office:value="0.418465762915">
            <text:p>0.4184657629</text:p>
          </table:table-cell>
          <table:table-cell office:value-type="float" office:value="0.390872813782">
            <text:p>0.3908728138</text:p>
          </table:table-cell>
          <table:table-cell office:value-type="float" office:value="0.41847723749">
            <text:p>0.4184772375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0.489602517595">
            <text:p>0.4896025176</text:p>
          </table:table-cell>
          <table:table-cell office:value-type="float" office:value="0.465156707346">
            <text:p>0.4651567073</text:p>
          </table:table-cell>
          <table:table-cell office:value-type="float" office:value="0.433442778109">
            <text:p>0.4334427781</text:p>
          </table:table-cell>
          <table:table-cell office:value-type="float" office:value="0.456979489333">
            <text:p>0.4569794893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0.488409119084">
            <text:p>0.4884091191</text:p>
          </table:table-cell>
          <table:table-cell office:value-type="float" office:value="0.477839754907">
            <text:p>0.4778397549</text:p>
          </table:table-cell>
          <table:table-cell office:value-type="float" office:value="0.47804746475">
            <text:p>0.4780474648</text:p>
          </table:table-cell>
          <table:table-cell office:value-type="float" office:value="0.488334389033">
            <text:p>0.488334389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[]</text:p>
          </table:table-cell>
          <table:table-cell office:value-type="float" office:value="0.479946609878">
            <text:p>0.4799466099</text:p>
          </table:table-cell>
          <table:table-cell office:value-type="float" office:value="0.459562516936">
            <text:p>0.4595625169</text:p>
          </table:table-cell>
          <table:table-cell office:value-type="float" office:value="0.45883472207">
            <text:p>0.4588347221</text:p>
          </table:table-cell>
          <table:table-cell office:value-type="float" office:value="0.478440866037">
            <text:p>0.478440866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[]</text:p>
          </table:table-cell>
          <table:table-cell office:value-type="float" office:value="0.499817707291">
            <text:p>0.4998177073</text:p>
          </table:table-cell>
          <table:table-cell office:value-type="float" office:value="0.487630375194">
            <text:p>0.4876303752</text:p>
          </table:table-cell>
          <table:table-cell office:value-type="float" office:value="0.482592561092">
            <text:p>0.4825925611</text:p>
          </table:table-cell>
          <table:table-cell office:value-type="float" office:value="0.487347419425">
            <text:p>0.4873474194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0.519840941061">
            <text:p>0.5198409411</text:p>
          </table:table-cell>
          <table:table-cell office:value-type="float" office:value="0.510297441015">
            <text:p>0.510297441</text:p>
          </table:table-cell>
          <table:table-cell table:number-columns-repeated="7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0.518803990896">
            <text:p>0.5188039909</text:p>
          </table:table-cell>
          <table:table-cell office:value-type="float" office:value="0.51320205424">
            <text:p>0.5132020542</text:p>
          </table:table-cell>
          <table:table-cell table:number-columns-repeated="7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[]</text:p>
          </table:table-cell>
          <table:table-cell office:value-type="float" office:value="0.517896910159">
            <text:p>0.5178969102</text:p>
          </table:table-cell>
          <table:table-cell office:value-type="float" office:value="0.512020489718">
            <text:p>0.5120204897</text:p>
          </table:table-cell>
          <table:table-cell table:number-columns-repeated="7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[]</text:p>
          </table:table-cell>
          <table:table-cell office:value-type="float" office:value="0.527238425526">
            <text:p>0.5272384255</text:p>
          </table:table-cell>
          <table:table-cell office:value-type="float" office:value="0.517900373402">
            <text:p>0.5179003734</text:p>
          </table:table-cell>
          <table:table-cell table:number-columns-repeated="7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'=============================================================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<text:s/>Sexithiophene/Sexithiophene_cation_neut_inner6_outer0/ReorgPlanes_shareq/Sexithiophene_cation_neut_inner6_outer0_reorgs_shareq_planes_CENTRE_a.dat 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c\b</text:p>
          </table:table-cell>
          <table:table-cell office:value-type="string">
            <text:p>m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1.81581038232">
            <text:p>1.8158103823</text:p>
          </table:table-cell>
          <table:table-cell office:value-type="float" office:value="1.79724593072">
            <text:p>1.7972459307</text:p>
          </table:table-cell>
          <table:table-cell office:value-type="float" office:value="1.81720200984">
            <text:p>1.8172020098</text:p>
          </table:table-cell>
          <table:table-cell office:value-type="float" office:value="1.81428014885">
            <text:p>1.8142801489</text:p>
          </table:table-cell>
          <table:table-cell office:value-type="float" office:value="1.80561443599">
            <text:p>1.805614436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1.7830806036">
            <text:p>1.7830806036</text:p>
          </table:table-cell>
          <table:table-cell office:value-type="float" office:value="1.74270202762">
            <text:p>1.7427020276</text:p>
          </table:table-cell>
          <table:table-cell office:value-type="float" office:value="1.74053848219">
            <text:p>1.7405384822</text:p>
          </table:table-cell>
          <table:table-cell office:value-type="float" office:value="1.77576182413">
            <text:p>1.7757618241</text:p>
          </table:table-cell>
          <table:table-cell office:value-type="float" office:value="1.79599643836">
            <text:p>1.7959964384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[]</text:p>
          </table:table-cell>
          <table:table-cell office:value-type="float" office:value="1.75913544088">
            <text:p>1.7591354409</text:p>
          </table:table-cell>
          <table:table-cell office:value-type="float" office:value="1.73532610647">
            <text:p>1.7353261065</text:p>
          </table:table-cell>
          <table:table-cell office:value-type="float" office:value="1.74672379443">
            <text:p>1.7467237944</text:p>
          </table:table-cell>
          <table:table-cell office:value-type="float" office:value="1.77916364465">
            <text:p>1.7791636447</text:p>
          </table:table-cell>
          <table:table-cell office:value-type="float" office:value="1.81368912164">
            <text:p>1.8136891216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[]</text:p>
          </table:table-cell>
          <table:table-cell office:value-type="float" office:value="1.79914717843">
            <text:p>1.7991471784</text:p>
          </table:table-cell>
          <table:table-cell office:value-type="float" office:value="1.75592514736">
            <text:p>1.7559251474</text:p>
          </table:table-cell>
          <table:table-cell office:value-type="float" office:value="1.74813125749">
            <text:p>1.7481312575</text:p>
          </table:table-cell>
          <table:table-cell office:value-type="float" office:value="1.77003497026">
            <text:p>1.7700349703</text:p>
          </table:table-cell>
          <table:table-cell office:value-type="float" office:value="1.80396347128">
            <text:p>1.8039634713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1.76649987948">
            <text:p>1.7664998795</text:p>
          </table:table-cell>
          <table:table-cell office:value-type="float" office:value="1.66803318035">
            <text:p>1.6680331804</text:p>
          </table:table-cell>
          <table:table-cell office:value-type="float" office:value="1.18566675641">
            <text:p>1.1856667564</text:p>
          </table:table-cell>
          <table:table-cell office:value-type="float" office:value="1.75403660295">
            <text:p>1.754036603</text:p>
          </table:table-cell>
          <table:table-cell office:value-type="float" office:value="1.76849325314">
            <text:p>1.7684932531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1.68913644509">
            <text:p>1.6891364451</text:p>
          </table:table-cell>
          <table:table-cell office:value-type="float" office:value="0.884745642401">
            <text:p>0.8847456424</text:p>
          </table:table-cell>
          <table:table-cell office:value-type="float" office:value="0.883196532971">
            <text:p>0.883196533</text:p>
          </table:table-cell>
          <table:table-cell office:value-type="float" office:value="1.68447097136">
            <text:p>1.6844709714</text:p>
          </table:table-cell>
          <table:table-cell office:value-type="float" office:value="1.77340473017">
            <text:p>1.7734047302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[]</text:p>
          </table:table-cell>
          <table:table-cell office:value-type="float" office:value="1.75510151913">
            <text:p>1.7551015191</text:p>
          </table:table-cell>
          <table:table-cell office:value-type="float" office:value="1.73308190043">
            <text:p>1.7330819004</text:p>
          </table:table-cell>
          <table:table-cell office:value-type="float" office:value="1.74512427337">
            <text:p>1.7451242734</text:p>
          </table:table-cell>
          <table:table-cell office:value-type="float" office:value="1.77722360494">
            <text:p>1.7772236049</text:p>
          </table:table-cell>
          <table:table-cell office:value-type="float" office:value="1.8079735485">
            <text:p>1.8079735485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[]</text:p>
          </table:table-cell>
          <table:table-cell office:value-type="float" office:value="1.77533770721">
            <text:p>1.7753377072</text:p>
          </table:table-cell>
          <table:table-cell office:value-type="float" office:value="1.74036127206">
            <text:p>1.7403612721</text:p>
          </table:table-cell>
          <table:table-cell office:value-type="float" office:value="1.73406225414">
            <text:p>1.7340622541</text:p>
          </table:table-cell>
          <table:table-cell office:value-type="float" office:value="1.75969319172">
            <text:p>1.7596931917</text:p>
          </table:table-cell>
          <table:table-cell office:value-type="float" office:value="1.79367088424">
            <text:p>1.7936708842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1.7430175986">
            <text:p>1.7430175986</text:p>
          </table:table-cell>
          <table:table-cell office:value-type="float" office:value="1.34701072422">
            <text:p>1.3470107242</text:p>
          </table:table-cell>
          <table:table-cell office:value-type="float" office:value="0">
            <text:p>0</text:p>
          </table:table-cell>
          <table:table-cell office:value-type="float" office:value="1.34435331655">
            <text:p>1.3443533166</text:p>
          </table:table-cell>
          <table:table-cell office:value-type="float" office:value="1.73736916773">
            <text:p>1.7373691677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1.68726573025">
            <text:p>1.6872657303</text:p>
          </table:table-cell>
          <table:table-cell office:value-type="float" office:value="0.874000342336">
            <text:p>0.8740003423</text:p>
          </table:table-cell>
          <table:table-cell office:value-type="float" office:value="0.872749261284">
            <text:p>0.8727492613</text:p>
          </table:table-cell>
          <table:table-cell office:value-type="float" office:value="1.68348164276">
            <text:p>1.6834816428</text:p>
          </table:table-cell>
          <table:table-cell office:value-type="float" office:value="1.77150672932">
            <text:p>1.7715067293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[]</text:p>
          </table:table-cell>
          <table:table-cell office:value-type="float" office:value="1.77322173382">
            <text:p>1.7732217338</text:p>
          </table:table-cell>
          <table:table-cell office:value-type="float" office:value="1.75677689987">
            <text:p>1.7567768999</text:p>
          </table:table-cell>
          <table:table-cell office:value-type="float" office:value="1.7651832985">
            <text:p>1.7651832985</text:p>
          </table:table-cell>
          <table:table-cell office:value-type="float" office:value="1.78916896411">
            <text:p>1.7891689641</text:p>
          </table:table-cell>
          <table:table-cell office:value-type="float" office:value="1.81378376625">
            <text:p>1.8137837663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[]</text:p>
          </table:table-cell>
          <table:table-cell office:value-type="float" office:value="1.77984205902">
            <text:p>1.779842059</text:p>
          </table:table-cell>
          <table:table-cell office:value-type="float" office:value="1.7510333477">
            <text:p>1.7510333477</text:p>
          </table:table-cell>
          <table:table-cell office:value-type="float" office:value="1.74587689042">
            <text:p>1.7458768904</text:p>
          </table:table-cell>
          <table:table-cell office:value-type="float" office:value="1.76791657196">
            <text:p>1.767916572</text:p>
          </table:table-cell>
          <table:table-cell office:value-type="float" office:value="1.79709287811">
            <text:p>1.7970928781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1.77083102362">
            <text:p>1.7708310236</text:p>
          </table:table-cell>
          <table:table-cell office:value-type="float" office:value="1.75411096877">
            <text:p>1.7541109688</text:p>
          </table:table-cell>
          <table:table-cell office:value-type="float" office:value="1.18310222305">
            <text:p>1.1831022231</text:p>
          </table:table-cell>
          <table:table-cell office:value-type="float" office:value="1.66203998861">
            <text:p>1.6620399886</text:p>
          </table:table-cell>
          <table:table-cell office:value-type="float" office:value="1.75535869162">
            <text:p>1.7553586916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1.77444875269">
            <text:p>1.7744487527</text:p>
          </table:table-cell>
          <table:table-cell office:value-type="float" office:value="1.72813840993">
            <text:p>1.7281384099</text:p>
          </table:table-cell>
          <table:table-cell office:value-type="float" office:value="1.72692917566">
            <text:p>1.7269291757</text:p>
          </table:table-cell>
          <table:table-cell office:value-type="float" office:value="1.77035276522">
            <text:p>1.7703527652</text:p>
          </table:table-cell>
          <table:table-cell office:value-type="float" office:value="1.78923264455">
            <text:p>1.7892326446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[]</text:p>
          </table:table-cell>
          <table:table-cell office:value-type="float" office:value="1.80126701527">
            <text:p>1.8012670153</text:p>
          </table:table-cell>
          <table:table-cell office:value-type="float" office:value="1.79051806319">
            <text:p>1.7905180632</text:p>
          </table:table-cell>
          <table:table-cell office:value-type="float" office:value="1.79429932489">
            <text:p>1.7942993249</text:p>
          </table:table-cell>
          <table:table-cell office:value-type="float" office:value="1.80861282231">
            <text:p>1.8086128223</text:p>
          </table:table-cell>
          <table:table-cell office:value-type="float" office:value="1.82761867032">
            <text:p>1.8276186703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[]</text:p>
          </table:table-cell>
          <table:table-cell office:value-type="float" office:value="1.79943192572">
            <text:p>1.7994319257</text:p>
          </table:table-cell>
          <table:table-cell office:value-type="float" office:value="1.77971491657">
            <text:p>1.7797149166</text:p>
          </table:table-cell>
          <table:table-cell office:value-type="float" office:value="1.77592889572">
            <text:p>1.7759288957</text:p>
          </table:table-cell>
          <table:table-cell office:value-type="float" office:value="1.78953469105">
            <text:p>1.7895346911</text:p>
          </table:table-cell>
          <table:table-cell office:value-type="float" office:value="1.80989461115">
            <text:p>1.8098946112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1.80566458494">
            <text:p>1.8056645849</text:p>
          </table:table-cell>
          <table:table-cell office:value-type="float" office:value="1.8120286374">
            <text:p>1.8120286374</text:p>
          </table:table-cell>
          <table:table-cell office:value-type="float" office:value="1.81157572674">
            <text:p>1.8115757267</text:p>
          </table:table-cell>
          <table:table-cell office:value-type="float" office:value="1.78591789082">
            <text:p>1.7859178908</text:p>
          </table:table-cell>
          <table:table-cell office:value-type="float" office:value="1.78993479763">
            <text:p>1.7899347976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1.81249051613">
            <text:p>1.8124905161</text:p>
          </table:table-cell>
          <table:table-cell office:value-type="float" office:value="1.82116550294">
            <text:p>1.8211655029</text:p>
          </table:table-cell>
          <table:table-cell office:value-type="float" office:value="1.81939178828">
            <text:p>1.8193917883</text:p>
          </table:table-cell>
          <table:table-cell office:value-type="float" office:value="1.80605091945">
            <text:p>1.8060509195</text:p>
          </table:table-cell>
          <table:table-cell office:value-type="float" office:value="1.82124251452">
            <text:p>1.8212425145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[]</text:p>
          </table:table-cell>
          <table:table-cell office:value-type="float" office:value="1.83055961861">
            <text:p>1.8305596186</text:p>
          </table:table-cell>
          <table:table-cell office:value-type="float" office:value="1.82000603023">
            <text:p>1.8200060302</text:p>
          </table:table-cell>
          <table:table-cell office:value-type="float" office:value="1.82057119569">
            <text:p>1.8205711957</text:p>
          </table:table-cell>
          <table:table-cell office:value-type="float" office:value="1.8302383878">
            <text:p>1.8302383878</text:p>
          </table:table-cell>
          <table:table-cell office:value-type="float" office:value="1.85499416148">
            <text:p>1.8549941615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[]</text:p>
          </table:table-cell>
          <table:table-cell office:value-type="float" office:value="1.82616451768">
            <text:p>1.8261645177</text:p>
          </table:table-cell>
          <table:table-cell office:value-type="float" office:value="1.81057684055">
            <text:p>1.8105768406</text:p>
          </table:table-cell>
          <table:table-cell office:value-type="float" office:value="1.80704895067">
            <text:p>1.8070489507</text:p>
          </table:table-cell>
          <table:table-cell office:value-type="float" office:value="1.81387236614">
            <text:p>1.8138723661</text:p>
          </table:table-cell>
          <table:table-cell office:value-type="float" office:value="1.82826895104">
            <text:p>1.828268951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'=============================================================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<text:s/>Sexithiophene/Sexithiophene_cation_neut_inner6_outer0/ReorgPlanes_shareq/Sexithiophene_cation_neut_inner6_outer0_reorgs_shareq_planes_CENTRE_b.dat 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a\c</text:p>
          </table:table-cell>
          <table:table-cell office:value-type="string">
            <text:p>m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1.86369753049">
            <text:p>1.8636975305</text:p>
          </table:table-cell>
          <table:table-cell office:value-type="float" office:value="1.84248664658">
            <text:p>1.8424866466</text:p>
          </table:table-cell>
          <table:table-cell office:value-type="float" office:value="1.8364390314">
            <text:p>1.8364390314</text:p>
          </table:table-cell>
          <table:table-cell office:value-type="float" office:value="1.83650032431">
            <text:p>1.8365003243</text:p>
          </table:table-cell>
          <table:table-cell office:value-type="float" office:value="1.84487033819">
            <text:p>1.8448703382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1.84869188038">
            <text:p>1.8486918804</text:p>
          </table:table-cell>
          <table:table-cell office:value-type="float" office:value="1.8382328473">
            <text:p>1.8382328473</text:p>
          </table:table-cell>
          <table:table-cell office:value-type="float" office:value="1.83562553488">
            <text:p>1.8356255349</text:p>
          </table:table-cell>
          <table:table-cell office:value-type="float" office:value="1.83936755734">
            <text:p>1.8393675573</text:p>
          </table:table-cell>
          <table:table-cell office:value-type="float" office:value="1.86033739695">
            <text:p>1.860337397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[]</text:p>
          </table:table-cell>
          <table:table-cell office:value-type="float" office:value="1.86358402639">
            <text:p>1.8635840264</text:p>
          </table:table-cell>
          <table:table-cell office:value-type="float" office:value="1.85384944546">
            <text:p>1.8538494455</text:p>
          </table:table-cell>
          <table:table-cell office:value-type="float" office:value="1.8519948998">
            <text:p>1.8519948998</text:p>
          </table:table-cell>
          <table:table-cell office:value-type="float" office:value="1.856065423">
            <text:p>1.856065423</text:p>
          </table:table-cell>
          <table:table-cell office:value-type="float" office:value="1.8756702205">
            <text:p>1.8756702205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[]</text:p>
          </table:table-cell>
          <table:table-cell office:value-type="float" office:value="1.87935168525">
            <text:p>1.8793516853</text:p>
          </table:table-cell>
          <table:table-cell office:value-type="float" office:value="1.85724997233">
            <text:p>1.8572499723</text:p>
          </table:table-cell>
          <table:table-cell office:value-type="float" office:value="1.85190164638">
            <text:p>1.8519016464</text:p>
          </table:table-cell>
          <table:table-cell office:value-type="float" office:value="1.85256617776">
            <text:p>1.8525661778</text:p>
          </table:table-cell>
          <table:table-cell office:value-type="float" office:value="1.86098460146">
            <text:p>1.8609846015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1.83168629722">
            <text:p>1.8316862972</text:p>
          </table:table-cell>
          <table:table-cell office:value-type="float" office:value="1.82149952118">
            <text:p>1.8214995212</text:p>
          </table:table-cell>
          <table:table-cell office:value-type="float" office:value="1.81626985574">
            <text:p>1.8162698557</text:p>
          </table:table-cell>
          <table:table-cell office:value-type="float" office:value="1.81460678346">
            <text:p>1.8146067835</text:p>
          </table:table-cell>
          <table:table-cell office:value-type="float" office:value="1.81717248377">
            <text:p>1.8171724838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1.82570098677">
            <text:p>1.8257009868</text:p>
          </table:table-cell>
          <table:table-cell office:value-type="float" office:value="1.81853724406">
            <text:p>1.8185372441</text:p>
          </table:table-cell>
          <table:table-cell office:value-type="float" office:value="1.81519741405">
            <text:p>1.8151974141</text:p>
          </table:table-cell>
          <table:table-cell office:value-type="float" office:value="1.81551396883">
            <text:p>1.8155139688</text:p>
          </table:table-cell>
          <table:table-cell office:value-type="float" office:value="1.82153341791">
            <text:p>1.8215334179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[]</text:p>
          </table:table-cell>
          <table:table-cell office:value-type="float" office:value="1.77430753248">
            <text:p>1.7743075325</text:p>
          </table:table-cell>
          <table:table-cell office:value-type="float" office:value="1.74996579493">
            <text:p>1.7499657949</text:p>
          </table:table-cell>
          <table:table-cell office:value-type="float" office:value="1.74836780957">
            <text:p>1.7483678096</text:p>
          </table:table-cell>
          <table:table-cell office:value-type="float" office:value="1.76674205108">
            <text:p>1.7667420511</text:p>
          </table:table-cell>
          <table:table-cell office:value-type="float" office:value="1.79459238382">
            <text:p>1.7945923838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[]</text:p>
          </table:table-cell>
          <table:table-cell office:value-type="float" office:value="1.7861526092">
            <text:p>1.7861526092</text:p>
          </table:table-cell>
          <table:table-cell office:value-type="float" office:value="1.7497264614">
            <text:p>1.7497264614</text:p>
          </table:table-cell>
          <table:table-cell office:value-type="float" office:value="1.73487447867">
            <text:p>1.7348744787</text:p>
          </table:table-cell>
          <table:table-cell office:value-type="float" office:value="1.74663337376">
            <text:p>1.7466333738</text:p>
          </table:table-cell>
          <table:table-cell office:value-type="float" office:value="1.77394571405">
            <text:p>1.7739457141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1.81720200984">
            <text:p>1.8172020098</text:p>
          </table:table-cell>
          <table:table-cell office:value-type="float" office:value="1.18566675641">
            <text:p>1.1856667564</text:p>
          </table:table-cell>
          <table:table-cell office:value-type="float" office:value="0">
            <text:p>0</text:p>
          </table:table-cell>
          <table:table-cell office:value-type="float" office:value="1.18310222305">
            <text:p>1.1831022231</text:p>
          </table:table-cell>
          <table:table-cell office:value-type="float" office:value="1.81157572674">
            <text:p>1.8115757267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1.74053848219">
            <text:p>1.7405384822</text:p>
          </table:table-cell>
          <table:table-cell office:value-type="float" office:value="0.883196532971">
            <text:p>0.883196533</text:p>
          </table:table-cell>
          <table:table-cell office:value-type="float" office:value="0.872749261284">
            <text:p>0.8727492613</text:p>
          </table:table-cell>
          <table:table-cell office:value-type="float" office:value="1.72692917566">
            <text:p>1.7269291757</text:p>
          </table:table-cell>
          <table:table-cell office:value-type="float" office:value="1.81939178828">
            <text:p>1.8193917883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[]</text:p>
          </table:table-cell>
          <table:table-cell office:value-type="float" office:value="1.74672379443">
            <text:p>1.7467237944</text:p>
          </table:table-cell>
          <table:table-cell office:value-type="float" office:value="1.74512427337">
            <text:p>1.7451242734</text:p>
          </table:table-cell>
          <table:table-cell office:value-type="float" office:value="1.7651832985">
            <text:p>1.7651832985</text:p>
          </table:table-cell>
          <table:table-cell office:value-type="float" office:value="1.79429932489">
            <text:p>1.7942993249</text:p>
          </table:table-cell>
          <table:table-cell office:value-type="float" office:value="1.82057119569">
            <text:p>1.8205711957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[]</text:p>
          </table:table-cell>
          <table:table-cell office:value-type="float" office:value="1.74813125749">
            <text:p>1.7481312575</text:p>
          </table:table-cell>
          <table:table-cell office:value-type="float" office:value="1.73406225414">
            <text:p>1.7340622541</text:p>
          </table:table-cell>
          <table:table-cell office:value-type="float" office:value="1.74587689042">
            <text:p>1.7458768904</text:p>
          </table:table-cell>
          <table:table-cell office:value-type="float" office:value="1.77592889572">
            <text:p>1.7759288957</text:p>
          </table:table-cell>
          <table:table-cell office:value-type="float" office:value="1.80704895067">
            <text:p>1.8070489507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1.82009123591">
            <text:p>1.8200912359</text:p>
          </table:table-cell>
          <table:table-cell office:value-type="float" office:value="1.81470951355">
            <text:p>1.8147095136</text:p>
          </table:table-cell>
          <table:table-cell office:value-type="float" office:value="1.81451883083">
            <text:p>1.8145188308</text:p>
          </table:table-cell>
          <table:table-cell office:value-type="float" office:value="1.81749827306">
            <text:p>1.8174982731</text:p>
          </table:table-cell>
          <table:table-cell office:value-type="float" office:value="1.82376528906">
            <text:p>1.8237652891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1.81598917257">
            <text:p>1.8159891726</text:p>
          </table:table-cell>
          <table:table-cell office:value-type="float" office:value="1.81374203818">
            <text:p>1.8137420382</text:p>
          </table:table-cell>
          <table:table-cell office:value-type="float" office:value="1.8152322275">
            <text:p>1.8152322275</text:p>
          </table:table-cell>
          <table:table-cell office:value-type="float" office:value="1.81973309358">
            <text:p>1.8197330936</text:p>
          </table:table-cell>
          <table:table-cell office:value-type="float" office:value="1.82888832091">
            <text:p>1.8288883209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[]</text:p>
          </table:table-cell>
          <table:table-cell office:value-type="float" office:value="1.85171811187">
            <text:p>1.8517181119</text:p>
          </table:table-cell>
          <table:table-cell office:value-type="float" office:value="1.84954334001">
            <text:p>1.84954334</text:p>
          </table:table-cell>
          <table:table-cell office:value-type="float" office:value="1.85061526508">
            <text:p>1.8506152651</text:p>
          </table:table-cell>
          <table:table-cell office:value-type="float" office:value="1.85442605577">
            <text:p>1.8544260558</text:p>
          </table:table-cell>
          <table:table-cell office:value-type="float" office:value="1.86266938697">
            <text:p>1.862669387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[]</text:p>
          </table:table-cell>
          <table:table-cell office:value-type="float" office:value="1.85526351262">
            <text:p>1.8552635126</text:p>
          </table:table-cell>
          <table:table-cell office:value-type="float" office:value="1.85014588985">
            <text:p>1.8501458899</text:p>
          </table:table-cell>
          <table:table-cell office:value-type="float" office:value="1.849743674">
            <text:p>1.849743674</text:p>
          </table:table-cell>
          <table:table-cell office:value-type="float" office:value="1.85207270214">
            <text:p>1.8520727021</text:p>
          </table:table-cell>
          <table:table-cell office:value-type="float" office:value="1.85753575823">
            <text:p>1.8575357582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1.8567264217">
            <text:p>1.8567264217</text:p>
          </table:table-cell>
          <table:table-cell office:value-type="float" office:value="1.83764818411">
            <text:p>1.8376481841</text:p>
          </table:table-cell>
          <table:table-cell office:value-type="float" office:value="1.833678398">
            <text:p>1.833678398</text:p>
          </table:table-cell>
          <table:table-cell office:value-type="float" office:value="1.83539673296">
            <text:p>1.835396733</text:p>
          </table:table-cell>
          <table:table-cell office:value-type="float" office:value="1.84481948245">
            <text:p>1.8448194825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1.84259603614">
            <text:p>1.8425960361</text:p>
          </table:table-cell>
          <table:table-cell office:value-type="float" office:value="1.83435144036">
            <text:p>1.8343514404</text:p>
          </table:table-cell>
          <table:table-cell office:value-type="float" office:value="1.83365449421">
            <text:p>1.8336544942</text:p>
          </table:table-cell>
          <table:table-cell office:value-type="float" office:value="1.83877271852">
            <text:p>1.8387727185</text:p>
          </table:table-cell>
          <table:table-cell office:value-type="float" office:value="1.86051859709">
            <text:p>1.8605185971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[]</text:p>
          </table:table-cell>
          <table:table-cell office:value-type="float" office:value="1.86913774472">
            <text:p>1.8691377447</text:p>
          </table:table-cell>
          <table:table-cell office:value-type="float" office:value="1.86088174954">
            <text:p>1.8608817495</text:p>
          </table:table-cell>
          <table:table-cell office:value-type="float" office:value="1.86074787993">
            <text:p>1.8607478799</text:p>
          </table:table-cell>
          <table:table-cell office:value-type="float" office:value="1.86660961414">
            <text:p>1.8666096141</text:p>
          </table:table-cell>
          <table:table-cell office:value-type="float" office:value="1.88771039844">
            <text:p>1.8877103984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[]</text:p>
          </table:table-cell>
          <table:table-cell office:value-type="float" office:value="1.88434028773">
            <text:p>1.8843402877</text:p>
          </table:table-cell>
          <table:table-cell office:value-type="float" office:value="1.86365174295">
            <text:p>1.863651743</text:p>
          </table:table-cell>
          <table:table-cell office:value-type="float" office:value="1.85993510888">
            <text:p>1.8599351089</text:p>
          </table:table-cell>
          <table:table-cell office:value-type="float" office:value="1.86240472604">
            <text:p>1.862404726</text:p>
          </table:table-cell>
          <table:table-cell office:value-type="float" office:value="1.87258302614">
            <text:p>1.8725830261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'=============================================================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<text:s/>Sexithiophene/Sexithiophene_cation_neut_inner6_outer0/ReorgPlanes_shareq/Sexithiophene_cation_neut_inner6_outer0_reorgs_shareq_planes_CENTRE_c.dat 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b\a</text:p>
          </table:table-cell>
          <table:table-cell office:value-type="string">
            <text:p>m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[]</text:p>
          </table:table-cell>
          <table:table-cell office:value-type="float" office:value="2.56781656483">
            <text:p>2.5678165648</text:p>
          </table:table-cell>
          <table:table-cell table:number-columns-repeated="9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[]</text:p>
          </table:table-cell>
          <table:table-cell office:value-type="float" office:value="2.21192374458">
            <text:p>2.2119237446</text:p>
          </table:table-cell>
          <table:table-cell table:number-columns-repeated="9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[]</text:p>
          </table:table-cell>
          <table:table-cell office:value-type="float" office:value="2.27969419376">
            <text:p>2.2796941938</text:p>
          </table:table-cell>
          <table:table-cell table:number-columns-repeated="9" office:value-type="string">
            <text:p>[]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3" office:value-type="string">
            <text:p>[]</text:p>
          </table:table-cell>
          <table:table-cell office:value-type="float" office:value="2.51100257324">
            <text:p>2.5110025732</text:p>
          </table:table-cell>
          <table:table-cell table:number-columns-repeated="9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[]</text:p>
          </table:table-cell>
          <table:table-cell office:value-type="float" office:value="2.03095418804">
            <text:p>2.030954188</text:p>
          </table:table-cell>
          <table:table-cell office:value-type="float" office:value="1.86664040136">
            <text:p>1.8666404014</text:p>
          </table:table-cell>
          <table:table-cell office:value-type="float" office:value="1.82920078957">
            <text:p>1.8292007896</text:p>
          </table:table-cell>
          <table:table-cell office:value-type="float" office:value="1.7430175986">
            <text:p>1.7430175986</text:p>
          </table:table-cell>
          <table:table-cell office:value-type="float" office:value="1.82556958869">
            <text:p>1.8255695887</text:p>
          </table:table-cell>
          <table:table-cell office:value-type="float" office:value="1.86177079439">
            <text:p>1.8617707944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[]</text:p>
          </table:table-cell>
          <table:table-cell office:value-type="float" office:value="1.89595971477">
            <text:p>1.8959597148</text:p>
          </table:table-cell>
          <table:table-cell office:value-type="float" office:value="1.84942968721">
            <text:p>1.8494296872</text:p>
          </table:table-cell>
          <table:table-cell office:value-type="float" office:value="1.82223349739">
            <text:p>1.8222334974</text:p>
          </table:table-cell>
          <table:table-cell office:value-type="float" office:value="1.68726573025">
            <text:p>1.6872657303</text:p>
          </table:table-cell>
          <table:table-cell office:value-type="float" office:value="1.82103600419">
            <text:p>1.8210360042</text:p>
          </table:table-cell>
          <table:table-cell office:value-type="float" office:value="1.84581870953">
            <text:p>1.8458187095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[]</text:p>
          </table:table-cell>
          <table:table-cell office:value-type="float" office:value="1.91240519756">
            <text:p>1.9124051976</text:p>
          </table:table-cell>
          <table:table-cell office:value-type="float" office:value="1.86323348474">
            <text:p>1.8632334847</text:p>
          </table:table-cell>
          <table:table-cell office:value-type="float" office:value="1.76147930142">
            <text:p>1.7614793014</text:p>
          </table:table-cell>
          <table:table-cell office:value-type="float" office:value="1.77322173382">
            <text:p>1.7732217338</text:p>
          </table:table-cell>
          <table:table-cell office:value-type="float" office:value="1.85513377927">
            <text:p>1.8551337793</text:p>
          </table:table-cell>
          <table:table-cell office:value-type="float" office:value="1.87246900507">
            <text:p>1.8724690051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[]</text:p>
          </table:table-cell>
          <table:table-cell office:value-type="float" office:value="2.08906854179">
            <text:p>2.0890685418</text:p>
          </table:table-cell>
          <table:table-cell office:value-type="float" office:value="1.8808699325">
            <text:p>1.8808699325</text:p>
          </table:table-cell>
          <table:table-cell office:value-type="float" office:value="1.77871605786">
            <text:p>1.7787160579</text:p>
          </table:table-cell>
          <table:table-cell office:value-type="float" office:value="1.77984205902">
            <text:p>1.779842059</text:p>
          </table:table-cell>
          <table:table-cell office:value-type="float" office:value="1.85945264416">
            <text:p>1.8594526442</text:p>
          </table:table-cell>
          <table:table-cell office:value-type="float" office:value="1.8898857065">
            <text:p>1.8898857065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[]</text:p>
          </table:table-cell>
          <table:table-cell office:value-type="float" office:value="1.87043310208">
            <text:p>1.8704331021</text:p>
          </table:table-cell>
          <table:table-cell office:value-type="float" office:value="1.84281283792">
            <text:p>1.8428128379</text:p>
          </table:table-cell>
          <table:table-cell office:value-type="float" office:value="1.81973579526">
            <text:p>1.8197357953</text:p>
          </table:table-cell>
          <table:table-cell office:value-type="float" office:value="1.34701072422">
            <text:p>1.3470107242</text:p>
          </table:table-cell>
          <table:table-cell office:value-type="float" office:value="1.81728306547">
            <text:p>1.8172830655</text:p>
          </table:table-cell>
          <table:table-cell office:value-type="float" office:value="1.83918893363">
            <text:p>1.8391889336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[]</text:p>
          </table:table-cell>
          <table:table-cell office:value-type="float" office:value="1.8548138212">
            <text:p>1.8548138212</text:p>
          </table:table-cell>
          <table:table-cell office:value-type="float" office:value="1.83782002484">
            <text:p>1.8378200248</text:p>
          </table:table-cell>
          <table:table-cell office:value-type="float" office:value="1.81641551044">
            <text:p>1.8164155104</text:p>
          </table:table-cell>
          <table:table-cell office:value-type="float" office:value="0.874000342336">
            <text:p>0.8740003423</text:p>
          </table:table-cell>
          <table:table-cell office:value-type="float" office:value="1.81617953553">
            <text:p>1.8161795355</text:p>
          </table:table-cell>
          <table:table-cell office:value-type="float" office:value="1.83537527164">
            <text:p>1.8353752716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[]</text:p>
          </table:table-cell>
          <table:table-cell office:value-type="float" office:value="1.87169468973">
            <text:p>1.8716946897</text:p>
          </table:table-cell>
          <table:table-cell office:value-type="float" office:value="1.85304117838">
            <text:p>1.8530411784</text:p>
          </table:table-cell>
          <table:table-cell office:value-type="float" office:value="1.73832929696">
            <text:p>1.738329297</text:p>
          </table:table-cell>
          <table:table-cell office:value-type="float" office:value="1.75677689987">
            <text:p>1.7567768999</text:p>
          </table:table-cell>
          <table:table-cell office:value-type="float" office:value="1.85092514334">
            <text:p>1.8509251433</text:p>
          </table:table-cell>
          <table:table-cell office:value-type="float" office:value="1.86173925047">
            <text:p>1.8617392505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[]</text:p>
          </table:table-cell>
          <table:table-cell office:value-type="float" office:value="1.88759966105">
            <text:p>1.8875996611</text:p>
          </table:table-cell>
          <table:table-cell office:value-type="float" office:value="1.85699485533">
            <text:p>1.8569948553</text:p>
          </table:table-cell>
          <table:table-cell office:value-type="float" office:value="1.74205312409">
            <text:p>1.7420531241</text:p>
          </table:table-cell>
          <table:table-cell office:value-type="float" office:value="1.7510333477">
            <text:p>1.7510333477</text:p>
          </table:table-cell>
          <table:table-cell office:value-type="float" office:value="1.85184754754">
            <text:p>1.8518475475</text:p>
          </table:table-cell>
          <table:table-cell office:value-type="float" office:value="1.86525899515">
            <text:p>1.8652589952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1.8364390314">
            <text:p>1.8364390314</text:p>
          </table:table-cell>
          <table:table-cell office:value-type="float" office:value="1.81626985574">
            <text:p>1.8162698557</text:p>
          </table:table-cell>
          <table:table-cell office:value-type="float" office:value="0">
            <text:p>0</text:p>
          </table:table-cell>
          <table:table-cell office:value-type="float" office:value="1.81451883083">
            <text:p>1.8145188308</text:p>
          </table:table-cell>
          <table:table-cell office:value-type="float" office:value="1.833678398">
            <text:p>1.833678398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1.83562553488">
            <text:p>1.8356255349</text:p>
          </table:table-cell>
          <table:table-cell office:value-type="float" office:value="1.81519741405">
            <text:p>1.8151974141</text:p>
          </table:table-cell>
          <table:table-cell office:value-type="float" office:value="0.872749261284">
            <text:p>0.8727492613</text:p>
          </table:table-cell>
          <table:table-cell office:value-type="float" office:value="1.8152322275">
            <text:p>1.8152322275</text:p>
          </table:table-cell>
          <table:table-cell office:value-type="float" office:value="1.83365449421">
            <text:p>1.8336544942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[]</text:p>
          </table:table-cell>
          <table:table-cell office:value-type="float" office:value="1.8519948998">
            <text:p>1.8519948998</text:p>
          </table:table-cell>
          <table:table-cell office:value-type="float" office:value="1.74836780957">
            <text:p>1.7483678096</text:p>
          </table:table-cell>
          <table:table-cell office:value-type="float" office:value="1.7651832985">
            <text:p>1.7651832985</text:p>
          </table:table-cell>
          <table:table-cell office:value-type="float" office:value="1.85061526508">
            <text:p>1.8506152651</text:p>
          </table:table-cell>
          <table:table-cell office:value-type="float" office:value="1.86074787993">
            <text:p>1.8607478799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[]</text:p>
          </table:table-cell>
          <table:table-cell office:value-type="float" office:value="1.85190164638">
            <text:p>1.8519016464</text:p>
          </table:table-cell>
          <table:table-cell office:value-type="float" office:value="1.73487447867">
            <text:p>1.7348744787</text:p>
          </table:table-cell>
          <table:table-cell office:value-type="float" office:value="1.74587689042">
            <text:p>1.7458768904</text:p>
          </table:table-cell>
          <table:table-cell office:value-type="float" office:value="1.849743674">
            <text:p>1.849743674</text:p>
          </table:table-cell>
          <table:table-cell office:value-type="float" office:value="1.85993510888">
            <text:p>1.8599351089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1.83748060367">
            <text:p>1.8374806037</text:p>
          </table:table-cell>
          <table:table-cell office:value-type="float" office:value="1.8168777635">
            <text:p>1.8168777635</text:p>
          </table:table-cell>
          <table:table-cell office:value-type="float" office:value="1.34435331655">
            <text:p>1.3443533166</text:p>
          </table:table-cell>
          <table:table-cell office:value-type="float" office:value="1.81523045885">
            <text:p>1.8152304589</text:p>
          </table:table-cell>
          <table:table-cell office:value-type="float" office:value="1.83477727001">
            <text:p>1.83477727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1.84101122945">
            <text:p>1.8410112295</text:p>
          </table:table-cell>
          <table:table-cell office:value-type="float" office:value="1.81805323468">
            <text:p>1.8180532347</text:p>
          </table:table-cell>
          <table:table-cell office:value-type="float" office:value="1.68348164276">
            <text:p>1.6834816428</text:p>
          </table:table-cell>
          <table:table-cell office:value-type="float" office:value="1.81767637896">
            <text:p>1.817676379</text:p>
          </table:table-cell>
          <table:table-cell office:value-type="float" office:value="1.83864990285">
            <text:p>1.8386499029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[]</text:p>
          </table:table-cell>
          <table:table-cell office:value-type="float" office:value="1.85790602594">
            <text:p>1.8579060259</text:p>
          </table:table-cell>
          <table:table-cell office:value-type="float" office:value="1.77969702416">
            <text:p>1.7796970242</text:p>
          </table:table-cell>
          <table:table-cell office:value-type="float" office:value="1.78916896411">
            <text:p>1.7891689641</text:p>
          </table:table-cell>
          <table:table-cell office:value-type="float" office:value="1.85370645467">
            <text:p>1.8537064547</text:p>
          </table:table-cell>
          <table:table-cell office:value-type="float" office:value="1.86722562824">
            <text:p>1.8672256282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[]</text:p>
          </table:table-cell>
          <table:table-cell office:value-type="float" office:value="1.85382999999">
            <text:p>1.85383</text:p>
          </table:table-cell>
          <table:table-cell office:value-type="float" office:value="1.76044802487">
            <text:p>1.7604480249</text:p>
          </table:table-cell>
          <table:table-cell office:value-type="float" office:value="1.76791657196">
            <text:p>1.767916572</text:p>
          </table:table-cell>
          <table:table-cell office:value-type="float" office:value="1.85097030438">
            <text:p>1.8509703044</text:p>
          </table:table-cell>
          <table:table-cell office:value-type="float" office:value="1.86220438174">
            <text:p>1.8622043817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1.84824447706">
            <text:p>1.8482444771</text:p>
          </table:table-cell>
          <table:table-cell office:value-type="float" office:value="1.82206447383">
            <text:p>1.8220644738</text:p>
          </table:table-cell>
          <table:table-cell office:value-type="float" office:value="1.73736916773">
            <text:p>1.7373691677</text:p>
          </table:table-cell>
          <table:table-cell office:value-type="float" office:value="1.81986336523">
            <text:p>1.8198633652</text:p>
          </table:table-cell>
          <table:table-cell office:value-type="float" office:value="1.84470103145">
            <text:p>1.8447010315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[]</text:p>
          </table:table-cell>
          <table:table-cell office:value-type="float" office:value="1.86563589714">
            <text:p>1.8656358971</text:p>
          </table:table-cell>
          <table:table-cell office:value-type="float" office:value="1.82706439498">
            <text:p>1.827064395</text:p>
          </table:table-cell>
          <table:table-cell office:value-type="float" office:value="1.77150672932">
            <text:p>1.7715067293</text:p>
          </table:table-cell>
          <table:table-cell office:value-type="float" office:value="1.82563887649">
            <text:p>1.8256388765</text:p>
          </table:table-cell>
          <table:table-cell office:value-type="float" office:value="1.86207343958">
            <text:p>1.8620734396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[]</text:p>
          </table:table-cell>
          <table:table-cell office:value-type="float" office:value="1.88153041313">
            <text:p>1.8815304131</text:p>
          </table:table-cell>
          <table:table-cell office:value-type="float" office:value="1.81304770431">
            <text:p>1.8130477043</text:p>
          </table:table-cell>
          <table:table-cell office:value-type="float" office:value="1.81378376625">
            <text:p>1.8137837663</text:p>
          </table:table-cell>
          <table:table-cell office:value-type="float" office:value="1.86222262458">
            <text:p>1.8622226246</text:p>
          </table:table-cell>
          <table:table-cell office:value-type="float" office:value="1.89153421665">
            <text:p>1.8915342167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[]</text:p>
          </table:table-cell>
          <table:table-cell office:value-type="float" office:value="1.86482440679">
            <text:p>1.8648244068</text:p>
          </table:table-cell>
          <table:table-cell office:value-type="float" office:value="1.79537734189">
            <text:p>1.7953773419</text:p>
          </table:table-cell>
          <table:table-cell office:value-type="float" office:value="1.79709287811">
            <text:p>1.7970928781</text:p>
          </table:table-cell>
          <table:table-cell office:value-type="float" office:value="1.85608663742">
            <text:p>1.8560866374</text:p>
          </table:table-cell>
          <table:table-cell office:value-type="float" office:value="1.87396653213">
            <text:p>1.8739665321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13" office:value-type="string">
            <text:p>[]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'=============================================================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<text:s/>TIPS_Pc/TIPS_Pc_cation_neut_inner6_outer0/ReorgPlanes_shareq/TIPS_Pc_cation_neut_inner6_outer0_reorgs_shareq_planes_CENTRE_a.dat 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c\b</text:p>
          </table:table-cell>
          <table:table-cell office:value-type="string">
            <text:p>m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6" office:value-type="string">
            <text:p>[]</text:p>
          </table:table-cell>
          <table:table-cell office:value-type="float" office:value="0.918158971742">
            <text:p>0.9181589717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[]</text:p>
          </table:table-cell>
          <table:table-cell office:value-type="float" office:value="0.833150691664">
            <text:p>0.8331506917</text:p>
          </table:table-cell>
          <table:table-cell office:value-type="float" office:value="0.704599123608">
            <text:p>0.7045991236</text:p>
          </table:table-cell>
          <table:table-cell office:value-type="float" office:value="0.833061148334">
            <text:p>0.8330611483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0.82244511781">
            <text:p>0.8224451178</text:p>
          </table:table-cell>
          <table:table-cell office:value-type="float" office:value="0.666384746674">
            <text:p>0.6663847467</text:p>
          </table:table-cell>
          <table:table-cell office:value-type="float" office:value="0.642476288222">
            <text:p>0.6424762882</text:p>
          </table:table-cell>
          <table:table-cell office:value-type="float" office:value="0.666985339809">
            <text:p>0.6669853398</text:p>
          </table:table-cell>
          <table:table-cell office:value-type="float" office:value="0.823084567049">
            <text:p>0.823084567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[]</text:p>
          </table:table-cell>
          <table:table-cell office:value-type="float" office:value="0.816643143148">
            <text:p>0.8166431431</text:p>
          </table:table-cell>
          <table:table-cell office:value-type="float" office:value="0.656616934171">
            <text:p>0.6566169342</text:p>
          </table:table-cell>
          <table:table-cell office:value-type="float" office:value="0.624985423874">
            <text:p>0.6249854239</text:p>
          </table:table-cell>
          <table:table-cell office:value-type="float" office:value="0.620015614189">
            <text:p>0.6200156142</text:p>
          </table:table-cell>
          <table:table-cell office:value-type="float" office:value="0.625951016415">
            <text:p>0.6259510164</text:p>
          </table:table-cell>
          <table:table-cell office:value-type="float" office:value="0.658434550714">
            <text:p>0.6584345507</text:p>
          </table:table-cell>
          <table:table-cell office:value-type="float" office:value="0.818719168938">
            <text:p>0.8187191689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[]</text:p>
          </table:table-cell>
          <table:table-cell office:value-type="float" office:value="0.813411894739">
            <text:p>0.8134118947</text:p>
          </table:table-cell>
          <table:table-cell office:value-type="float" office:value="0.648053213304">
            <text:p>0.6480532133</text:p>
          </table:table-cell>
          <table:table-cell office:value-type="float" office:value="0.60926434498">
            <text:p>0.609264345</text:p>
          </table:table-cell>
          <table:table-cell office:value-type="float" office:value="0.596104357778">
            <text:p>0.5961043578</text:p>
          </table:table-cell>
          <table:table-cell office:value-type="float" office:value="0.592595522833">
            <text:p>0.5925955228</text:p>
          </table:table-cell>
          <table:table-cell office:value-type="float" office:value="0.597929587045">
            <text:p>0.597929587</text:p>
          </table:table-cell>
          <table:table-cell office:value-type="float" office:value="0.612604351724">
            <text:p>0.6126043517</text:p>
          </table:table-cell>
          <table:table-cell office:value-type="float" office:value="0.652411944369">
            <text:p>0.6524119444</text:p>
          </table:table-cell>
          <table:table-cell office:value-type="float" office:value="0.817831097393">
            <text:p>0.8178310974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0.818024116711">
            <text:p>0.8180241167</text:p>
          </table:table-cell>
          <table:table-cell office:value-type="float" office:value="0.648946230505">
            <text:p>0.6489462305</text:p>
          </table:table-cell>
          <table:table-cell office:value-type="float" office:value="0.599378796298">
            <text:p>0.5993787963</text:p>
          </table:table-cell>
          <table:table-cell office:value-type="float" office:value="0.559768393049">
            <text:p>0.559768393</text:p>
          </table:table-cell>
          <table:table-cell office:value-type="float" office:value="0.509590481637">
            <text:p>0.5095904816</text:p>
          </table:table-cell>
          <table:table-cell office:value-type="float" office:value="0.48385518124">
            <text:p>0.4838551812</text:p>
          </table:table-cell>
          <table:table-cell office:value-type="float" office:value="0.516120159043">
            <text:p>0.516120159</text:p>
          </table:table-cell>
          <table:table-cell office:value-type="float" office:value="0.568240620539">
            <text:p>0.5682406205</text:p>
          </table:table-cell>
          <table:table-cell office:value-type="float" office:value="0.606859428096">
            <text:p>0.6068594281</text:p>
          </table:table-cell>
          <table:table-cell office:value-type="float" office:value="0.655184471428">
            <text:p>0.6551844714</text:p>
          </table:table-cell>
          <table:table-cell office:value-type="float" office:value="0.822764626571">
            <text:p>0.8227646266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831401505513">
            <text:p>0.8314015055</text:p>
          </table:table-cell>
          <table:table-cell office:value-type="float" office:value="0.667124304943">
            <text:p>0.6671243049</text:p>
          </table:table-cell>
          <table:table-cell office:value-type="float" office:value="0.626331614444">
            <text:p>0.6263316144</text:p>
          </table:table-cell>
          <table:table-cell office:value-type="float" office:value="0.607681947493">
            <text:p>0.6076819475</text:p>
          </table:table-cell>
          <table:table-cell office:value-type="float" office:value="0.588968651409">
            <text:p>0.5889686514</text:p>
          </table:table-cell>
          <table:table-cell office:value-type="float" office:value="0.311441813418">
            <text:p>0.3114418134</text:p>
          </table:table-cell>
          <table:table-cell office:value-type="float" office:value="0">
            <text:p>0</text:p>
          </table:table-cell>
          <table:table-cell office:value-type="float" office:value="0.311441813418">
            <text:p>0.3114418134</text:p>
          </table:table-cell>
          <table:table-cell office:value-type="float" office:value="0.588968651409">
            <text:p>0.5889686514</text:p>
          </table:table-cell>
          <table:table-cell office:value-type="float" office:value="0.607681947493">
            <text:p>0.6076819475</text:p>
          </table:table-cell>
          <table:table-cell office:value-type="float" office:value="0.626331614444">
            <text:p>0.6263316144</text:p>
          </table:table-cell>
          <table:table-cell office:value-type="float" office:value="0.667124304943">
            <text:p>0.6671243049</text:p>
          </table:table-cell>
          <table:table-cell office:value-type="float" office:value="0.831401505513">
            <text:p>0.831401505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0.822764626571">
            <text:p>0.8227646266</text:p>
          </table:table-cell>
          <table:table-cell office:value-type="float" office:value="0.655184471428">
            <text:p>0.6551844714</text:p>
          </table:table-cell>
          <table:table-cell office:value-type="float" office:value="0.606859428096">
            <text:p>0.6068594281</text:p>
          </table:table-cell>
          <table:table-cell office:value-type="float" office:value="0.568240620539">
            <text:p>0.5682406205</text:p>
          </table:table-cell>
          <table:table-cell office:value-type="float" office:value="0.516120159043">
            <text:p>0.516120159</text:p>
          </table:table-cell>
          <table:table-cell office:value-type="float" office:value="0.48385518124">
            <text:p>0.4838551812</text:p>
          </table:table-cell>
          <table:table-cell office:value-type="float" office:value="0.509590481637">
            <text:p>0.5095904816</text:p>
          </table:table-cell>
          <table:table-cell office:value-type="float" office:value="0.559768393049">
            <text:p>0.559768393</text:p>
          </table:table-cell>
          <table:table-cell office:value-type="float" office:value="0.599378796298">
            <text:p>0.5993787963</text:p>
          </table:table-cell>
          <table:table-cell office:value-type="float" office:value="0.648946230505">
            <text:p>0.6489462305</text:p>
          </table:table-cell>
          <table:table-cell office:value-type="float" office:value="0.818024116711">
            <text:p>0.8180241167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[]</text:p>
          </table:table-cell>
          <table:table-cell office:value-type="float" office:value="0.817831097393">
            <text:p>0.8178310974</text:p>
          </table:table-cell>
          <table:table-cell office:value-type="float" office:value="0.652411944369">
            <text:p>0.6524119444</text:p>
          </table:table-cell>
          <table:table-cell office:value-type="float" office:value="0.612604351724">
            <text:p>0.6126043517</text:p>
          </table:table-cell>
          <table:table-cell office:value-type="float" office:value="0.597929587045">
            <text:p>0.597929587</text:p>
          </table:table-cell>
          <table:table-cell office:value-type="float" office:value="0.592595522833">
            <text:p>0.5925955228</text:p>
          </table:table-cell>
          <table:table-cell office:value-type="float" office:value="0.596104357778">
            <text:p>0.5961043578</text:p>
          </table:table-cell>
          <table:table-cell office:value-type="float" office:value="0.60926434498">
            <text:p>0.609264345</text:p>
          </table:table-cell>
          <table:table-cell office:value-type="float" office:value="0.648053213304">
            <text:p>0.6480532133</text:p>
          </table:table-cell>
          <table:table-cell office:value-type="float" office:value="0.813411894739">
            <text:p>0.8134118947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[]</text:p>
          </table:table-cell>
          <table:table-cell office:value-type="float" office:value="0.818719168938">
            <text:p>0.8187191689</text:p>
          </table:table-cell>
          <table:table-cell office:value-type="float" office:value="0.658434550714">
            <text:p>0.6584345507</text:p>
          </table:table-cell>
          <table:table-cell office:value-type="float" office:value="0.625951016415">
            <text:p>0.6259510164</text:p>
          </table:table-cell>
          <table:table-cell office:value-type="float" office:value="0.620015614189">
            <text:p>0.6200156142</text:p>
          </table:table-cell>
          <table:table-cell office:value-type="float" office:value="0.624985423874">
            <text:p>0.6249854239</text:p>
          </table:table-cell>
          <table:table-cell office:value-type="float" office:value="0.656616934171">
            <text:p>0.6566169342</text:p>
          </table:table-cell>
          <table:table-cell office:value-type="float" office:value="0.816643143148">
            <text:p>0.8166431431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0.823084567049">
            <text:p>0.823084567</text:p>
          </table:table-cell>
          <table:table-cell office:value-type="float" office:value="0.666985339809">
            <text:p>0.6669853398</text:p>
          </table:table-cell>
          <table:table-cell office:value-type="float" office:value="0.642476288222">
            <text:p>0.6424762882</text:p>
          </table:table-cell>
          <table:table-cell office:value-type="float" office:value="0.666384746674">
            <text:p>0.6663847467</text:p>
          </table:table-cell>
          <table:table-cell office:value-type="float" office:value="0.82244511781">
            <text:p>0.8224451178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[]</text:p>
          </table:table-cell>
          <table:table-cell office:value-type="float" office:value="0.833061148334">
            <text:p>0.8330611483</text:p>
          </table:table-cell>
          <table:table-cell office:value-type="float" office:value="0.704599123608">
            <text:p>0.7045991236</text:p>
          </table:table-cell>
          <table:table-cell office:value-type="float" office:value="0.833150691664">
            <text:p>0.8331506917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[]</text:p>
          </table:table-cell>
          <table:table-cell office:value-type="float" office:value="0.918158971742">
            <text:p>0.9181589717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'=============================================================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<text:s/>TIPS_Pc/TIPS_Pc_cation_neut_inner6_outer0/ReorgPlanes_shareq/TIPS_Pc_cation_neut_inner6_outer0_reorgs_shareq_planes_CENTRE_b.dat 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a\c</text:p>
          </table:table-cell>
          <table:table-cell office:value-type="string">
            <text:p>m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6" office:value-type="string">
            <text:p>[]</text:p>
          </table:table-cell>
          <table:table-cell office:value-type="float" office:value="0.825481251154">
            <text:p>0.8254812512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[]</text:p>
          </table:table-cell>
          <table:table-cell office:value-type="float" office:value="0.814085193526">
            <text:p>0.8140851935</text:p>
          </table:table-cell>
          <table:table-cell office:value-type="float" office:value="0.664354591177">
            <text:p>0.6643545912</text:p>
          </table:table-cell>
          <table:table-cell office:value-type="float" office:value="0.815838967219">
            <text:p>0.8158389672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0.81172645474">
            <text:p>0.8117264547</text:p>
          </table:table-cell>
          <table:table-cell office:value-type="float" office:value="0.649217525391">
            <text:p>0.6492175254</text:p>
          </table:table-cell>
          <table:table-cell office:value-type="float" office:value="0.623834810853">
            <text:p>0.6238348109</text:p>
          </table:table-cell>
          <table:table-cell office:value-type="float" office:value="0.650239918341">
            <text:p>0.6502399183</text:p>
          </table:table-cell>
          <table:table-cell office:value-type="float" office:value="0.809169516184">
            <text:p>0.8091695162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[]</text:p>
          </table:table-cell>
          <table:table-cell office:value-type="float" office:value="0.814711510614">
            <text:p>0.8147115106</text:p>
          </table:table-cell>
          <table:table-cell office:value-type="float" office:value="0.650330082436">
            <text:p>0.6503300824</text:p>
          </table:table-cell>
          <table:table-cell office:value-type="float" office:value="0.60289932081">
            <text:p>0.6028993208</text:p>
          </table:table-cell>
          <table:table-cell office:value-type="float" office:value="0.605053539142">
            <text:p>0.6050535391</text:p>
          </table:table-cell>
          <table:table-cell office:value-type="float" office:value="0.597553132459">
            <text:p>0.5975531325</text:p>
          </table:table-cell>
          <table:table-cell office:value-type="float" office:value="0.646643759822">
            <text:p>0.6466437598</text:p>
          </table:table-cell>
          <table:table-cell office:value-type="float" office:value="0.811277747504">
            <text:p>0.8112777475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[]</text:p>
          </table:table-cell>
          <table:table-cell office:value-type="float" office:value="0.819949811378">
            <text:p>0.8199498114</text:p>
          </table:table-cell>
          <table:table-cell office:value-type="float" office:value="0.657481119918">
            <text:p>0.6574811199</text:p>
          </table:table-cell>
          <table:table-cell office:value-type="float" office:value="0.612382999535">
            <text:p>0.6123829995</text:p>
          </table:table-cell>
          <table:table-cell office:value-type="float" office:value="0.569647790959">
            <text:p>0.569647791</text:p>
          </table:table-cell>
          <table:table-cell office:value-type="float" office:value="0.586876271902">
            <text:p>0.5868762719</text:p>
          </table:table-cell>
          <table:table-cell office:value-type="float" office:value="0.549859044109">
            <text:p>0.5498590441</text:p>
          </table:table-cell>
          <table:table-cell office:value-type="float" office:value="0.607286713238">
            <text:p>0.6072867132</text:p>
          </table:table-cell>
          <table:table-cell office:value-type="float" office:value="0.655814896937">
            <text:p>0.6558148969</text:p>
          </table:table-cell>
          <table:table-cell office:value-type="float" office:value="0.817176174144">
            <text:p>0.8171761741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0.830669288623">
            <text:p>0.8306692886</text:p>
          </table:table-cell>
          <table:table-cell office:value-type="float" office:value="0.666579068009">
            <text:p>0.666579068</text:p>
          </table:table-cell>
          <table:table-cell office:value-type="float" office:value="0.625571289158">
            <text:p>0.6255712892</text:p>
          </table:table-cell>
          <table:table-cell office:value-type="float" office:value="0.598705671931">
            <text:p>0.5987056719</text:p>
          </table:table-cell>
          <table:table-cell office:value-type="float" office:value="0.524033471656">
            <text:p>0.5240334717</text:p>
          </table:table-cell>
          <table:table-cell office:value-type="float" office:value="0.306115287514">
            <text:p>0.3061152875</text:p>
          </table:table-cell>
          <table:table-cell office:value-type="float" office:value="0.496353637198">
            <text:p>0.4963536372</text:p>
          </table:table-cell>
          <table:table-cell office:value-type="float" office:value="0.594562998911">
            <text:p>0.5945629989</text:p>
          </table:table-cell>
          <table:table-cell office:value-type="float" office:value="0.624933973723">
            <text:p>0.6249339737</text:p>
          </table:table-cell>
          <table:table-cell office:value-type="float" office:value="0.665964093076">
            <text:p>0.6659640931</text:p>
          </table:table-cell>
          <table:table-cell office:value-type="float" office:value="0.828358211725">
            <text:p>0.8283582117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918158971742">
            <text:p>0.9181589717</text:p>
          </table:table-cell>
          <table:table-cell office:value-type="float" office:value="0.704599123608">
            <text:p>0.7045991236</text:p>
          </table:table-cell>
          <table:table-cell office:value-type="float" office:value="0.642476288222">
            <text:p>0.6424762882</text:p>
          </table:table-cell>
          <table:table-cell office:value-type="float" office:value="0.620015614189">
            <text:p>0.6200156142</text:p>
          </table:table-cell>
          <table:table-cell office:value-type="float" office:value="0.592595522833">
            <text:p>0.5925955228</text:p>
          </table:table-cell>
          <table:table-cell office:value-type="float" office:value="0.48385518124">
            <text:p>0.4838551812</text:p>
          </table:table-cell>
          <table:table-cell office:value-type="float" office:value="0">
            <text:p>0</text:p>
          </table:table-cell>
          <table:table-cell office:value-type="float" office:value="0.48385518124">
            <text:p>0.4838551812</text:p>
          </table:table-cell>
          <table:table-cell office:value-type="float" office:value="0.592595522833">
            <text:p>0.5925955228</text:p>
          </table:table-cell>
          <table:table-cell office:value-type="float" office:value="0.620015614189">
            <text:p>0.6200156142</text:p>
          </table:table-cell>
          <table:table-cell office:value-type="float" office:value="0.642476288222">
            <text:p>0.6424762882</text:p>
          </table:table-cell>
          <table:table-cell office:value-type="float" office:value="0.704599123608">
            <text:p>0.7045991236</text:p>
          </table:table-cell>
          <table:table-cell office:value-type="float" office:value="0.918158971742">
            <text:p>0.918158971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0.828358211725">
            <text:p>0.8283582117</text:p>
          </table:table-cell>
          <table:table-cell office:value-type="float" office:value="0.665964093076">
            <text:p>0.6659640931</text:p>
          </table:table-cell>
          <table:table-cell office:value-type="float" office:value="0.624933973723">
            <text:p>0.6249339737</text:p>
          </table:table-cell>
          <table:table-cell office:value-type="float" office:value="0.594562998911">
            <text:p>0.5945629989</text:p>
          </table:table-cell>
          <table:table-cell office:value-type="float" office:value="0.496353637198">
            <text:p>0.4963536372</text:p>
          </table:table-cell>
          <table:table-cell office:value-type="float" office:value="0.306115287514">
            <text:p>0.3061152875</text:p>
          </table:table-cell>
          <table:table-cell office:value-type="float" office:value="0.524033471656">
            <text:p>0.5240334717</text:p>
          </table:table-cell>
          <table:table-cell office:value-type="float" office:value="0.598705671931">
            <text:p>0.5987056719</text:p>
          </table:table-cell>
          <table:table-cell office:value-type="float" office:value="0.625571289158">
            <text:p>0.6255712892</text:p>
          </table:table-cell>
          <table:table-cell office:value-type="float" office:value="0.666579068009">
            <text:p>0.666579068</text:p>
          </table:table-cell>
          <table:table-cell office:value-type="float" office:value="0.830669288623">
            <text:p>0.8306692886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[]</text:p>
          </table:table-cell>
          <table:table-cell office:value-type="float" office:value="0.817176174144">
            <text:p>0.8171761741</text:p>
          </table:table-cell>
          <table:table-cell office:value-type="float" office:value="0.655814896937">
            <text:p>0.6558148969</text:p>
          </table:table-cell>
          <table:table-cell office:value-type="float" office:value="0.607286713238">
            <text:p>0.6072867132</text:p>
          </table:table-cell>
          <table:table-cell office:value-type="float" office:value="0.549859044109">
            <text:p>0.5498590441</text:p>
          </table:table-cell>
          <table:table-cell office:value-type="float" office:value="0.586876271902">
            <text:p>0.5868762719</text:p>
          </table:table-cell>
          <table:table-cell office:value-type="float" office:value="0.569647790959">
            <text:p>0.569647791</text:p>
          </table:table-cell>
          <table:table-cell office:value-type="float" office:value="0.612382999535">
            <text:p>0.6123829995</text:p>
          </table:table-cell>
          <table:table-cell office:value-type="float" office:value="0.657481119918">
            <text:p>0.6574811199</text:p>
          </table:table-cell>
          <table:table-cell office:value-type="float" office:value="0.819949811378">
            <text:p>0.8199498114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[]</text:p>
          </table:table-cell>
          <table:table-cell office:value-type="float" office:value="0.811277747504">
            <text:p>0.8112777475</text:p>
          </table:table-cell>
          <table:table-cell office:value-type="float" office:value="0.646643759822">
            <text:p>0.6466437598</text:p>
          </table:table-cell>
          <table:table-cell office:value-type="float" office:value="0.597553132459">
            <text:p>0.5975531325</text:p>
          </table:table-cell>
          <table:table-cell office:value-type="float" office:value="0.605053539142">
            <text:p>0.6050535391</text:p>
          </table:table-cell>
          <table:table-cell office:value-type="float" office:value="0.60289932081">
            <text:p>0.6028993208</text:p>
          </table:table-cell>
          <table:table-cell office:value-type="float" office:value="0.650330082436">
            <text:p>0.6503300824</text:p>
          </table:table-cell>
          <table:table-cell office:value-type="float" office:value="0.814711510614">
            <text:p>0.8147115106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0.809169516184">
            <text:p>0.8091695162</text:p>
          </table:table-cell>
          <table:table-cell office:value-type="float" office:value="0.650239918341">
            <text:p>0.6502399183</text:p>
          </table:table-cell>
          <table:table-cell office:value-type="float" office:value="0.623834810853">
            <text:p>0.6238348109</text:p>
          </table:table-cell>
          <table:table-cell office:value-type="float" office:value="0.649217525391">
            <text:p>0.6492175254</text:p>
          </table:table-cell>
          <table:table-cell office:value-type="float" office:value="0.81172645474">
            <text:p>0.8117264547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[]</text:p>
          </table:table-cell>
          <table:table-cell office:value-type="float" office:value="0.815838967219">
            <text:p>0.8158389672</text:p>
          </table:table-cell>
          <table:table-cell office:value-type="float" office:value="0.664354591177">
            <text:p>0.6643545912</text:p>
          </table:table-cell>
          <table:table-cell office:value-type="float" office:value="0.814085193526">
            <text:p>0.8140851935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[]</text:p>
          </table:table-cell>
          <table:table-cell office:value-type="float" office:value="0.825481251154">
            <text:p>0.8254812512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'=============================================================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<text:s/>TIPS_Pc/TIPS_Pc_cation_neut_inner6_outer0/ReorgPlanes_shareq/TIPS_Pc_cation_neut_inner6_outer0_reorgs_shareq_planes_CENTRE_c.dat 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b\a</text:p>
          </table:table-cell>
          <table:table-cell office:value-type="string">
            <text:p>m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6" office:value-type="string">
            <text:p>[]</text:p>
          </table:table-cell>
          <table:table-cell office:value-type="float" office:value="0.831401505513">
            <text:p>0.8314015055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[]</text:p>
          </table:table-cell>
          <table:table-cell office:value-type="float" office:value="0.752945028872">
            <text:p>0.7529450289</text:p>
          </table:table-cell>
          <table:table-cell office:value-type="float" office:value="0.667124304943">
            <text:p>0.6671243049</text:p>
          </table:table-cell>
          <table:table-cell office:value-type="float" office:value="0.759276532622">
            <text:p>0.7592765326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0.744340134007">
            <text:p>0.744340134</text:p>
          </table:table-cell>
          <table:table-cell office:value-type="float" office:value="0.636852620021">
            <text:p>0.63685262</text:p>
          </table:table-cell>
          <table:table-cell office:value-type="float" office:value="0.626331614444">
            <text:p>0.6263316144</text:p>
          </table:table-cell>
          <table:table-cell office:value-type="float" office:value="0.645624703859">
            <text:p>0.6456247039</text:p>
          </table:table-cell>
          <table:table-cell office:value-type="float" office:value="0.753120164277">
            <text:p>0.7531201643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[]</text:p>
          </table:table-cell>
          <table:table-cell office:value-type="float" office:value="0.741471087916">
            <text:p>0.7414710879</text:p>
          </table:table-cell>
          <table:table-cell office:value-type="float" office:value="0.628694381182">
            <text:p>0.6286943812</text:p>
          </table:table-cell>
          <table:table-cell office:value-type="float" office:value="0.609443134407">
            <text:p>0.6094431344</text:p>
          </table:table-cell>
          <table:table-cell office:value-type="float" office:value="0.607681947493">
            <text:p>0.6076819475</text:p>
          </table:table-cell>
          <table:table-cell office:value-type="float" office:value="0.613416959223">
            <text:p>0.6134169592</text:p>
          </table:table-cell>
          <table:table-cell office:value-type="float" office:value="0.639550493823">
            <text:p>0.6395504938</text:p>
          </table:table-cell>
          <table:table-cell office:value-type="float" office:value="0.751261033352">
            <text:p>0.7512610334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[]</text:p>
          </table:table-cell>
          <table:table-cell office:value-type="float" office:value="0.743085898994">
            <text:p>0.743085899</text:p>
          </table:table-cell>
          <table:table-cell office:value-type="float" office:value="0.627741018302">
            <text:p>0.6277410183</text:p>
          </table:table-cell>
          <table:table-cell office:value-type="float" office:value="0.600209144918">
            <text:p>0.6002091449</text:p>
          </table:table-cell>
          <table:table-cell office:value-type="float" office:value="0.580750105072">
            <text:p>0.5807501051</text:p>
          </table:table-cell>
          <table:table-cell office:value-type="float" office:value="0.588968651409">
            <text:p>0.5889686514</text:p>
          </table:table-cell>
          <table:table-cell office:value-type="float" office:value="0.582770560703">
            <text:p>0.5827705607</text:p>
          </table:table-cell>
          <table:table-cell office:value-type="float" office:value="0.605286269809">
            <text:p>0.6052862698</text:p>
          </table:table-cell>
          <table:table-cell office:value-type="float" office:value="0.638451730986">
            <text:p>0.638451731</text:p>
          </table:table-cell>
          <table:table-cell office:value-type="float" office:value="0.751829189205">
            <text:p>0.7518291892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0.750695355549">
            <text:p>0.7506953555</text:p>
          </table:table-cell>
          <table:table-cell office:value-type="float" office:value="0.634736599438">
            <text:p>0.6347365994</text:p>
          </table:table-cell>
          <table:table-cell office:value-type="float" office:value="0.60717055305">
            <text:p>0.6071705531</text:p>
          </table:table-cell>
          <table:table-cell office:value-type="float" office:value="0.5775711748">
            <text:p>0.5775711748</text:p>
          </table:table-cell>
          <table:table-cell office:value-type="float" office:value="0.452178562131">
            <text:p>0.4521785621</text:p>
          </table:table-cell>
          <table:table-cell office:value-type="float" office:value="0.311441813418">
            <text:p>0.3114418134</text:p>
          </table:table-cell>
          <table:table-cell office:value-type="float" office:value="0.417299657376">
            <text:p>0.4172996574</text:p>
          </table:table-cell>
          <table:table-cell office:value-type="float" office:value="0.57843587897">
            <text:p>0.578435879</text:p>
          </table:table-cell>
          <table:table-cell office:value-type="float" office:value="0.610931849139">
            <text:p>0.6109318491</text:p>
          </table:table-cell>
          <table:table-cell office:value-type="float" office:value="0.643462890974">
            <text:p>0.643462891</text:p>
          </table:table-cell>
          <table:table-cell office:value-type="float" office:value="0.757077091567">
            <text:p>0.7570770916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825481251154">
            <text:p>0.8254812512</text:p>
          </table:table-cell>
          <table:table-cell office:value-type="float" office:value="0.664354591177">
            <text:p>0.6643545912</text:p>
          </table:table-cell>
          <table:table-cell office:value-type="float" office:value="0.623834810853">
            <text:p>0.6238348109</text:p>
          </table:table-cell>
          <table:table-cell office:value-type="float" office:value="0.605053539142">
            <text:p>0.6050535391</text:p>
          </table:table-cell>
          <table:table-cell office:value-type="float" office:value="0.586876271902">
            <text:p>0.5868762719</text:p>
          </table:table-cell>
          <table:table-cell office:value-type="float" office:value="0.306115287514">
            <text:p>0.3061152875</text:p>
          </table:table-cell>
          <table:table-cell office:value-type="float" office:value="0">
            <text:p>0</text:p>
          </table:table-cell>
          <table:table-cell office:value-type="float" office:value="0.306115287514">
            <text:p>0.3061152875</text:p>
          </table:table-cell>
          <table:table-cell office:value-type="float" office:value="0.586876271902">
            <text:p>0.5868762719</text:p>
          </table:table-cell>
          <table:table-cell office:value-type="float" office:value="0.605053539142">
            <text:p>0.6050535391</text:p>
          </table:table-cell>
          <table:table-cell office:value-type="float" office:value="0.623834810853">
            <text:p>0.6238348109</text:p>
          </table:table-cell>
          <table:table-cell office:value-type="float" office:value="0.664354591177">
            <text:p>0.6643545912</text:p>
          </table:table-cell>
          <table:table-cell office:value-type="float" office:value="0.825481251154">
            <text:p>0.825481251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0.757077091567">
            <text:p>0.7570770916</text:p>
          </table:table-cell>
          <table:table-cell office:value-type="float" office:value="0.643462890974">
            <text:p>0.643462891</text:p>
          </table:table-cell>
          <table:table-cell office:value-type="float" office:value="0.610931849139">
            <text:p>0.6109318491</text:p>
          </table:table-cell>
          <table:table-cell office:value-type="float" office:value="0.57843587897">
            <text:p>0.578435879</text:p>
          </table:table-cell>
          <table:table-cell office:value-type="float" office:value="0.417299657376">
            <text:p>0.4172996574</text:p>
          </table:table-cell>
          <table:table-cell office:value-type="float" office:value="0.311441813418">
            <text:p>0.3114418134</text:p>
          </table:table-cell>
          <table:table-cell office:value-type="float" office:value="0.452178562131">
            <text:p>0.4521785621</text:p>
          </table:table-cell>
          <table:table-cell office:value-type="float" office:value="0.5775711748">
            <text:p>0.5775711748</text:p>
          </table:table-cell>
          <table:table-cell office:value-type="float" office:value="0.60717055305">
            <text:p>0.6071705531</text:p>
          </table:table-cell>
          <table:table-cell office:value-type="float" office:value="0.634736599438">
            <text:p>0.6347365994</text:p>
          </table:table-cell>
          <table:table-cell office:value-type="float" office:value="0.750695355549">
            <text:p>0.7506953555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[]</text:p>
          </table:table-cell>
          <table:table-cell office:value-type="float" office:value="0.751829189205">
            <text:p>0.7518291892</text:p>
          </table:table-cell>
          <table:table-cell office:value-type="float" office:value="0.638451730986">
            <text:p>0.638451731</text:p>
          </table:table-cell>
          <table:table-cell office:value-type="float" office:value="0.605286269809">
            <text:p>0.6052862698</text:p>
          </table:table-cell>
          <table:table-cell office:value-type="float" office:value="0.582770560703">
            <text:p>0.5827705607</text:p>
          </table:table-cell>
          <table:table-cell office:value-type="float" office:value="0.588968651409">
            <text:p>0.5889686514</text:p>
          </table:table-cell>
          <table:table-cell office:value-type="float" office:value="0.580750105072">
            <text:p>0.5807501051</text:p>
          </table:table-cell>
          <table:table-cell office:value-type="float" office:value="0.600209144918">
            <text:p>0.6002091449</text:p>
          </table:table-cell>
          <table:table-cell office:value-type="float" office:value="0.627741018302">
            <text:p>0.6277410183</text:p>
          </table:table-cell>
          <table:table-cell office:value-type="float" office:value="0.743085898994">
            <text:p>0.743085899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[]</text:p>
          </table:table-cell>
          <table:table-cell office:value-type="float" office:value="0.751261033352">
            <text:p>0.7512610334</text:p>
          </table:table-cell>
          <table:table-cell office:value-type="float" office:value="0.639550493823">
            <text:p>0.6395504938</text:p>
          </table:table-cell>
          <table:table-cell office:value-type="float" office:value="0.613416959223">
            <text:p>0.6134169592</text:p>
          </table:table-cell>
          <table:table-cell office:value-type="float" office:value="0.607681947493">
            <text:p>0.6076819475</text:p>
          </table:table-cell>
          <table:table-cell office:value-type="float" office:value="0.609443134407">
            <text:p>0.6094431344</text:p>
          </table:table-cell>
          <table:table-cell office:value-type="float" office:value="0.628694381182">
            <text:p>0.6286943812</text:p>
          </table:table-cell>
          <table:table-cell office:value-type="float" office:value="0.741471087916">
            <text:p>0.7414710879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0.753120164277">
            <text:p>0.7531201643</text:p>
          </table:table-cell>
          <table:table-cell office:value-type="float" office:value="0.645624703859">
            <text:p>0.6456247039</text:p>
          </table:table-cell>
          <table:table-cell office:value-type="float" office:value="0.626331614444">
            <text:p>0.6263316144</text:p>
          </table:table-cell>
          <table:table-cell office:value-type="float" office:value="0.636852620021">
            <text:p>0.63685262</text:p>
          </table:table-cell>
          <table:table-cell office:value-type="float" office:value="0.744340134007">
            <text:p>0.744340134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[]</text:p>
          </table:table-cell>
          <table:table-cell office:value-type="float" office:value="0.759276532622">
            <text:p>0.7592765326</text:p>
          </table:table-cell>
          <table:table-cell office:value-type="float" office:value="0.667124304943">
            <text:p>0.6671243049</text:p>
          </table:table-cell>
          <table:table-cell office:value-type="float" office:value="0.752945028872">
            <text:p>0.7529450289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[]</text:p>
          </table:table-cell>
          <table:table-cell office:value-type="float" office:value="0.831401505513">
            <text:p>0.8314015055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'=============================================================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<text:s/>TMTSF/TMTSF_cation_neut_inner6_outer0/ReorgPlanes_shareq/TMTSF_cation_neut_inner6_outer0_reorgs_shareq_planes_CENTRE_a.dat 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c\b</text:p>
          </table:table-cell>
          <table:table-cell office:value-type="string">
            <text:p>m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6" office:value-type="string">
            <text:p>[]</text:p>
          </table:table-cell>
          <table:table-cell office:value-type="float" office:value="0.657227844137">
            <text:p>0.6572278441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[]</text:p>
          </table:table-cell>
          <table:table-cell office:value-type="float" office:value="0.625395151541">
            <text:p>0.6253951515</text:p>
          </table:table-cell>
          <table:table-cell office:value-type="float" office:value="0.547066463327">
            <text:p>0.5470664633</text:p>
          </table:table-cell>
          <table:table-cell office:value-type="float" office:value="0.62553509969">
            <text:p>0.6255350997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0.619721087397">
            <text:p>0.6197210874</text:p>
          </table:table-cell>
          <table:table-cell office:value-type="float" office:value="0.52790436925">
            <text:p>0.5279043693</text:p>
          </table:table-cell>
          <table:table-cell office:value-type="float" office:value="0.503116069296">
            <text:p>0.5031160693</text:p>
          </table:table-cell>
          <table:table-cell office:value-type="float" office:value="0.514870621866">
            <text:p>0.5148706219</text:p>
          </table:table-cell>
          <table:table-cell office:value-type="float" office:value="0.61846024498">
            <text:p>0.618460245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[]</text:p>
          </table:table-cell>
          <table:table-cell office:value-type="float" office:value="0.614320665003">
            <text:p>0.614320665</text:p>
          </table:table-cell>
          <table:table-cell office:value-type="float" office:value="0.518388238993">
            <text:p>0.518388239</text:p>
          </table:table-cell>
          <table:table-cell office:value-type="float" office:value="0.483817039152">
            <text:p>0.4838170392</text:p>
          </table:table-cell>
          <table:table-cell office:value-type="float" office:value="0.469541933205">
            <text:p>0.4695419332</text:p>
          </table:table-cell>
          <table:table-cell office:value-type="float" office:value="0.474372150502">
            <text:p>0.4743721505</text:p>
          </table:table-cell>
          <table:table-cell office:value-type="float" office:value="0.507781212501">
            <text:p>0.5077812125</text:p>
          </table:table-cell>
          <table:table-cell office:value-type="float" office:value="0.61812696133">
            <text:p>0.6181269613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[]</text:p>
          </table:table-cell>
          <table:table-cell office:value-type="float" office:value="0.61639927078">
            <text:p>0.6163992708</text:p>
          </table:table-cell>
          <table:table-cell office:value-type="float" office:value="0.517134517455">
            <text:p>0.5171345175</text:p>
          </table:table-cell>
          <table:table-cell office:value-type="float" office:value="0.47130671802">
            <text:p>0.471306718</text:p>
          </table:table-cell>
          <table:table-cell office:value-type="float" office:value="0.430415014566">
            <text:p>0.4304150146</text:p>
          </table:table-cell>
          <table:table-cell office:value-type="float" office:value="0.434928106727">
            <text:p>0.4349281067</text:p>
          </table:table-cell>
          <table:table-cell office:value-type="float" office:value="0.432160191525">
            <text:p>0.4321601915</text:p>
          </table:table-cell>
          <table:table-cell office:value-type="float" office:value="0.470352141209">
            <text:p>0.4703521412</text:p>
          </table:table-cell>
          <table:table-cell office:value-type="float" office:value="0.512123699798">
            <text:p>0.5121236998</text:p>
          </table:table-cell>
          <table:table-cell office:value-type="float" office:value="0.623622501733">
            <text:p>0.6236225017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0.628674412579">
            <text:p>0.6286744126</text:p>
          </table:table-cell>
          <table:table-cell office:value-type="float" office:value="0.53014231744">
            <text:p>0.5301423174</text:p>
          </table:table-cell>
          <table:table-cell office:value-type="float" office:value="0.485854997598">
            <text:p>0.4858549976</text:p>
          </table:table-cell>
          <table:table-cell office:value-type="float" office:value="0.434492004765">
            <text:p>0.4344920048</text:p>
          </table:table-cell>
          <table:table-cell office:value-type="float" office:value="0.303395361733">
            <text:p>0.3033953617</text:p>
          </table:table-cell>
          <table:table-cell office:value-type="float" office:value="0.218070155367">
            <text:p>0.2180701554</text:p>
          </table:table-cell>
          <table:table-cell office:value-type="float" office:value="0.344463025323">
            <text:p>0.3444630253</text:p>
          </table:table-cell>
          <table:table-cell office:value-type="float" office:value="0.443057647672">
            <text:p>0.4430576477</text:p>
          </table:table-cell>
          <table:table-cell office:value-type="float" office:value="0.484921007718">
            <text:p>0.4849210077</text:p>
          </table:table-cell>
          <table:table-cell office:value-type="float" office:value="0.524811924374">
            <text:p>0.5248119244</text:p>
          </table:table-cell>
          <table:table-cell office:value-type="float" office:value="0.636136268172">
            <text:p>0.6361362682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702993138737">
            <text:p>0.7029931387</text:p>
          </table:table-cell>
          <table:table-cell office:value-type="float" office:value="0.560845656874">
            <text:p>0.5608456569</text:p>
          </table:table-cell>
          <table:table-cell office:value-type="float" office:value="0.512095989468">
            <text:p>0.5120959895</text:p>
          </table:table-cell>
          <table:table-cell office:value-type="float" office:value="0.477133370223">
            <text:p>0.4771333702</text:p>
          </table:table-cell>
          <table:table-cell office:value-type="float" office:value="0.42578206365">
            <text:p>0.4257820637</text:p>
          </table:table-cell>
          <table:table-cell office:value-type="float" office:value="0.243119503143">
            <text:p>0.2431195031</text:p>
          </table:table-cell>
          <table:table-cell office:value-type="float" office:value="0">
            <text:p>0</text:p>
          </table:table-cell>
          <table:table-cell office:value-type="float" office:value="0.243119503143">
            <text:p>0.2431195031</text:p>
          </table:table-cell>
          <table:table-cell office:value-type="float" office:value="0.42578206365">
            <text:p>0.4257820637</text:p>
          </table:table-cell>
          <table:table-cell office:value-type="float" office:value="0.477133370223">
            <text:p>0.4771333702</text:p>
          </table:table-cell>
          <table:table-cell office:value-type="float" office:value="0.512095989468">
            <text:p>0.5120959895</text:p>
          </table:table-cell>
          <table:table-cell office:value-type="float" office:value="0.560845656874">
            <text:p>0.5608456569</text:p>
          </table:table-cell>
          <table:table-cell office:value-type="float" office:value="0.702993138737">
            <text:p>0.702993138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0.636136268172">
            <text:p>0.6361362682</text:p>
          </table:table-cell>
          <table:table-cell office:value-type="float" office:value="0.524811924374">
            <text:p>0.5248119244</text:p>
          </table:table-cell>
          <table:table-cell office:value-type="float" office:value="0.484921007718">
            <text:p>0.4849210077</text:p>
          </table:table-cell>
          <table:table-cell office:value-type="float" office:value="0.443057647672">
            <text:p>0.4430576477</text:p>
          </table:table-cell>
          <table:table-cell office:value-type="float" office:value="0.344463025323">
            <text:p>0.3444630253</text:p>
          </table:table-cell>
          <table:table-cell office:value-type="float" office:value="0.218070155367">
            <text:p>0.2180701554</text:p>
          </table:table-cell>
          <table:table-cell office:value-type="float" office:value="0.303395361733">
            <text:p>0.3033953617</text:p>
          </table:table-cell>
          <table:table-cell office:value-type="float" office:value="0.434492004765">
            <text:p>0.4344920048</text:p>
          </table:table-cell>
          <table:table-cell office:value-type="float" office:value="0.485854997598">
            <text:p>0.4858549976</text:p>
          </table:table-cell>
          <table:table-cell office:value-type="float" office:value="0.53014231744">
            <text:p>0.5301423174</text:p>
          </table:table-cell>
          <table:table-cell office:value-type="float" office:value="0.628674412579">
            <text:p>0.6286744126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[]</text:p>
          </table:table-cell>
          <table:table-cell office:value-type="float" office:value="0.623622501733">
            <text:p>0.6236225017</text:p>
          </table:table-cell>
          <table:table-cell office:value-type="float" office:value="0.512123699798">
            <text:p>0.5121236998</text:p>
          </table:table-cell>
          <table:table-cell office:value-type="float" office:value="0.470352141209">
            <text:p>0.4703521412</text:p>
          </table:table-cell>
          <table:table-cell office:value-type="float" office:value="0.432160191525">
            <text:p>0.4321601915</text:p>
          </table:table-cell>
          <table:table-cell office:value-type="float" office:value="0.434928106727">
            <text:p>0.4349281067</text:p>
          </table:table-cell>
          <table:table-cell office:value-type="float" office:value="0.430415014566">
            <text:p>0.4304150146</text:p>
          </table:table-cell>
          <table:table-cell office:value-type="float" office:value="0.47130671802">
            <text:p>0.471306718</text:p>
          </table:table-cell>
          <table:table-cell office:value-type="float" office:value="0.517134517455">
            <text:p>0.5171345175</text:p>
          </table:table-cell>
          <table:table-cell office:value-type="float" office:value="0.61639927078">
            <text:p>0.6163992708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[]</text:p>
          </table:table-cell>
          <table:table-cell office:value-type="float" office:value="0.61812696133">
            <text:p>0.6181269613</text:p>
          </table:table-cell>
          <table:table-cell office:value-type="float" office:value="0.507781212501">
            <text:p>0.5077812125</text:p>
          </table:table-cell>
          <table:table-cell office:value-type="float" office:value="0.474372150502">
            <text:p>0.4743721505</text:p>
          </table:table-cell>
          <table:table-cell office:value-type="float" office:value="0.469541933205">
            <text:p>0.4695419332</text:p>
          </table:table-cell>
          <table:table-cell office:value-type="float" office:value="0.483817039152">
            <text:p>0.4838170392</text:p>
          </table:table-cell>
          <table:table-cell office:value-type="float" office:value="0.518388238993">
            <text:p>0.518388239</text:p>
          </table:table-cell>
          <table:table-cell office:value-type="float" office:value="0.614320665003">
            <text:p>0.614320665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0.61846024498">
            <text:p>0.618460245</text:p>
          </table:table-cell>
          <table:table-cell office:value-type="float" office:value="0.514870621866">
            <text:p>0.5148706219</text:p>
          </table:table-cell>
          <table:table-cell office:value-type="float" office:value="0.503116069296">
            <text:p>0.5031160693</text:p>
          </table:table-cell>
          <table:table-cell office:value-type="float" office:value="0.52790436925">
            <text:p>0.5279043693</text:p>
          </table:table-cell>
          <table:table-cell office:value-type="float" office:value="0.619721087397">
            <text:p>0.6197210874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[]</text:p>
          </table:table-cell>
          <table:table-cell office:value-type="float" office:value="0.62553509969">
            <text:p>0.6255350997</text:p>
          </table:table-cell>
          <table:table-cell office:value-type="float" office:value="0.547066463327">
            <text:p>0.5470664633</text:p>
          </table:table-cell>
          <table:table-cell office:value-type="float" office:value="0.625395151541">
            <text:p>0.6253951515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[]</text:p>
          </table:table-cell>
          <table:table-cell office:value-type="float" office:value="0.657227844137">
            <text:p>0.6572278441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'=============================================================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<text:s/>TMTSF/TMTSF_cation_neut_inner6_outer0/ReorgPlanes_shareq/TMTSF_cation_neut_inner6_outer0_reorgs_shareq_planes_CENTRE_b.dat 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a\c</text:p>
          </table:table-cell>
          <table:table-cell office:value-type="string">
            <text:p>m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6" office:value-type="string">
            <text:p>[]</text:p>
          </table:table-cell>
          <table:table-cell office:value-type="float" office:value="0.681949090151">
            <text:p>0.6819490902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[]</text:p>
          </table:table-cell>
          <table:table-cell office:value-type="float" office:value="0.611248995626">
            <text:p>0.6112489956</text:p>
          </table:table-cell>
          <table:table-cell office:value-type="float" office:value="0.557325468653">
            <text:p>0.5573254687</text:p>
          </table:table-cell>
          <table:table-cell office:value-type="float" office:value="0.619516113285">
            <text:p>0.6195161133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0.59715722516">
            <text:p>0.5971572252</text:p>
          </table:table-cell>
          <table:table-cell office:value-type="float" office:value="0.525063543449">
            <text:p>0.5250635434</text:p>
          </table:table-cell>
          <table:table-cell office:value-type="float" office:value="0.510576170921">
            <text:p>0.5105761709</text:p>
          </table:table-cell>
          <table:table-cell office:value-type="float" office:value="0.525136541849">
            <text:p>0.5251365418</text:p>
          </table:table-cell>
          <table:table-cell office:value-type="float" office:value="0.60908286948">
            <text:p>0.6090828695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[]</text:p>
          </table:table-cell>
          <table:table-cell office:value-type="float" office:value="0.590712287554">
            <text:p>0.5907122876</text:p>
          </table:table-cell>
          <table:table-cell office:value-type="float" office:value="0.509269705059">
            <text:p>0.5092697051</text:p>
          </table:table-cell>
          <table:table-cell office:value-type="float" office:value="0.482404065411">
            <text:p>0.4824040654</text:p>
          </table:table-cell>
          <table:table-cell office:value-type="float" office:value="0.475674448033">
            <text:p>0.475674448</text:p>
          </table:table-cell>
          <table:table-cell office:value-type="float" office:value="0.484671265923">
            <text:p>0.4846712659</text:p>
          </table:table-cell>
          <table:table-cell office:value-type="float" office:value="0.513873885779">
            <text:p>0.5138738858</text:p>
          </table:table-cell>
          <table:table-cell office:value-type="float" office:value="0.60508364716">
            <text:p>0.6050836472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[]</text:p>
          </table:table-cell>
          <table:table-cell office:value-type="float" office:value="0.59348975999">
            <text:p>0.59348976</text:p>
          </table:table-cell>
          <table:table-cell office:value-type="float" office:value="0.506219423965">
            <text:p>0.506219424</text:p>
          </table:table-cell>
          <table:table-cell office:value-type="float" office:value="0.463772938779">
            <text:p>0.4637729388</text:p>
          </table:table-cell>
          <table:table-cell office:value-type="float" office:value="0.431070858744">
            <text:p>0.4310708587</text:p>
          </table:table-cell>
          <table:table-cell office:value-type="float" office:value="0.430999831065">
            <text:p>0.4309998311</text:p>
          </table:table-cell>
          <table:table-cell office:value-type="float" office:value="0.443907157391">
            <text:p>0.4439071574</text:p>
          </table:table-cell>
          <table:table-cell office:value-type="float" office:value="0.472625988882">
            <text:p>0.4726259889</text:p>
          </table:table-cell>
          <table:table-cell office:value-type="float" office:value="0.511514793358">
            <text:p>0.5115147934</text:p>
          </table:table-cell>
          <table:table-cell office:value-type="float" office:value="0.606186979073">
            <text:p>0.6061869791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0.604632558498">
            <text:p>0.6046325585</text:p>
          </table:table-cell>
          <table:table-cell office:value-type="float" office:value="0.518713439511">
            <text:p>0.5187134395</text:p>
          </table:table-cell>
          <table:table-cell office:value-type="float" office:value="0.475836954676">
            <text:p>0.4758369547</text:p>
          </table:table-cell>
          <table:table-cell office:value-type="float" office:value="0.423851051288">
            <text:p>0.4238510513</text:p>
          </table:table-cell>
          <table:table-cell office:value-type="float" office:value="0.295831033652">
            <text:p>0.2958310337</text:p>
          </table:table-cell>
          <table:table-cell office:value-type="float" office:value="0.228666491981">
            <text:p>0.228666492</text:p>
          </table:table-cell>
          <table:table-cell office:value-type="float" office:value="0.340073598792">
            <text:p>0.3400735988</text:p>
          </table:table-cell>
          <table:table-cell office:value-type="float" office:value="0.43954802092">
            <text:p>0.4395480209</text:p>
          </table:table-cell>
          <table:table-cell office:value-type="float" office:value="0.479172896012">
            <text:p>0.479172896</text:p>
          </table:table-cell>
          <table:table-cell office:value-type="float" office:value="0.519120053571">
            <text:p>0.5191200536</text:p>
          </table:table-cell>
          <table:table-cell office:value-type="float" office:value="0.613252457561">
            <text:p>0.6132524576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657227844137">
            <text:p>0.6572278441</text:p>
          </table:table-cell>
          <table:table-cell office:value-type="float" office:value="0.547066463327">
            <text:p>0.5470664633</text:p>
          </table:table-cell>
          <table:table-cell office:value-type="float" office:value="0.503116069296">
            <text:p>0.5031160693</text:p>
          </table:table-cell>
          <table:table-cell office:value-type="float" office:value="0.469541933205">
            <text:p>0.4695419332</text:p>
          </table:table-cell>
          <table:table-cell office:value-type="float" office:value="0.434928106727">
            <text:p>0.4349281067</text:p>
          </table:table-cell>
          <table:table-cell office:value-type="float" office:value="0.218070155367">
            <text:p>0.2180701554</text:p>
          </table:table-cell>
          <table:table-cell office:value-type="float" office:value="0">
            <text:p>0</text:p>
          </table:table-cell>
          <table:table-cell office:value-type="float" office:value="0.218070155367">
            <text:p>0.2180701554</text:p>
          </table:table-cell>
          <table:table-cell office:value-type="float" office:value="0.434928106727">
            <text:p>0.4349281067</text:p>
          </table:table-cell>
          <table:table-cell office:value-type="float" office:value="0.469541933205">
            <text:p>0.4695419332</text:p>
          </table:table-cell>
          <table:table-cell office:value-type="float" office:value="0.503116069296">
            <text:p>0.5031160693</text:p>
          </table:table-cell>
          <table:table-cell office:value-type="float" office:value="0.547066463327">
            <text:p>0.5470664633</text:p>
          </table:table-cell>
          <table:table-cell office:value-type="float" office:value="0.657227844137">
            <text:p>0.657227844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0.613252457561">
            <text:p>0.6132524576</text:p>
          </table:table-cell>
          <table:table-cell office:value-type="float" office:value="0.519120053571">
            <text:p>0.5191200536</text:p>
          </table:table-cell>
          <table:table-cell office:value-type="float" office:value="0.479172896012">
            <text:p>0.479172896</text:p>
          </table:table-cell>
          <table:table-cell office:value-type="float" office:value="0.43954802092">
            <text:p>0.4395480209</text:p>
          </table:table-cell>
          <table:table-cell office:value-type="float" office:value="0.340073598792">
            <text:p>0.3400735988</text:p>
          </table:table-cell>
          <table:table-cell office:value-type="float" office:value="0.228666491981">
            <text:p>0.228666492</text:p>
          </table:table-cell>
          <table:table-cell office:value-type="float" office:value="0.295831033652">
            <text:p>0.2958310337</text:p>
          </table:table-cell>
          <table:table-cell office:value-type="float" office:value="0.423851051288">
            <text:p>0.4238510513</text:p>
          </table:table-cell>
          <table:table-cell office:value-type="float" office:value="0.475836954676">
            <text:p>0.4758369547</text:p>
          </table:table-cell>
          <table:table-cell office:value-type="float" office:value="0.518713439511">
            <text:p>0.5187134395</text:p>
          </table:table-cell>
          <table:table-cell office:value-type="float" office:value="0.604632558498">
            <text:p>0.6046325585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[]</text:p>
          </table:table-cell>
          <table:table-cell office:value-type="float" office:value="0.606186979073">
            <text:p>0.6061869791</text:p>
          </table:table-cell>
          <table:table-cell office:value-type="float" office:value="0.511514793358">
            <text:p>0.5115147934</text:p>
          </table:table-cell>
          <table:table-cell office:value-type="float" office:value="0.472625988882">
            <text:p>0.4726259889</text:p>
          </table:table-cell>
          <table:table-cell office:value-type="float" office:value="0.443907157391">
            <text:p>0.4439071574</text:p>
          </table:table-cell>
          <table:table-cell office:value-type="float" office:value="0.430999831065">
            <text:p>0.4309998311</text:p>
          </table:table-cell>
          <table:table-cell office:value-type="float" office:value="0.431070858744">
            <text:p>0.4310708587</text:p>
          </table:table-cell>
          <table:table-cell office:value-type="float" office:value="0.463772938779">
            <text:p>0.4637729388</text:p>
          </table:table-cell>
          <table:table-cell office:value-type="float" office:value="0.506219423965">
            <text:p>0.506219424</text:p>
          </table:table-cell>
          <table:table-cell office:value-type="float" office:value="0.59348975999">
            <text:p>0.59348976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[]</text:p>
          </table:table-cell>
          <table:table-cell office:value-type="float" office:value="0.60508364716">
            <text:p>0.6050836472</text:p>
          </table:table-cell>
          <table:table-cell office:value-type="float" office:value="0.513873885779">
            <text:p>0.5138738858</text:p>
          </table:table-cell>
          <table:table-cell office:value-type="float" office:value="0.484671265923">
            <text:p>0.4846712659</text:p>
          </table:table-cell>
          <table:table-cell office:value-type="float" office:value="0.475674448033">
            <text:p>0.475674448</text:p>
          </table:table-cell>
          <table:table-cell office:value-type="float" office:value="0.482404065411">
            <text:p>0.4824040654</text:p>
          </table:table-cell>
          <table:table-cell office:value-type="float" office:value="0.509269705059">
            <text:p>0.5092697051</text:p>
          </table:table-cell>
          <table:table-cell office:value-type="float" office:value="0.590712287554">
            <text:p>0.5907122876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0.60908286948">
            <text:p>0.6090828695</text:p>
          </table:table-cell>
          <table:table-cell office:value-type="float" office:value="0.525136541849">
            <text:p>0.5251365418</text:p>
          </table:table-cell>
          <table:table-cell office:value-type="float" office:value="0.510576170921">
            <text:p>0.5105761709</text:p>
          </table:table-cell>
          <table:table-cell office:value-type="float" office:value="0.525063543449">
            <text:p>0.5250635434</text:p>
          </table:table-cell>
          <table:table-cell office:value-type="float" office:value="0.59715722516">
            <text:p>0.5971572252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[]</text:p>
          </table:table-cell>
          <table:table-cell office:value-type="float" office:value="0.619516113285">
            <text:p>0.6195161133</text:p>
          </table:table-cell>
          <table:table-cell office:value-type="float" office:value="0.557325468653">
            <text:p>0.5573254687</text:p>
          </table:table-cell>
          <table:table-cell office:value-type="float" office:value="0.611248995626">
            <text:p>0.6112489956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[]</text:p>
          </table:table-cell>
          <table:table-cell office:value-type="float" office:value="0.681949090151">
            <text:p>0.6819490902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'=============================================================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<text:s/>TMTSF/TMTSF_cation_neut_inner6_outer0/ReorgPlanes_shareq/TMTSF_cation_neut_inner6_outer0_reorgs_shareq_planes_CENTRE_c.dat 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b\a</text:p>
          </table:table-cell>
          <table:table-cell office:value-type="string">
            <text:p>m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6" office:value-type="string">
            <text:p>[]</text:p>
          </table:table-cell>
          <table:table-cell office:value-type="float" office:value="0.702993138737">
            <text:p>0.7029931387</text:p>
          </table:table-cell>
          <table:table-cell table:number-columns-repeated="6" office:value-type="string">
            <text:p>[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[]</text:p>
          </table:table-cell>
          <table:table-cell office:value-type="float" office:value="0.642534941871">
            <text:p>0.6425349419</text:p>
          </table:table-cell>
          <table:table-cell office:value-type="float" office:value="0.560845656874">
            <text:p>0.5608456569</text:p>
          </table:table-cell>
          <table:table-cell office:value-type="float" office:value="0.653962841492">
            <text:p>0.6539628415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0.626959489846">
            <text:p>0.6269594898</text:p>
          </table:table-cell>
          <table:table-cell office:value-type="float" office:value="0.527667828684">
            <text:p>0.5276678287</text:p>
          </table:table-cell>
          <table:table-cell office:value-type="float" office:value="0.512095989468">
            <text:p>0.5120959895</text:p>
          </table:table-cell>
          <table:table-cell office:value-type="float" office:value="0.530989931095">
            <text:p>0.5309899311</text:p>
          </table:table-cell>
          <table:table-cell office:value-type="float" office:value="0.646475065848">
            <text:p>0.6464750658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[]</text:p>
          </table:table-cell>
          <table:table-cell office:value-type="float" office:value="0.619222161833">
            <text:p>0.6192221618</text:p>
          </table:table-cell>
          <table:table-cell office:value-type="float" office:value="0.507385043216">
            <text:p>0.5073850432</text:p>
          </table:table-cell>
          <table:table-cell office:value-type="float" office:value="0.479322293286">
            <text:p>0.4793222933</text:p>
          </table:table-cell>
          <table:table-cell office:value-type="float" office:value="0.477133370223">
            <text:p>0.4771333702</text:p>
          </table:table-cell>
          <table:table-cell office:value-type="float" office:value="0.490971277913">
            <text:p>0.4909712779</text:p>
          </table:table-cell>
          <table:table-cell office:value-type="float" office:value="0.524139044621">
            <text:p>0.5241390446</text:p>
          </table:table-cell>
          <table:table-cell office:value-type="float" office:value="0.644848984016">
            <text:p>0.644848984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[]</text:p>
          </table:table-cell>
          <table:table-cell office:value-type="float" office:value="0.626457124155">
            <text:p>0.6264571242</text:p>
          </table:table-cell>
          <table:table-cell office:value-type="float" office:value="0.505201685814">
            <text:p>0.5052016858</text:p>
          </table:table-cell>
          <table:table-cell office:value-type="float" office:value="0.451847257876">
            <text:p>0.4518472579</text:p>
          </table:table-cell>
          <table:table-cell office:value-type="float" office:value="0.416743189333">
            <text:p>0.4167431893</text:p>
          </table:table-cell>
          <table:table-cell office:value-type="float" office:value="0.42578206365">
            <text:p>0.4257820637</text:p>
          </table:table-cell>
          <table:table-cell office:value-type="float" office:value="0.454155722222">
            <text:p>0.4541557222</text:p>
          </table:table-cell>
          <table:table-cell office:value-type="float" office:value="0.484290218123">
            <text:p>0.4842902181</text:p>
          </table:table-cell>
          <table:table-cell office:value-type="float" office:value="0.523947143413">
            <text:p>0.5239471434</text:p>
          </table:table-cell>
          <table:table-cell office:value-type="float" office:value="0.646680278869">
            <text:p>0.6466802789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0.641415048585">
            <text:p>0.6414150486</text:p>
          </table:table-cell>
          <table:table-cell office:value-type="float" office:value="0.5261540227">
            <text:p>0.5261540227</text:p>
          </table:table-cell>
          <table:table-cell office:value-type="float" office:value="0.475460349706">
            <text:p>0.4754603497</text:p>
          </table:table-cell>
          <table:table-cell office:value-type="float" office:value="0.407495432525">
            <text:p>0.4074954325</text:p>
          </table:table-cell>
          <table:table-cell office:value-type="float" office:value="0.268165913014">
            <text:p>0.268165913</text:p>
          </table:table-cell>
          <table:table-cell office:value-type="float" office:value="0.243119503143">
            <text:p>0.2431195031</text:p>
          </table:table-cell>
          <table:table-cell office:value-type="float" office:value="0.377880183756">
            <text:p>0.3778801838</text:p>
          </table:table-cell>
          <table:table-cell office:value-type="float" office:value="0.452885136046">
            <text:p>0.452885136</text:p>
          </table:table-cell>
          <table:table-cell office:value-type="float" office:value="0.489776551055">
            <text:p>0.4897765511</text:p>
          </table:table-cell>
          <table:table-cell office:value-type="float" office:value="0.529968731446">
            <text:p>0.5299687314</text:p>
          </table:table-cell>
          <table:table-cell office:value-type="float" office:value="0.65206723117">
            <text:p>0.6520672312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681949090151">
            <text:p>0.6819490902</text:p>
          </table:table-cell>
          <table:table-cell office:value-type="float" office:value="0.557325468653">
            <text:p>0.5573254687</text:p>
          </table:table-cell>
          <table:table-cell office:value-type="float" office:value="0.510576170921">
            <text:p>0.5105761709</text:p>
          </table:table-cell>
          <table:table-cell office:value-type="float" office:value="0.475674448033">
            <text:p>0.475674448</text:p>
          </table:table-cell>
          <table:table-cell office:value-type="float" office:value="0.430999831065">
            <text:p>0.4309998311</text:p>
          </table:table-cell>
          <table:table-cell office:value-type="float" office:value="0.228666491981">
            <text:p>0.228666492</text:p>
          </table:table-cell>
          <table:table-cell office:value-type="float" office:value="0">
            <text:p>0</text:p>
          </table:table-cell>
          <table:table-cell office:value-type="float" office:value="0.228666491981">
            <text:p>0.228666492</text:p>
          </table:table-cell>
          <table:table-cell office:value-type="float" office:value="0.430999831065">
            <text:p>0.4309998311</text:p>
          </table:table-cell>
          <table:table-cell office:value-type="float" office:value="0.475674448033">
            <text:p>0.475674448</text:p>
          </table:table-cell>
          <table:table-cell office:value-type="float" office:value="0.510576170921">
            <text:p>0.5105761709</text:p>
          </table:table-cell>
          <table:table-cell office:value-type="float" office:value="0.557325468653">
            <text:p>0.5573254687</text:p>
          </table:table-cell>
          <table:table-cell office:value-type="float" office:value="0.681949090151">
            <text:p>0.681949090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0.65206723117">
            <text:p>0.6520672312</text:p>
          </table:table-cell>
          <table:table-cell office:value-type="float" office:value="0.529968731446">
            <text:p>0.5299687314</text:p>
          </table:table-cell>
          <table:table-cell office:value-type="float" office:value="0.489776551055">
            <text:p>0.4897765511</text:p>
          </table:table-cell>
          <table:table-cell office:value-type="float" office:value="0.452885136046">
            <text:p>0.452885136</text:p>
          </table:table-cell>
          <table:table-cell office:value-type="float" office:value="0.377880183756">
            <text:p>0.3778801838</text:p>
          </table:table-cell>
          <table:table-cell office:value-type="float" office:value="0.243119503143">
            <text:p>0.2431195031</text:p>
          </table:table-cell>
          <table:table-cell office:value-type="float" office:value="0.268165913014">
            <text:p>0.268165913</text:p>
          </table:table-cell>
          <table:table-cell office:value-type="float" office:value="0.407495432525">
            <text:p>0.4074954325</text:p>
          </table:table-cell>
          <table:table-cell office:value-type="float" office:value="0.475460349706">
            <text:p>0.4754603497</text:p>
          </table:table-cell>
          <table:table-cell office:value-type="float" office:value="0.5261540227">
            <text:p>0.5261540227</text:p>
          </table:table-cell>
          <table:table-cell office:value-type="float" office:value="0.641415048585">
            <text:p>0.6414150486</text:p>
          </table:table-cell>
          <table:table-cell office:value-type="string">
            <text:p>[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[]</text:p>
          </table:table-cell>
          <table:table-cell office:value-type="float" office:value="0.646680278869">
            <text:p>0.6466802789</text:p>
          </table:table-cell>
          <table:table-cell office:value-type="float" office:value="0.523947143413">
            <text:p>0.5239471434</text:p>
          </table:table-cell>
          <table:table-cell office:value-type="float" office:value="0.484290218123">
            <text:p>0.4842902181</text:p>
          </table:table-cell>
          <table:table-cell office:value-type="float" office:value="0.454155722222">
            <text:p>0.4541557222</text:p>
          </table:table-cell>
          <table:table-cell office:value-type="float" office:value="0.42578206365">
            <text:p>0.4257820637</text:p>
          </table:table-cell>
          <table:table-cell office:value-type="float" office:value="0.416743189333">
            <text:p>0.4167431893</text:p>
          </table:table-cell>
          <table:table-cell office:value-type="float" office:value="0.451847257876">
            <text:p>0.4518472579</text:p>
          </table:table-cell>
          <table:table-cell office:value-type="float" office:value="0.505201685814">
            <text:p>0.5052016858</text:p>
          </table:table-cell>
          <table:table-cell office:value-type="float" office:value="0.626457124155">
            <text:p>0.6264571242</text:p>
          </table:table-cell>
          <table:table-cell table:number-columns-repeated="2" office:value-type="string">
            <text:p>[]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[]</text:p>
          </table:table-cell>
          <table:table-cell office:value-type="float" office:value="0.644848984016">
            <text:p>0.644848984</text:p>
          </table:table-cell>
          <table:table-cell office:value-type="float" office:value="0.524139044621">
            <text:p>0.5241390446</text:p>
          </table:table-cell>
          <table:table-cell office:value-type="float" office:value="0.490971277913">
            <text:p>0.4909712779</text:p>
          </table:table-cell>
          <table:table-cell office:value-type="float" office:value="0.477133370223">
            <text:p>0.4771333702</text:p>
          </table:table-cell>
          <table:table-cell office:value-type="float" office:value="0.479322293286">
            <text:p>0.4793222933</text:p>
          </table:table-cell>
          <table:table-cell office:value-type="float" office:value="0.507385043216">
            <text:p>0.5073850432</text:p>
          </table:table-cell>
          <table:table-cell office:value-type="float" office:value="0.619222161833">
            <text:p>0.6192221618</text:p>
          </table:table-cell>
          <table:table-cell table:number-columns-repeated="3" office:value-type="string">
            <text:p>[]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[]</text:p>
          </table:table-cell>
          <table:table-cell office:value-type="float" office:value="0.646475065848">
            <text:p>0.6464750658</text:p>
          </table:table-cell>
          <table:table-cell office:value-type="float" office:value="0.530989931095">
            <text:p>0.5309899311</text:p>
          </table:table-cell>
          <table:table-cell office:value-type="float" office:value="0.512095989468">
            <text:p>0.5120959895</text:p>
          </table:table-cell>
          <table:table-cell office:value-type="float" office:value="0.527667828684">
            <text:p>0.5276678287</text:p>
          </table:table-cell>
          <table:table-cell office:value-type="float" office:value="0.626959489846">
            <text:p>0.6269594898</text:p>
          </table:table-cell>
          <table:table-cell table:number-columns-repeated="4" office:value-type="string">
            <text:p>[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[]</text:p>
          </table:table-cell>
          <table:table-cell office:value-type="float" office:value="0.653962841492">
            <text:p>0.6539628415</text:p>
          </table:table-cell>
          <table:table-cell office:value-type="float" office:value="0.560845656874">
            <text:p>0.5608456569</text:p>
          </table:table-cell>
          <table:table-cell office:value-type="float" office:value="0.642534941871">
            <text:p>0.6425349419</text:p>
          </table:table-cell>
          <table:table-cell table:number-columns-repeated="5" office:value-type="string">
            <text:p>[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[]</text:p>
          </table:table-cell>
          <table:table-cell office:value-type="float" office:value="0.702993138737">
            <text:p>0.7029931387</text:p>
          </table:table-cell>
          <table:table-cell table:number-columns-repeated="6" office:value-type="string">
            <text:p>[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8T09:41:15</meta:creation-date>
    <dc:date>2014-08-28T13:49:04</dc:date>
    <meta:editing-duration>PT2H48M9S</meta:editing-duration>
    <meta:editing-cycles>1</meta:editing-cycles>
    <meta:document-statistic meta:table-count="1" meta:cell-count="11523" meta:object-count="0"/>
    <meta:generator>LibreOffice/3.6$MacOSX_x86 LibreOffice_project/e29a214-2bbed72-0621de6-a97528c-8f066d</meta:generator>
  </office:meta>
</office:document-meta>
</file>